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4.361cm" fo:min-width="4.114cm" fo:padding-top="0.1cm" fo:padding-bottom="0.1cm" fo:padding-left="0.225cm" fo:padding-right="0.225cm"/>
    </style:style>
    <style:style style:name="gr2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3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4.362cm" fo:min-width="4.114cm" fo:padding-top="0.1cm" fo:padding-bottom="0.1cm" fo:padding-left="0.225cm" fo:padding-right="0.225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888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887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7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11" style:family="graphic">
      <style:graphic-properties style:protect="size"/>
    </style:style>
    <style:style style:name="gr12" style:family="graphic" style:parent-style-name="Default_5f_1">
      <style:graphic-properties svg:stroke-width="0.051cm" svg:stroke-color="#000000" draw:marker-start-width="0.203cm" draw:marker-end-width="0.203cm" draw:fill="hatch" draw:fill-color="#ffffff" draw:fill-hatch-name="Hatching_20_2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13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14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6cm" fo:padding-top="0.1cm" fo:padding-bottom="0.1cm" fo:padding-left="0.225cm" fo:padding-right="0.225cm"/>
    </style:style>
    <style:style style:name="gr15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16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6cm" fo:padding-top="0.1cm" fo:padding-bottom="0.1cm" fo:padding-left="0.225cm" fo:padding-right="0.225cm"/>
    </style:style>
    <style:style style:name="gr17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5cm" fo:padding-top="0.1cm" fo:padding-bottom="0.1cm" fo:padding-left="0.225cm" fo:padding-right="0.225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83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41cm"/>
    </style:style>
    <style:style style:name="gr20" style:family="graphic" style:parent-style-name="Default_5f_1">
      <style:graphic-properties draw:fill="none" draw:textarea-vertical-align="middle" draw:auto-grow-height="false" fo:min-height="2.051cm" fo:min-width="0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86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7cm"/>
    </style:style>
    <style:style style:name="gr23" style:family="graphic" style:parent-style-name="objectwithoutfill">
      <style:graphic-properties svg:stroke-width="0.051cm" svg:stroke-color="#a31f34" draw:marker-start-width="0.268cm" draw:marker-end-width="0.268cm" svg:stroke-linecap="round" draw:fill="none" draw:fill-color="#8fa4bf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fill="none" draw:fill-color="#8fa4bf" draw:textarea-vertical-align="middle"/>
    </style:style>
    <style:style style:name="gr25" style:family="graphic" style:parent-style-name="objectwithoutfill">
      <style:graphic-properties draw:fill="none" draw:fill-color="#8fa4bf" draw:textarea-vertical-align="middle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82cm"/>
    </style:style>
    <style:style style:name="gr27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4cm" fo:padding-top="0.1cm" fo:padding-bottom="0.1cm" fo:padding-left="0.225cm" fo:padding-right="0.225cm"/>
    </style:style>
    <style:style style:name="gr28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4cm" fo:padding-top="0.1cm" fo:padding-bottom="0.1cm" fo:padding-left="0.225cm" fo:padding-right="0.225cm"/>
    </style:style>
    <style:style style:name="gr29" style:family="graphic" style:parent-style-name="Default_5f_1">
      <style:graphic-properties draw:fill="none" draw:textarea-vertical-align="middle" draw:auto-grow-height="false" fo:min-height="2.052cm" fo:min-width="0cm"/>
    </style:style>
    <style:style style:name="gr3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85cm"/>
    </style:style>
    <style:style style:name="gr31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32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4cm" fo:min-width="0.946cm" fo:padding-top="0.1cm" fo:padding-bottom="0.1cm" fo:padding-left="0.225cm" fo:padding-right="0.225cm"/>
    </style:style>
    <style:style style:name="gr33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3cm" fo:min-width="0.944cm" fo:padding-top="0.1cm" fo:padding-bottom="0.1cm" fo:padding-left="0.225cm" fo:padding-right="0.225cm"/>
    </style:style>
    <style:style style:name="gr34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4cm" fo:min-width="0.944cm" fo:padding-top="0.1cm" fo:padding-bottom="0.1cm" fo:padding-left="0.225cm" fo:padding-right="0.225cm"/>
    </style:style>
    <style:style style:name="gr35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1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36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6cm" fo:padding-top="0.1cm" fo:padding-bottom="0.1cm" fo:padding-left="0.225cm" fo:padding-right="0.225cm"/>
    </style:style>
    <style:style style:name="gr37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1" draw:fill-hatch-solid="false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38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6cm" fo:padding-top="0.1cm" fo:padding-bottom="0.1cm" fo:padding-left="0.225cm" fo:padding-right="0.225cm"/>
    </style:style>
    <style:style style:name="gr39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1" draw:fill-hatch-solid="false" draw:textarea-horizontal-align="justify" draw:textarea-vertical-align="middle" draw:auto-grow-height="false" fo:min-height="1.014cm" fo:min-width="0.944cm" fo:padding-top="0.1cm" fo:padding-bottom="0.1cm" fo:padding-left="0.225cm" fo:padding-right="0.225cm"/>
    </style:style>
    <style:style style:name="gr40" style:family="graphic" style:parent-style-name="objectwithoutfill">
      <style:graphic-properties draw:fill="hatch" draw:fill-color="#8fa4bf" draw:fill-hatch-name="Hatching_20_1" draw:fill-hatch-solid="false" draw:textarea-vertical-align="middle"/>
    </style:style>
    <style:style style:name="gr41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3cm" fo:min-width="0.944cm" fo:padding-top="0.1cm" fo:padding-bottom="0.1cm" fo:padding-left="0.225cm" fo:padding-right="0.225cm"/>
    </style:style>
    <style:style style:name="gr42" style:family="graphic" style:parent-style-name="standard">
      <style:graphic-properties draw:stroke="none" draw:fill="none" fo:min-height="0.625cm"/>
    </style:style>
    <style:style style:name="gr43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44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5cm" fo:padding-top="0.1cm" fo:padding-bottom="0.1cm" fo:padding-left="0.225cm" fo:padding-right="0.225cm"/>
    </style:style>
    <style:style style:name="gr45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3cm" fo:min-width="0.945cm" fo:padding-top="0.1cm" fo:padding-bottom="0.1cm" fo:padding-left="0.225cm" fo:padding-right="0.225cm" draw:shadow-offset-x="0.203cm" draw:shadow-offset-y="0.203cm"/>
    </style:style>
    <style:style style:name="gr46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4cm" fo:min-width="0.945cm" fo:padding-top="0.1cm" fo:padding-bottom="0.1cm" fo:padding-left="0.225cm" fo:padding-right="0.225cm" draw:shadow-offset-x="0.203cm" draw:shadow-offset-y="0.203cm"/>
    </style:style>
    <style:style style:name="gr47" style:family="graphic" style:parent-style-name="objectwithoutfill">
      <style:graphic-properties draw:fill="solid" draw:fill-color="#a31f34" draw:textarea-vertical-align="middle" draw:shadow-offset-x="0.203cm" draw:shadow-offset-y="0.203cm"/>
    </style:style>
    <style:style style:name="gr48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4cm" fo:min-width="0.946cm" fo:padding-top="0.1cm" fo:padding-bottom="0.1cm" fo:padding-left="0.225cm" fo:padding-right="0.225cm" draw:shadow-offset-x="0.203cm" draw:shadow-offset-y="0.203cm"/>
    </style:style>
    <style:style style:name="gr49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3cm" fo:min-width="0.946cm" fo:padding-top="0.1cm" fo:padding-bottom="0.1cm" fo:padding-left="0.225cm" fo:padding-right="0.225cm" draw:shadow-offset-x="0.203cm" draw:shadow-offset-y="0.203cm"/>
    </style:style>
    <style:style style:name="gr50" style:family="graphic" style:parent-style-name="objectwithoutfill">
      <style:graphic-properties draw:fill="solid" draw:fill-color="#a31f34" draw:textarea-vertical-align="middle" draw:shadow-offset-x="0.203cm" draw:shadow-offset-y="0.203cm"/>
    </style:style>
    <style:style style:name="gr51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5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482cm"/>
    </style:style>
    <style:style style:name="gr5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48cm"/>
    </style:style>
    <style:style style:name="gr54" style:family="graphic" style:parent-style-name="Default_5f_1">
      <style:graphic-properties draw:fill="none" draw:textarea-vertical-align="middle" draw:auto-grow-height="false" fo:min-height="3.602cm" fo:min-width="0cm"/>
    </style:style>
    <style:style style:name="gr5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7cm"/>
    </style:style>
    <style:style style:name="gr56" style:family="graphic" style:parent-style-name="objectwithoutfill">
      <style:graphic-properties svg:stroke-width="0.051cm" svg:stroke-color="#a31f34" draw:marker-start-width="0.268cm" draw:marker-end-width="0.268cm" svg:stroke-linecap="round" draw:fill="solid" draw:fill-color="#8fa4bf" draw:textarea-vertical-align="middle" fo:padding-top="0.125cm" fo:padding-bottom="0.125cm" fo:padding-left="0.25cm" fo:padding-right="0.25cm"/>
    </style:style>
    <style:style style:name="gr57" style:family="graphic" style:parent-style-name="objectwithoutfill">
      <style:graphic-properties draw:fill="solid" draw:fill-color="#8fa4bf" draw:textarea-vertical-align="middle"/>
    </style:style>
    <style:style style:name="gr58" style:family="graphic" style:parent-style-name="objectwithoutfill">
      <style:graphic-properties draw:fill="solid" draw:fill-color="#8fa4bf" draw:textarea-vertical-align="middle"/>
    </style:style>
    <style:style style:name="gr59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60" style:family="graphic" style:parent-style-name="objectwithoutfill">
      <style:graphic-properties svg:stroke-width="0.051cm" svg:stroke-color="#a31f34" draw:marker-start-width="0.268cm" draw:marker-end-width="0.268cm" svg:stroke-linecap="round" draw:fill="solid" draw:fill-color="#a31f34" draw:textarea-vertical-align="middle" fo:padding-top="0.125cm" fo:padding-bottom="0.125cm" fo:padding-left="0.25cm" fo:padding-right="0.25cm"/>
    </style:style>
    <style:style style:name="gr61" style:family="graphic" style:parent-style-name="objectwithoutfill">
      <style:graphic-properties draw:fill="solid" draw:fill-color="#a31f34" draw:textarea-vertical-align="middle"/>
    </style:style>
    <style:style style:name="gr62" style:family="graphic" style:parent-style-name="objectwithoutfill">
      <style:graphic-properties draw:fill="solid" draw:fill-color="#a31f34" draw:textarea-vertical-align="middle"/>
    </style:style>
    <style:style style:name="gr6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95cm"/>
    </style:style>
    <style:style style:name="gr64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65" style:family="graphic" style:parent-style-name="objectwithoutfill">
      <style:graphic-properties svg:stroke-width="0.051cm" svg:stroke-color="#a31f34" draw:marker-start-width="0.268cm" draw:marker-end-width="0.268cm" svg:stroke-linecap="round" draw:fill="solid" draw:fill-color="#8fa4bf" draw:textarea-vertical-align="middle" fo:padding-top="0.125cm" fo:padding-bottom="0.125cm" fo:padding-left="0.25cm" fo:padding-right="0.25cm"/>
    </style:style>
    <style:style style:name="gr66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67" style:family="graphic" style:parent-style-name="objectwithoutfill">
      <style:graphic-properties svg:stroke-width="0.051cm" svg:stroke-color="#a31f34" draw:marker-start-width="0.268cm" draw:marker-end-width="0.268cm" svg:stroke-linecap="round" draw:fill="solid" draw:fill-color="#a31f34" draw:textarea-vertical-align="middle" fo:padding-top="0.125cm" fo:padding-bottom="0.125cm" fo:padding-left="0.25cm" fo:padding-right="0.25cm"/>
    </style:style>
    <style:style style:name="gr68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3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69" style:family="graphic" style:parent-style-name="Default_5f_1">
      <style:graphic-properties svg:stroke-width="0.051cm" svg:stroke-color="#000000" draw:marker-start-width="0.203cm" draw:marker-end-width="0.203cm" draw:fill="hatch" draw:fill-color="#a31f34" draw:fill-hatch-name="Hatching_20_3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70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3" draw:fill-hatch-solid="false" draw:textarea-horizontal-align="justify" draw:textarea-vertical-align="middle" draw:auto-grow-height="false" fo:min-height="1.781cm" fo:min-width="1.582cm" fo:padding-top="0.1cm" fo:padding-bottom="0.1cm" fo:padding-left="0.225cm" fo:padding-right="0.225cm"/>
    </style:style>
    <style:style style:name="gr71" style:family="graphic" style:parent-style-name="Default_5f_1">
      <style:graphic-properties draw:fill="none" draw:textarea-vertical-align="middle" draw:auto-grow-height="false" fo:min-height="3.602cm" fo:min-width="0cm"/>
    </style:style>
    <style:style style:name="gr72" style:family="graphic" style:parent-style-name="objectwithoutfill">
      <style:graphic-properties svg:stroke-width="0.051cm" svg:stroke-color="#a31f34" draw:marker-start-width="0.268cm" draw:marker-end-width="0.268cm" svg:stroke-linecap="round" draw:fill="none" draw:textarea-vertical-align="middle" fo:padding-top="0.125cm" fo:padding-bottom="0.125cm" fo:padding-left="0.25cm" fo:padding-right="0.25cm"/>
    </style:style>
    <style:style style:name="gr73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74" style:family="graphic" style:parent-style-name="objectwithoutfill">
      <style:graphic-properties svg:stroke-width="0.051cm" svg:stroke-color="#a31f34" draw:marker-start-width="0.268cm" draw:marker-end-width="0.268cm" svg:stroke-linecap="round" draw:fill="none" draw:textarea-vertical-align="middle" fo:padding-top="0.125cm" fo:padding-bottom="0.125cm" fo:padding-left="0.25cm" fo:padding-right="0.25cm"/>
    </style:style>
    <style:style style:name="gr75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3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76" style:family="graphic" style:parent-style-name="Default_5f_1">
      <style:graphic-properties svg:stroke-width="0.051cm" svg:stroke-color="#000000" draw:marker-start-width="0.203cm" draw:marker-end-width="0.203cm" draw:fill="hatch" draw:fill-color="#a31f34" draw:fill-hatch-name="Hatching_20_3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77" style:family="graphic" style:parent-style-name="Default_5f_1">
      <style:graphic-properties svg:stroke-width="0.051cm" svg:stroke-color="#000000" draw:marker-start-width="0.203cm" draw:marker-end-width="0.203cm" draw:fill="none" draw:fill-color="#a31f34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78" style:family="graphic" style:parent-style-name="Default_5f_1">
      <style:graphic-properties svg:stroke-width="0.051cm" svg:stroke-color="#000000" draw:marker-start-width="0.203cm" draw:marker-end-width="0.203cm" draw:fill="none" draw:fill-color="#8fa4bf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79" style:family="graphic" style:parent-style-name="Default_5f_1">
      <style:graphic-properties svg:stroke-width="0.051cm" svg:stroke-color="#000000" draw:marker-start-width="0.203cm" draw:marker-end-width="0.203cm" draw:fill="none" draw:fill-color="#a31f34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/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2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32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center"/>
      <style:text-properties style:text-position="-20% 58%" fo:font-size="36pt" style:font-size-asian="36pt" style:font-size-complex="36pt"/>
    </style:style>
    <style:style style:name="P7" style:family="paragraph">
      <loext:graphic-properties draw:fill="none" draw:fill-color="#ffffff"/>
      <style:text-properties style:text-position="-20% 58%"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hatch" draw:fill-color="#ffffff" draw:fill-hatch-name="Hatching_20_2" draw:fill-hatch-solid="false"/>
      <style:paragraph-properties fo:text-align="center"/>
      <style:text-properties fo:font-size="36pt" style:font-size-asian="36pt" style:font-size-complex="36pt"/>
    </style:style>
    <style:style style:name="P10" style:family="paragraph">
      <loext:graphic-properties draw:fill="none" draw:fill-color="#8fa4bf"/>
      <style:paragraph-properties fo:text-align="center"/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paragraph-properties fo:text-align="center"/>
      <style:text-properties fo:font-size="17.8999996185303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7.8999996185303pt" style:font-size-asian="10.5pt" style:font-size-complex="10.5pt"/>
    </style:style>
    <style:style style:name="P13" style:family="paragraph">
      <loext:graphic-properties draw:fill="none"/>
      <style:paragraph-properties fo:text-align="center"/>
      <style:text-properties style:text-position="-20% 58%" fo:font-size="10.5pt" style:font-size-asian="10.5pt" style:font-size-complex="10.5pt"/>
    </style:style>
    <style:style style:name="P14" style:family="paragraph">
      <loext:graphic-properties draw:fill="none" draw:fill-color="#ffffff"/>
      <style:paragraph-properties fo:text-align="center"/>
      <style:text-properties fo:font-size="17.8999996185303pt" style:font-size-asian="16pt" style:font-size-complex="16pt"/>
    </style:style>
    <style:style style:name="P15" style:family="paragraph">
      <loext:graphic-properties draw:fill="none" draw:fill-color="#8fa4bf"/>
      <style:paragraph-properties fo:text-align="center"/>
      <style:text-properties style:text-position="-20% 58%" fo:font-size="10.5pt" style:font-size-asian="10.5pt" style:font-size-complex="10.5pt"/>
    </style:style>
    <style:style style:name="P16" style:family="paragraph">
      <loext:graphic-properties draw:fill="solid" draw:fill-color="#8fa4bf"/>
      <style:paragraph-properties fo:text-align="center"/>
      <style:text-properties fo:font-size="10.5pt" style:font-size-asian="10.5pt" style:font-size-complex="10.5pt"/>
    </style:style>
    <style:style style:name="P17" style:family="paragraph">
      <loext:graphic-properties draw:fill="hatch" draw:fill-color="#8fa4bf" draw:fill-hatch-name="Hatching_20_1" draw:fill-hatch-solid="false"/>
      <style:paragraph-properties fo:text-align="center"/>
      <style:text-properties fo:font-size="10.5pt" style:font-size-asian="10.5pt" style:font-size-complex="10.5pt"/>
    </style:style>
    <style:style style:name="P18" style:family="paragraph">
      <loext:graphic-properties draw:fill="hatch" draw:fill-color="#8fa4bf" draw:fill-hatch-name="Hatching_20_1" draw:fill-hatch-solid="false"/>
      <style:paragraph-properties fo:text-align="center"/>
      <style:text-properties style:text-position="-20% 58%" fo:font-size="10.5pt" style:font-size-asian="10.5pt" style:font-size-complex="10.5pt"/>
    </style:style>
    <style:style style:name="P19" style:family="paragraph">
      <loext:graphic-properties draw:fill="solid" draw:fill-color="#8fa4bf"/>
      <style:paragraph-properties fo:text-align="center"/>
      <style:text-properties fo:font-size="10.5pt" fo:font-weight="normal" style:font-size-asian="10.5pt" style:font-size-complex="10.5pt"/>
    </style:style>
    <style:style style:name="P20" style:family="paragraph">
      <loext:graphic-properties draw:fill="hatch" draw:fill-color="#8fa4bf" draw:fill-hatch-name="Hatching_20_1" draw:fill-hatch-solid="false"/>
      <style:paragraph-properties fo:text-align="center"/>
      <style:text-properties fo:font-size="10.5pt" fo:font-weight="normal" style:font-size-asian="10.5pt" style:font-size-complex="10.5pt"/>
    </style:style>
    <style:style style:name="P21" style:family="paragraph">
      <style:paragraph-properties fo:text-align="center"/>
      <style:text-properties fo:font-size="10.5pt" fo:font-weight="normal" style:font-size-asian="10.5pt" style:font-size-complex="10.5pt"/>
    </style:style>
    <style:style style:name="P22" style:family="paragraph">
      <loext:graphic-properties draw:fill="none" draw:fill-color="#8fa4bf"/>
      <style:paragraph-properties fo:text-align="center"/>
      <style:text-properties fo:font-size="10.5pt" fo:font-weight="normal" style:font-size-asian="10.5pt" style:font-size-complex="10.5pt"/>
    </style:style>
    <style:style style:name="P23" style:family="paragraph">
      <style:paragraph-properties fo:text-align="center"/>
      <style:text-properties fo:font-weight="normal"/>
    </style:style>
    <style:style style:name="P24" style:family="paragraph">
      <loext:graphic-properties draw:fill="none" draw:fill-color="#ffffff"/>
      <style:paragraph-properties fo:text-align="center"/>
      <style:text-properties fo:font-size="17.8999996185303pt" fo:font-weight="normal" style:font-size-asian="14pt" style:font-size-complex="14pt"/>
    </style:style>
    <style:style style:name="P25" style:family="paragraph">
      <loext:graphic-properties draw:fill="none" draw:fill-color="#ffffff"/>
      <style:paragraph-properties fo:text-align="center"/>
      <style:text-properties fo:font-size="17.8999996185303pt" fo:font-weight="normal" style:font-size-asian="10.5pt" style:font-size-complex="10.5pt"/>
    </style:style>
    <style:style style:name="P26" style:family="paragraph">
      <loext:graphic-properties draw:fill="none"/>
      <style:paragraph-properties fo:text-align="center"/>
      <style:text-properties style:text-position="-20% 58%" fo:font-size="10.5pt" fo:font-weight="normal" style:font-size-asian="10.5pt" style:font-size-complex="10.5pt"/>
    </style:style>
    <style:style style:name="P27" style:family="paragraph">
      <loext:graphic-properties draw:fill="none" draw:fill-color="#ffffff"/>
      <style:paragraph-properties fo:text-align="center"/>
      <style:text-properties fo:font-size="17.8999996185303pt" fo:font-weight="normal" style:font-size-asian="16pt" style:font-size-complex="16pt"/>
    </style:style>
    <style:style style:name="P28" style:family="paragraph">
      <loext:graphic-properties draw:fill="none" draw:fill-color="#8fa4bf"/>
      <style:paragraph-properties fo:text-align="center"/>
      <style:text-properties style:text-position="-20% 58%" fo:font-size="10.5pt" fo:font-weight="normal" style:font-size-asian="10.5pt" style:font-size-complex="10.5pt"/>
    </style:style>
    <style:style style:name="P29" style:family="paragraph">
      <loext:graphic-properties draw:fill="solid" draw:fill-color="#8fa4bf"/>
      <style:paragraph-properties fo:text-align="center"/>
      <style:text-properties fo:font-size="10.5pt" fo:font-weight="normal" style:font-size-asian="10.5pt" style:font-weight-asian="bold" style:font-size-complex="10.5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16pt" fo:font-weight="normal" style:font-size-asian="10pt" style:font-size-complex="10pt"/>
    </style:style>
    <style:style style:name="P31" style:family="paragraph">
      <loext:graphic-properties draw:fill="none"/>
      <style:paragraph-properties fo:text-align="center"/>
      <style:text-properties style:text-position="-20% 58%" fo:font-size="10pt" fo:font-weight="normal" style:font-size-asian="10pt" style:font-size-complex="10pt"/>
    </style:style>
    <style:style style:name="P32" style:family="paragraph">
      <loext:graphic-properties draw:fill="none"/>
      <style:paragraph-properties fo:text-align="center"/>
      <style:text-properties fo:font-weight="normal"/>
    </style:style>
    <style:style style:name="P33" style:family="paragraph">
      <style:paragraph-properties fo:text-align="center"/>
      <style:text-properties fo:font-size="10.5pt" style:font-size-asian="10.5pt" style:font-size-complex="10.5pt"/>
    </style:style>
    <style:style style:name="P34" style:family="paragraph">
      <loext:graphic-properties draw:fill="solid" draw:fill-color="#a31f34"/>
      <style:paragraph-properties fo:text-align="center"/>
      <style:text-properties fo:font-size="10.5pt" fo:font-weight="normal" style:font-size-asian="10.5pt" style:font-size-complex="10.5pt"/>
    </style:style>
    <style:style style:name="P35" style:family="paragraph">
      <loext:graphic-properties draw:fill="solid" draw:fill-color="#a31f34"/>
      <style:paragraph-properties fo:text-align="center"/>
      <style:text-properties style:text-position="-20% 58%" fo:font-size="10.5pt" fo:font-weight="normal" style:font-size-asian="10.5pt" style:font-size-complex="10.5pt"/>
    </style:style>
    <style:style style:name="P36" style:family="paragraph">
      <loext:graphic-properties draw:fill="none" draw:fill-color="#ffffff"/>
      <style:paragraph-properties fo:text-align="center"/>
      <style:text-properties fo:font-size="16pt" fo:font-weight="normal" style:font-size-asian="13pt" style:font-size-complex="13pt"/>
    </style:style>
    <style:style style:name="P37" style:family="paragraph">
      <loext:graphic-properties draw:fill="hatch" draw:fill-color="#8fa4bf" draw:fill-hatch-name="Hatching_20_1" draw:fill-hatch-solid="false"/>
      <style:paragraph-properties fo:text-align="center"/>
      <style:text-properties style:text-position="-20% 58%" fo:font-size="10.5pt" fo:font-weight="normal" style:font-size-asian="10.5pt" style:font-size-complex="10.5pt"/>
    </style:style>
    <style:style style:name="P38" style:family="paragraph">
      <loext:graphic-properties draw:fill="solid" draw:fill-color="#8fa4bf"/>
      <style:paragraph-properties fo:text-align="center"/>
    </style:style>
    <style:style style:name="P39" style:family="paragraph">
      <loext:graphic-properties draw:fill="none" draw:fill-color="#ffffff"/>
      <style:paragraph-properties fo:text-align="center"/>
      <style:text-properties fo:font-size="17.8999996185303pt"/>
    </style:style>
    <style:style style:name="P40" style:family="paragraph">
      <loext:graphic-properties draw:fill="none" draw:fill-color="#ffffff"/>
      <style:paragraph-properties fo:text-align="start"/>
      <style:text-properties fo:font-size="17.8999996185303pt"/>
    </style:style>
    <style:style style:name="P41" style:family="paragraph">
      <loext:graphic-properties draw:fill="none"/>
      <style:paragraph-properties fo:text-align="center"/>
      <style:text-properties style:text-position="-20% 58%"/>
    </style:style>
    <style:style style:name="P42" style:family="paragraph">
      <loext:graphic-properties draw:fill="solid" draw:fill-color="#8fa4bf"/>
      <style:paragraph-properties fo:text-align="center"/>
      <style:text-properties style:text-position="-20% 58%"/>
    </style:style>
    <style:style style:name="P43" style:family="paragraph">
      <loext:graphic-properties draw:fill="solid" draw:fill-color="#a31f34"/>
      <style:paragraph-properties fo:text-align="center"/>
    </style:style>
    <style:style style:name="P44" style:family="paragraph">
      <loext:graphic-properties draw:fill="solid" draw:fill-color="#a31f34"/>
      <style:paragraph-properties fo:text-align="center"/>
      <style:text-properties style:text-position="-20% 58%"/>
    </style:style>
    <style:style style:name="P45" style:family="paragraph">
      <loext:graphic-properties draw:fill="solid" draw:fill-color="#8fa4bf"/>
      <style:paragraph-properties fo:text-align="center"/>
      <style:text-properties fo:font-size="16pt" style:font-size-asian="16pt" style:font-size-complex="16pt"/>
    </style:style>
    <style:style style:name="P46" style:family="paragraph">
      <loext:graphic-properties draw:fill="solid" draw:fill-color="#8fa4bf"/>
      <style:paragraph-properties fo:text-align="center"/>
      <style:text-properties style:text-position="-20% 58%" fo:font-size="16pt" style:font-size-asian="16pt" style:font-size-complex="16pt"/>
    </style:style>
    <style:style style:name="P47" style:family="paragraph">
      <loext:graphic-properties draw:fill="solid" draw:fill-color="#a31f34"/>
      <style:paragraph-properties fo:text-align="center"/>
      <style:text-properties fo:font-size="16pt" style:font-size-asian="16pt" style:font-size-complex="16pt"/>
    </style:style>
    <style:style style:name="P48" style:family="paragraph">
      <loext:graphic-properties draw:fill="solid" draw:fill-color="#a31f34"/>
      <style:paragraph-properties fo:text-align="center"/>
      <style:text-properties style:text-position="-20% 58%" fo:font-size="16pt" style:font-size-asian="16pt" style:font-size-complex="16pt"/>
    </style:style>
    <style:style style:name="P49" style:family="paragraph">
      <loext:graphic-properties draw:fill="hatch" draw:fill-color="#8fa4bf" draw:fill-hatch-name="Hatching_20_3" draw:fill-hatch-solid="false"/>
      <style:paragraph-properties fo:text-align="center"/>
      <style:text-properties fo:font-size="16pt" style:font-size-asian="16pt" style:font-size-complex="16pt"/>
    </style:style>
    <style:style style:name="P50" style:family="paragraph">
      <loext:graphic-properties draw:fill="hatch" draw:fill-color="#a31f34" draw:fill-hatch-name="Hatching_20_3" draw:fill-hatch-solid="false"/>
      <style:paragraph-properties fo:text-align="center"/>
      <style:text-properties fo:font-size="16pt" style:font-size-asian="16pt" style:font-size-complex="16pt"/>
    </style:style>
    <style:style style:name="P51" style:family="paragraph">
      <loext:graphic-properties draw:fill="solid" draw:fill-color="#a31f34"/>
      <style:paragraph-properties fo:text-align="center"/>
      <style:text-properties style:text-position="-20% 58%" fo:font-size="15pt" style:font-size-asian="15pt" style:font-size-complex="15pt"/>
    </style:style>
    <style:style style:name="P5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53" style:family="paragraph">
      <loext:graphic-properties draw:fill="none" draw:fill-color="#ffffff"/>
      <style:paragraph-properties fo:text-align="center"/>
      <style:text-properties fo:font-size="18pt" style:font-size-asian="20pt" style:font-size-complex="20pt"/>
    </style:style>
    <style:style style:name="P54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55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56" style:family="paragraph">
      <loext:graphic-properties draw:fill="none"/>
      <style:paragraph-properties fo:text-align="center"/>
      <style:text-properties style:text-position="-20% 58%" fo:font-size="18pt" style:font-size-asian="18pt" style:font-size-complex="18pt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loext:graphic-properties draw:fill-color="#ffffff"/>
    </style:style>
    <style:style style:name="P59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60" style:family="paragraph">
      <loext:graphic-properties draw:fill="none"/>
      <style:paragraph-properties fo:text-align="center"/>
      <style:text-properties style:text-position="-20% 58%" fo:font-size="16pt" style:font-size-asian="16pt" style:font-size-complex="16pt"/>
    </style:style>
    <style:style style:name="P61" style:family="paragraph">
      <loext:graphic-properties draw:fill="hatch" draw:fill-color="#8fa4bf" draw:fill-hatch-name="Hatching_20_3" draw:fill-hatch-solid="false"/>
      <style:paragraph-properties fo:text-align="center"/>
    </style:style>
    <style:style style:name="P62" style:family="paragraph">
      <loext:graphic-properties draw:fill="hatch" draw:fill-color="#a31f34" draw:fill-hatch-name="Hatching_20_3" draw:fill-hatch-solid="false"/>
      <style:paragraph-properties fo:text-align="center"/>
    </style:style>
    <style:style style:name="P63" style:family="paragraph">
      <loext:graphic-properties draw:fill="none" draw:fill-color="#8fa4bf"/>
      <style:paragraph-properties fo:text-align="center"/>
    </style:style>
    <style:style style:name="P64" style:family="paragraph">
      <loext:graphic-properties draw:fill="none" draw:fill-color="#a31f34"/>
      <style:paragraph-properties fo:text-align="center"/>
    </style:style>
    <style:style style:name="P65" style:family="paragraph">
      <loext:graphic-properties draw:fill="none" draw:fill-color="#8fa4bf" draw:fill-hatch-solid="false"/>
      <style:paragraph-properties fo:text-align="center"/>
    </style:style>
    <style:style style:name="P66" style:family="paragraph">
      <loext:graphic-properties draw:fill="none" draw:fill-color="#a31f34" draw:fill-hatch-solid="fals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20% 58%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Raleway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text-position="-20% 58%" fo:font-size="10.5pt" style:font-size-asian="10.5pt" style:font-size-complex="10.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Raleway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fo:font-weight="normal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Raleway" fo:font-size="16pt" fo:font-style="normal" fo:text-shadow="none" style:text-underline-style="none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Raleway" fo:font-size="16pt" fo:font-style="normal" fo:text-shadow="none" style:text-underline-style="none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weight-asian="bold" style:font-size-complex="15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position="-20% 58%" fo:font-size="10pt" style:font-size-asian="10pt" style:font-size-complex="10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style:text-position="-20% 58%" fo:font-size="13pt" style:font-size-asian="13pt" style:font-size-complex="13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Raleway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Raleway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-20% 58%" fo:font-size="18pt" style:font-size-asian="18pt" style:font-size-complex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text-position="-20% 58%"/>
    </style:style>
    <style:style style:name="T23" style:family="text">
      <style:text-properties style:text-position="-20% 58%" fo:font-size="16pt" style:font-size-asian="16pt" style:font-size-complex="16pt"/>
    </style:style>
    <style:style style:name="T24" style:family="text">
      <style:text-properties style:text-position="-20% 58%" fo:font-size="15pt" style:font-size-asian="15pt" style:font-size-complex="15pt"/>
    </style:style>
    <style:style style:name="T2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4.564cm" svg:height="4.561cm" svg:x="7.533cm" svg:y="4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2" draw:text-style-name="P1" xml:id="id1" draw:id="id1" draw:layer="layout" svg:width="4.563cm" svg:height="4.561cm" svg:x="7.537cm" svg:y="8.788cm" svg:viewBox="0 0 4564 4562" svg:d="M0 4562c0-1521 0-3041 0-4562 1521 0 3044 0 4564 0 0 1521 0 3041 0 4562-1520 0-3043 0-4564 0z">
          <text:p/>
        </draw:path>
        <draw:custom-shape draw:style-name="gr3" draw:text-style-name="P1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6cm" svg:height="6.138cm" svg:x="7.528cm" svg:y="1.364cm">
          <draw:text-box>
            <text:p text:style-name="P2"><text:span text:style-name="T1">M</text:span><text:span text:style-name="T2">i</text:span><text:span text:style-name="T1">(0)=1</text:span></text:p>
          </draw:text-box>
        </draw:frame>
        <draw:frame draw:style-name="gr4" draw:text-style-name="P3" draw:layer="layout" svg:width="4.561cm" svg:height="6.138cm" svg:x="12.088cm" svg:y="1.364cm">
          <draw:text-box>
            <text:p text:style-name="P2"><text:span text:style-name="T1">M</text:span><text:span text:style-name="T2">i</text:span><text:span text:style-name="T1">(0)=0</text:span></text:p>
          </draw:text-box>
        </draw:frame>
        <draw:frame draw:style-name="gr5" draw:text-style-name="P5" draw:layer="layout" svg:width="4.561cm" svg:height="6.137cm" svg:x="2.286cm" svg:y="5.685cm">
          <draw:text-box>
            <text:p text:style-name="P4"><text:span text:style-name="T1">M</text:span><text:span text:style-name="T2">i</text:span><text:span text:style-name="T1">(1)=1</text:span></text:p>
          </draw:text-box>
        </draw:frame>
        <draw:frame draw:style-name="gr6" draw:text-style-name="P5" draw:layer="layout" svg:width="4.572cm" svg:height="2.326cm" svg:x="2.286cm" svg:y="10.336cm">
          <draw:text-box>
            <text:p text:style-name="P4"><text:span text:style-name="T1">M</text:span><text:span text:style-name="T2">i</text:span><text:span text:style-name="T1">(1)=0</text:span></text:p>
          </draw:text-box>
        </draw:frame>
        <draw:connector draw:style-name="gr7" draw:text-style-name="P6" draw:layer="layout" draw:type="curve" svg:x1="14.539cm" svg:y1="6.489cm" svg:x2="14.539cm" svg:y2="11.049cm" svg:d="M14539 6489v4560" svg:viewBox="0 0 1 4561">
          <text:p/>
        </draw:connector>
        <draw:frame draw:style-name="gr8" draw:text-style-name="P3" draw:layer="layout" svg:width="4.56cm" svg:height="4cm" svg:x="7.533cm" svg:y="4.788cm">
          <draw:text-box>
            <text:p text:style-name="P2"><text:span text:style-name="T3"/></text:p>
            <text:p text:style-name="P2"><text:span text:style-name="T4">always stop</text:span></text:p>
            <text:p text:style-name="P2"><text:span text:style-name="T4">(violent crime)</text:span></text:p>
          </draw:text-box>
        </draw:frame>
        <draw:connector draw:style-name="gr9" draw:text-style-name="P6" draw:layer="layout" draw:type="curve" svg:x1="10.015cm" svg:y1="6.203cm" svg:x2="9.819cm" svg:y2="8.788cm" draw:end-shape="id1" svg:d="M10015 6203c0 1545-196 253-196 2585" svg:viewBox="0 0 197 2586">
          <text:p text:style-name="P2"/>
        </draw:connector>
        <draw:frame draw:style-name="gr8" draw:text-style-name="P3" draw:layer="layout" svg:width="4.56cm" svg:height="4cm" svg:x="12.133cm" svg:y="4.788cm">
          <draw:text-box>
            <text:p text:style-name="P2"><text:span text:style-name="T3"/></text:p>
            <text:p text:style-name="P2"><text:span text:style-name="T4">stop if black</text:span></text:p>
            <text:p text:style-name="P2"><text:span text:style-name="T4">(jaywalking)</text:span></text:p>
          </draw:text-box>
        </draw:frame>
        <draw:frame draw:style-name="gr8" draw:text-style-name="P3" draw:layer="layout" svg:width="4.564cm" svg:height="4cm" svg:x="7.529cm" svg:y="9.35cm">
          <draw:text-box>
            <text:p text:style-name="P2"><text:span text:style-name="T3"/></text:p>
            <text:p text:style-name="P2"><text:span text:style-name="T4">stop if white</text:span></text:p>
            <text:p text:style-name="P2"><text:span text:style-name="T4">(assume none)</text:span></text:p>
          </draw:text-box>
        </draw:frame>
        <draw:frame draw:style-name="gr8" draw:text-style-name="P3" draw:layer="layout" svg:width="4.56cm" svg:height="4cm" svg:x="12.132cm" svg:y="9.35cm">
          <draw:text-box>
            <text:p text:style-name="P2"><text:span text:style-name="T3"/></text:p>
            <text:p text:style-name="P2"><text:span text:style-name="T4">never stop</text:span></text:p>
            <text:p text:style-name="P2"><text:span text:style-name="T4">(ask directions)</text:span></text:p>
          </draw:text-box>
        </draw:frame>
        <draw:frame draw:style-name="gr10" draw:text-style-name="P7" draw:layer="layout" svg:width="20.198cm" svg:height="0.996cm" svg:x="0cm" svg:y="14.089cm">
          <draw:text-box>
            <text:p><text:span text:style-name="T5">principal </text:span><text:span text:style-name="T5">stratification wrt M </text:span><text:span text:style-name="T5">(Frangakis &amp; Rubin </text:span><text:span text:style-name="T5">2002)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4.564cm" svg:height="4.561cm" svg:x="7.533cm" svg:y="4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2" draw:text-style-name="P1" xml:id="id2" draw:id="id2" draw:layer="layout" svg:width="4.563cm" svg:height="4.561cm" svg:x="7.537cm" svg:y="8.788cm" svg:viewBox="0 0 4564 4562" svg:d="M0 4562c0-1521 0-3041 0-4562 1521 0 3044 0 4564 0 0 1521 0 3041 0 4562-1520 0-3043 0-4564 0z">
          <text:p/>
        </draw:path>
        <draw:custom-shape draw:style-name="gr3" draw:text-style-name="P1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6cm" svg:height="6.138cm" svg:x="7.528cm" svg:y="1.364cm">
          <draw:text-box>
            <text:p text:style-name="P2"><text:span text:style-name="T1">M</text:span><text:span text:style-name="T2">i</text:span><text:span text:style-name="T1">(0</text:span><text:span text:style-name="T1">)=</text:span><text:span text:style-name="T1">1</text:span></text:p>
          </draw:text-box>
        </draw:frame>
        <draw:frame draw:style-name="gr4" draw:text-style-name="P3" draw:layer="layout" svg:width="4.561cm" svg:height="6.138cm" svg:x="12.088cm" svg:y="1.364cm">
          <draw:text-box>
            <text:p text:style-name="P2"><text:span text:style-name="T1">M</text:span><text:span text:style-name="T2">i</text:span><text:span text:style-name="T1">(0</text:span><text:span text:style-name="T1">)=</text:span><text:span text:style-name="T1">0</text:span></text:p>
          </draw:text-box>
        </draw:frame>
        <draw:frame draw:style-name="gr5" draw:text-style-name="P5" draw:layer="layout" svg:width="4.561cm" svg:height="6.137cm" svg:x="2.286cm" svg:y="5.685cm">
          <draw:text-box>
            <text:p text:style-name="P4"><text:span text:style-name="T1">M</text:span><text:span text:style-name="T2">i</text:span><text:span text:style-name="T1">(1)</text:span><text:span text:style-name="T1">=1</text:span></text:p>
          </draw:text-box>
        </draw:frame>
        <draw:frame draw:style-name="gr6" draw:text-style-name="P5" draw:layer="layout" svg:width="4.572cm" svg:height="2.326cm" svg:x="2.286cm" svg:y="10.336cm">
          <draw:text-box>
            <text:p text:style-name="P4"><text:span text:style-name="T1">M</text:span><text:span text:style-name="T2">i</text:span><text:span text:style-name="T1">(1)</text:span><text:span text:style-name="T1">=0</text:span></text:p>
          </draw:text-box>
        </draw:frame>
        <draw:connector draw:style-name="gr7" draw:text-style-name="P6" draw:layer="layout" draw:type="curve" svg:x1="14.539cm" svg:y1="6.489cm" svg:x2="14.539cm" svg:y2="11.049cm" svg:d="M14539 6489v4560" svg:viewBox="0 0 1 4561">
          <text:p/>
        </draw:connector>
        <draw:frame draw:style-name="gr8" draw:text-style-name="P3" draw:layer="layout" svg:width="4.56cm" svg:height="4cm" svg:x="7.533cm" svg:y="4.788cm">
          <draw:text-box>
            <text:p text:style-name="P2"><text:span text:style-name="T3"/></text:p>
            <text:p text:style-name="P2"><text:span text:style-name="T4">alw</text:span><text:span text:style-name="T4">ays </text:span><text:span text:style-name="T4">sto</text:span><text:span text:style-name="T4">p</text:span></text:p>
            <text:p text:style-name="P2"><text:span text:style-name="T4">(vio</text:span><text:span text:style-name="T4">len</text:span><text:span text:style-name="T4">t </text:span><text:span text:style-name="T4">cri</text:span><text:span text:style-name="T4">me</text:span><text:span text:style-name="T4">)</text:span></text:p>
          </draw:text-box>
        </draw:frame>
        <draw:connector draw:style-name="gr9" draw:text-style-name="P6" draw:layer="layout" draw:type="curve" svg:x1="10.015cm" svg:y1="6.203cm" svg:x2="9.819cm" svg:y2="8.788cm" draw:end-shape="id2" svg:d="M10015 6203c0 1545-196 253-196 2585" svg:viewBox="0 0 197 2586">
          <text:p/>
        </draw:connector>
        <draw:frame draw:style-name="gr8" draw:text-style-name="P3" draw:layer="layout" svg:width="4.56cm" svg:height="4cm" svg:x="12.133cm" svg:y="4.788cm">
          <draw:text-box>
            <text:p text:style-name="P2"><text:span text:style-name="T3"/></text:p>
            <text:p text:style-name="P2"><text:span text:style-name="T4">sto</text:span><text:span text:style-name="T4">p if </text:span><text:span text:style-name="T4">bla</text:span><text:span text:style-name="T4">ck</text:span></text:p>
            <text:p text:style-name="P2"><text:span text:style-name="T4">(jay</text:span><text:span text:style-name="T4">wal</text:span><text:span text:style-name="T4">kin</text:span><text:span text:style-name="T4">g)</text:span></text:p>
          </draw:text-box>
        </draw:frame>
        <draw:frame draw:style-name="gr8" draw:text-style-name="P3" draw:layer="layout" svg:width="4.564cm" svg:height="4cm" svg:x="7.529cm" svg:y="9.35cm">
          <draw:text-box>
            <text:p text:style-name="P2"><text:span text:style-name="T3"/></text:p>
            <text:p text:style-name="P2"><text:span text:style-name="T4">sto</text:span><text:span text:style-name="T4">p if </text:span><text:span text:style-name="T4">whi</text:span><text:span text:style-name="T4">te</text:span></text:p>
            <text:p text:style-name="P2"><text:span text:style-name="T4">(as</text:span><text:span text:style-name="T4">su</text:span><text:span text:style-name="T4">me </text:span><text:span text:style-name="T4">no</text:span><text:span text:style-name="T4">ne)</text:span></text:p>
          </draw:text-box>
        </draw:frame>
        <draw:frame draw:style-name="gr8" draw:text-style-name="P3" draw:layer="layout" svg:width="4.56cm" svg:height="4cm" svg:x="12.132cm" svg:y="9.35cm">
          <draw:text-box>
            <text:p text:style-name="P2"><text:span text:style-name="T3"/></text:p>
            <text:p text:style-name="P2"><text:span text:style-name="T4">nev</text:span><text:span text:style-name="T4">er </text:span><text:span text:style-name="T4">sto</text:span><text:span text:style-name="T4">p</text:span></text:p>
            <text:p text:style-name="P2"><text:span text:style-name="T4">(as</text:span><text:span text:style-name="T4">k </text:span><text:span text:style-name="T4">dir</text:span><text:span text:style-name="T4">ecti</text:span><text:span text:style-name="T4">ons</text:span><text:span text:style-name="T4">)</text:span></text:p>
          </draw:text-box>
        </draw:frame>
        <draw:frame draw:style-name="gr10" draw:text-style-name="P7" draw:layer="layout" svg:width="20.198cm" svg:height="0.996cm" svg:x="0cm" svg:y="14.089cm">
          <draw:text-box>
            <text:p><text:span text:style-name="T5">pri</text:span><text:span text:style-name="T5">nci</text:span><text:span text:style-name="T5">pal </text:span><text:span text:style-name="T5">str</text:span><text:span text:style-name="T5">ati</text:span><text:span text:style-name="T5">fic</text:span><text:span text:style-name="T5">ati</text:span><text:span text:style-name="T5">on </text:span><text:span text:style-name="T5">wr</text:span><text:span text:style-name="T5">t M </text:span><text:span text:style-name="T5">(Fr</text:span><text:span text:style-name="T5">an</text:span><text:span text:style-name="T5">ga</text:span><text:span text:style-name="T5">kis </text:span><text:span text:style-name="T5">&amp; </text:span><text:span text:style-name="T5">Ru</text:span><text:span text:style-name="T5">bin </text:span><text:span text:style-name="T5">20</text:span><text:span text:style-name="T5">02)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4.564cm" svg:height="4.561cm" svg:x="7.533cm" svg:y="4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12" draw:text-style-name="P9" xml:id="id3" draw:id="id3" draw:layer="layout" svg:width="4.563cm" svg:height="4.561cm" svg:x="7.533cm" svg:y="8.788cm" svg:viewBox="0 0 4564 4562" svg:d="M0 4562c0-1521 0-3041 0-4562 1521 0 3044 0 4564 0 0 1521 0 3041 0 4562-1520 0-3043 0-4564 0z">
          <text:p/>
        </draw:path>
        <draw:custom-shape draw:style-name="gr3" draw:text-style-name="P1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6cm" svg:height="6.138cm" svg:x="7.528cm" svg:y="1.364cm">
          <draw:text-box>
            <text:p text:style-name="P2"><text:span text:style-name="T1">M</text:span><text:span text:style-name="T2">i</text:span><text:span text:style-name="T1">(0)=1</text:span></text:p>
          </draw:text-box>
        </draw:frame>
        <draw:frame draw:style-name="gr4" draw:text-style-name="P3" draw:layer="layout" svg:width="4.561cm" svg:height="6.138cm" svg:x="12.088cm" svg:y="1.364cm">
          <draw:text-box>
            <text:p text:style-name="P2"><text:span text:style-name="T1">M</text:span><text:span text:style-name="T2">i</text:span><text:span text:style-name="T1">(0)=0</text:span></text:p>
          </draw:text-box>
        </draw:frame>
        <draw:frame draw:style-name="gr5" draw:text-style-name="P5" draw:layer="layout" svg:width="4.561cm" svg:height="6.137cm" svg:x="2.286cm" svg:y="5.685cm">
          <draw:text-box>
            <text:p text:style-name="P4"><text:span text:style-name="T1">M</text:span><text:span text:style-name="T2">i</text:span><text:span text:style-name="T1">(1)=1</text:span></text:p>
          </draw:text-box>
        </draw:frame>
        <draw:frame draw:style-name="gr6" draw:text-style-name="P5" draw:layer="layout" svg:width="4.572cm" svg:height="2.326cm" svg:x="2.286cm" svg:y="10.336cm">
          <draw:text-box>
            <text:p text:style-name="P4"><text:span text:style-name="T1">M</text:span><text:span text:style-name="T2">i</text:span><text:span text:style-name="T1">(1)=0</text:span></text:p>
          </draw:text-box>
        </draw:frame>
        <draw:connector draw:style-name="gr7" draw:text-style-name="P6" draw:layer="layout" draw:type="curve" svg:x1="14.539cm" svg:y1="6.489cm" svg:x2="14.539cm" svg:y2="11.049cm" svg:d="M14539 6489v4560" svg:viewBox="0 0 1 4561">
          <text:p/>
        </draw:connector>
        <draw:frame draw:style-name="gr8" draw:text-style-name="P3" draw:layer="layout" svg:width="4.56cm" svg:height="4cm" svg:x="7.533cm" svg:y="4.788cm">
          <draw:text-box>
            <text:p text:style-name="P2"><text:span text:style-name="T3"/></text:p>
            <text:p text:style-name="P2"><text:span text:style-name="T4">always stop</text:span></text:p>
            <text:p text:style-name="P2"><text:span text:style-name="T6">(</text:span><text:span text:style-name="T4">violent crime)</text:span></text:p>
          </draw:text-box>
        </draw:frame>
        <draw:connector draw:style-name="gr9" draw:text-style-name="P6" draw:layer="layout" draw:type="curve" svg:x1="10.015cm" svg:y1="6.203cm" svg:x2="9.815cm" svg:y2="8.788cm" draw:end-shape="id3" svg:d="M10015 6203c0 1545-200 253-200 2585" svg:viewBox="0 0 201 2586">
          <text:p text:style-name="P2"/>
        </draw:connector>
        <draw:frame draw:style-name="gr8" draw:text-style-name="P3" draw:layer="layout" svg:width="4.56cm" svg:height="4cm" svg:x="12.133cm" svg:y="4.788cm">
          <draw:text-box>
            <text:p text:style-name="P2"><text:span text:style-name="T3"/></text:p>
            <text:p text:style-name="P2"><text:span text:style-name="T4">stop </text:span><text:span text:style-name="T4">if </text:span><text:span text:style-name="T4">blac</text:span><text:span text:style-name="T4">k</text:span></text:p>
            <text:p text:style-name="P2"><text:span text:style-name="T4">(jayw</text:span><text:span text:style-name="T4">alkin</text:span><text:span text:style-name="T4">g)</text:span></text:p>
          </draw:text-box>
        </draw:frame>
        <draw:frame draw:style-name="gr8" draw:text-style-name="P3" draw:layer="layout" svg:width="4.564cm" svg:height="4cm" svg:x="7.529cm" svg:y="9.35cm">
          <draw:text-box>
            <text:p text:style-name="P2"><text:span text:style-name="T3"/></text:p>
            <text:p text:style-name="P2"><text:span text:style-name="T4">stop </text:span><text:span text:style-name="T4">if </text:span><text:span text:style-name="T4">white</text:span></text:p>
            <text:p text:style-name="P2"><text:span text:style-name="T4">(assu</text:span><text:span text:style-name="T4">me </text:span><text:span text:style-name="T4">none</text:span><text:span text:style-name="T4">)</text:span></text:p>
          </draw:text-box>
        </draw:frame>
        <draw:frame draw:style-name="gr8" draw:text-style-name="P3" draw:layer="layout" svg:width="4.56cm" svg:height="4cm" svg:x="12.132cm" svg:y="9.35cm">
          <draw:text-box>
            <text:p text:style-name="P2"><text:span text:style-name="T3"/></text:p>
            <text:p text:style-name="P2"><text:span text:style-name="T4">never </text:span><text:span text:style-name="T4">stop</text:span></text:p>
            <text:p text:style-name="P2"><text:span text:style-name="T4">(ask </text:span><text:span text:style-name="T4">direc</text:span><text:span text:style-name="T4">tions)</text:span></text:p>
          </draw:text-box>
        </draw:frame>
        <draw:frame draw:style-name="gr10" draw:text-style-name="P7" draw:layer="layout" svg:width="20.198cm" svg:height="0.996cm" svg:x="0cm" svg:y="14.089cm">
          <draw:text-box>
            <text:p><text:span text:style-name="T5">prin</text:span><text:span text:style-name="T5">cip</text:span><text:span text:style-name="T5">al </text:span><text:span text:style-name="T5">stra</text:span><text:span text:style-name="T5">tific</text:span><text:span text:style-name="T5">atio</text:span><text:span text:style-name="T5">n </text:span><text:span text:style-name="T5">wrt </text:span><text:span text:style-name="T5">M </text:span><text:span text:style-name="T5">(Fra</text:span><text:span text:style-name="T5">nga</text:span><text:span text:style-name="T5">kis </text:span><text:span text:style-name="T5">&amp; </text:span><text:span text:style-name="T5">Ru</text:span><text:span text:style-name="T5">bin </text:span><text:span text:style-name="T5">200</text:span><text:span text:style-name="T5">2)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13" draw:text-style-name="P10" draw:layer="layout" svg:width="1.395cm" svg:height="1.214cm" svg:x="5.059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4" draw:id="id4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6.453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6.453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2cm" svg:height="1.633cm" svg:x="4.949cm" svg:y="1.034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2cm" svg:height="1.633cm" svg:x="6.204cm" svg:y="1.034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3.153cm" svg:y="2.088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3.141cm" svg:y="3.23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.569cm" svg:y="2.539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69cm" svg:y="5.63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5cm" svg:y="0.221cm">
          <draw:text-box>
            <text:p text:style-name="P2"><text:span text:style-name="T6">E[ Y</text:span><text:span text:style-name="T9">i</text:span><text:span text:style-name="T6">(</text:span><text:span text:style-name="T6">1, 1</text:span><text:span text:style-name="T4">) | . </text:span><text:span text:style-name="T4">. . ]</text:span></text:p>
          </draw:text-box>
        </draw:frame>
        <draw:line draw:style-name="gr23" draw:text-style-name="P15" draw:layer="layout" svg:x1="5.786cm" svg:y1="2.362cm" svg:x2="5.786cm" svg:y2="5.398cm">
          <text:p/>
        </draw:line>
        <draw:connector draw:style-name="gr24" draw:text-style-name="P15" draw:layer="layout" draw:type="curve" svg:x1="7.201cm" svg:y1="2.302cm" svg:x2="7.201cm" svg:y2="3.515cm" svg:d="M7201 2302v1213" svg:viewBox="0 0 1 1214">
          <text:p/>
        </draw:connector>
        <draw:connector draw:style-name="gr24" draw:text-style-name="P15" draw:layer="layout" draw:type="curve" svg:x1="5.777cm" svg:y1="2.379cm" svg:x2="5.77cm" svg:y2="5.261cm" svg:d="M5777 2379c0 2161-7 721-7 2882" svg:viewBox="0 0 8 2883">
          <text:p/>
        </draw:connector>
        <draw:connector draw:style-name="gr25" draw:text-style-name="P15" draw:layer="layout" draw:type="curve" svg:x1="5.846cm" svg:y1="2.235cm" svg:x2="5.755cm" svg:y2="2.914cm" draw:end-shape="id4" svg:d="M5846 2235c0 115-91-224-91 679" svg:viewBox="0 0 92 680">
          <text:p text:style-name="P2"><text:span text:style-name="T8"/></text:p>
        </draw:connector>
        <draw:connector draw:style-name="gr24" draw:text-style-name="P15" draw:layer="layout" draw:type="curve" svg:x1="5.68cm" svg:y1="2.295cm" svg:x2="5.672cm" svg:y2="5.345cm" svg:d="M5680 2295c0 2288-8 763-8 3050" svg:viewBox="0 0 9 3051">
          <text:p/>
        </draw:connector>
        <draw:frame draw:style-name="gr18" draw:text-style-name="P12" draw:layer="layout" svg:width="1.887cm" svg:height="1.633cm" svg:x="3.154cm" svg:y="5.038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3.142cm" svg:y="6.146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27" draw:text-style-name="P10" draw:layer="layout" svg:width="1.394cm" svg:height="1.214cm" svg:x="15.314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5" draw:id="id5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4" draw:text-style-name="P10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5cm" svg:y="1.048cm">
          <draw:text-box>
            <text:p text:style-name="P2"><text:span text:style-name="T7">M</text:span><text:span text:style-name="T8">i</text:span><text:span text:style-name="T7">(0</text:span><text:span text:style-name="T7">)=</text:span><text:span text:style-name="T7">1</text:span></text:p>
          </draw:text-box>
        </draw:frame>
        <draw:frame draw:style-name="gr18" draw:text-style-name="P11" draw:layer="layout" svg:width="1.931cm" svg:height="1.633cm" svg:x="16.46cm" svg:y="1.048cm">
          <draw:text-box>
            <text:p text:style-name="P2"><text:span text:style-name="T7">M</text:span><text:span text:style-name="T8">i</text:span><text:span text:style-name="T7">(0</text:span><text:span text:style-name="T7">)=</text:span><text:span text:style-name="T7">0</text:span></text:p>
          </draw:text-box>
        </draw:frame>
        <draw:frame draw:style-name="gr26" draw:text-style-name="P12" draw:layer="layout" svg:width="1.886cm" svg:height="1.632cm" svg:x="13.409cm" svg:y="2.103cm">
          <draw:text-box>
            <text:p text:style-name="P2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18" draw:text-style-name="P12" draw:layer="layout" svg:width="1.917cm" svg:height="1.633cm" svg:x="13.396cm" svg:y="3.244cm">
          <draw:text-box>
            <text:p text:style-name="P2"><text:span text:style-name="T7">M</text:span><text:span text:style-name="T8">i</text:span><text:span text:style-name="T7">(1)</text:span><text:span text:style-name="T7">=0</text:span></text:p>
          </draw:text-box>
        </draw:frame>
        <draw:frame draw:style-name="gr19" draw:text-style-name="P11" draw:layer="layout" svg:width="1.394cm" svg:height="1.291cm" svg:x="11.824cm" svg:y="2.554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9" draw:text-style-name="P13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1.824cm" svg:y="5.644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cm" svg:y="0.236cm">
          <draw:text-box>
            <text:p text:style-name="P2"><text:span text:style-name="T6">E</text:span><text:span text:style-name="T6">[ </text:span><text:span text:style-name="T6">Y</text:span><text:span text:style-name="T9">i</text:span><text:span text:style-name="T6">(</text:span><text:span text:style-name="T6">0</text:span><text:span text:style-name="T6">, </text:span><text:span text:style-name="T6">1</text:span><text:span text:style-name="T4">) </text:span><text:span text:style-name="T4">| . </text:span><text:span text:style-name="T4">. . </text:span><text:span text:style-name="T4">]</text:span></text:p>
          </draw:text-box>
        </draw:frame>
        <draw:line draw:style-name="gr23" draw:text-style-name="P15" draw:layer="layout" svg:x1="16.041cm" svg:y1="2.376cm" svg:x2="16.041cm" svg:y2="5.412cm">
          <text:p/>
        </draw:line>
        <draw:connector draw:style-name="gr24" draw:text-style-name="P15" draw:layer="layout" draw:type="curve" svg:x1="17.456cm" svg:y1="2.317cm" svg:x2="17.456cm" svg:y2="3.53cm" svg:d="M17456 2317v1213" svg:viewBox="0 0 1 1214">
          <text:p/>
        </draw:connector>
        <draw:connector draw:style-name="gr24" draw:text-style-name="P15" draw:layer="layout" draw:type="curve" svg:x1="16.033cm" svg:y1="2.394cm" svg:x2="16.025cm" svg:y2="5.275cm" svg:d="M16033 2394c0 2161-8 720-8 2881" svg:viewBox="0 0 9 2882">
          <text:p/>
        </draw:connector>
        <draw:connector draw:style-name="gr25" draw:text-style-name="P15" draw:layer="layout" draw:type="curve" svg:x1="16.101cm" svg:y1="2.249cm" svg:x2="16.01cm" svg:y2="2.928cm" draw:end-shape="id5" svg:d="M16101 2249c0 115-91-224-91 679" svg:viewBox="0 0 92 680">
          <text:p text:style-name="P2"><text:span text:style-name="T8"/></text:p>
        </draw:connector>
        <draw:connector draw:style-name="gr24" draw:text-style-name="P15" draw:layer="layout" draw:type="curve" svg:x1="15.936cm" svg:y1="2.309cm" svg:x2="15.927cm" svg:y2="5.359cm" svg:d="M15936 2309c0 2288-9 763-9 3050" svg:viewBox="0 0 10 3051">
          <text:p/>
        </draw:connector>
        <draw:frame draw:style-name="gr18" draw:text-style-name="P12" draw:layer="layout" svg:width="1.887cm" svg:height="1.633cm" svg:x="13.409cm" svg:y="5.052cm">
          <draw:text-box>
            <text:p text:style-name="P2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26" draw:text-style-name="P12" draw:layer="layout" svg:width="1.917cm" svg:height="1.632cm" svg:x="13.494cm" svg:y="6.146cm">
          <draw:text-box>
            <text:p text:style-name="P2"><text:span text:style-name="T7">M</text:span><text:span text:style-name="T8">i</text:span><text:span text:style-name="T7">(1)</text:span><text:span text:style-name="T7">=0</text:span></text:p>
          </draw:text-box>
        </draw:frame>
        <draw:custom-shape draw:style-name="gr13" draw:text-style-name="P10" draw:layer="layout" svg:width="1.395cm" svg:height="1.214cm" svg:x="5.059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6" draw:id="id6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17" draw:text-style-name="P10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5.056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1.642cm" svg:height="1.632cm" svg:x="4.95cm" svg:y="8.957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26" draw:text-style-name="P11" draw:layer="layout" svg:width="1.932cm" svg:height="1.632cm" svg:x="6.205cm" svg:y="8.957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3.154cm" svg:y="10.011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3.142cm" svg:y="11.153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.57cm" svg:y="10.462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7cm" svg:y="13.552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6cm" svg:y="8.144cm">
          <draw:text-box>
            <text:p text:style-name="P2"><text:span text:style-name="T6">E[ Y</text:span><text:span text:style-name="T9">i</text:span><text:span text:style-name="T6">(1, 0</text:span><text:span text:style-name="T4">) | . . . ]</text:span></text:p>
          </draw:text-box>
        </draw:frame>
        <draw:line draw:style-name="gr23" draw:text-style-name="P15" draw:layer="layout" svg:x1="5.787cm" svg:y1="10.284cm" svg:x2="5.787cm" svg:y2="13.32cm">
          <text:p/>
        </draw:line>
        <draw:connector draw:style-name="gr24" draw:text-style-name="P15" draw:layer="layout" draw:type="curve" svg:x1="7.202cm" svg:y1="10.225cm" svg:x2="7.202cm" svg:y2="11.438cm" svg:d="M7202 10225v1213" svg:viewBox="0 0 1 1214">
          <text:p/>
        </draw:connector>
        <draw:connector draw:style-name="gr24" draw:text-style-name="P15" draw:layer="layout" draw:type="curve" svg:x1="5.778cm" svg:y1="10.302cm" svg:x2="5.77cm" svg:y2="13.183cm" svg:d="M5778 10302c0 2161-8 720-8 2881" svg:viewBox="0 0 9 2882">
          <text:p/>
        </draw:connector>
        <draw:connector draw:style-name="gr25" draw:text-style-name="P15" draw:layer="layout" draw:type="curve" svg:x1="5.847cm" svg:y1="10.157cm" svg:x2="5.756cm" svg:y2="10.836cm" draw:end-shape="id6" svg:d="M5847 10157c0 115-91-224-91 679" svg:viewBox="0 0 92 680">
          <text:p text:style-name="P2"><text:span text:style-name="T8"/></text:p>
        </draw:connector>
        <draw:connector draw:style-name="gr24" draw:text-style-name="P15" draw:layer="layout" draw:type="curve" svg:x1="5.681cm" svg:y1="10.217cm" svg:x2="5.672cm" svg:y2="13.268cm" svg:d="M5681 10217c0 2289-9 763-9 3051" svg:viewBox="0 0 10 3052">
          <text:p/>
        </draw:connector>
        <draw:frame draw:style-name="gr18" draw:text-style-name="P12" draw:layer="layout" svg:width="1.887cm" svg:height="1.633cm" svg:x="3.155cm" svg:y="12.96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8cm" svg:height="1.633cm" svg:x="3.142cm" svg:y="14.19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13" draw:text-style-name="P10" draw:layer="layout" svg:width="1.395cm" svg:height="1.214cm" svg:x="15.314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7" draw:id="id7" draw:layer="layout" svg:width="1.394cm" svg:height="1.213cm" svg:x="15.314cm" svg:y="10.851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15.31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6cm" svg:y="8.971cm">
          <draw:text-box>
            <text:p text:style-name="P2"><text:span text:style-name="T7">M</text:span><text:span text:style-name="T8">i</text:span><text:span text:style-name="T7">(0)</text:span><text:span text:style-name="T7">=1</text:span></text:p>
          </draw:text-box>
        </draw:frame>
        <draw:frame draw:style-name="gr18" draw:text-style-name="P11" draw:layer="layout" svg:width="1.931cm" svg:height="1.633cm" svg:x="16.461cm" svg:y="8.971cm">
          <draw:text-box>
            <text:p text:style-name="P2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8" draw:text-style-name="P12" draw:layer="layout" svg:width="1.887cm" svg:height="1.633cm" svg:x="13.409cm" svg:y="10.025cm">
          <draw:text-box>
            <text:p text:style-name="P2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18" draw:text-style-name="P12" draw:layer="layout" svg:width="1.917cm" svg:height="1.633cm" svg:x="13.397cm" svg:y="11.167cm">
          <draw:text-box>
            <text:p text:style-name="P2"><text:span text:style-name="T7">M</text:span><text:span text:style-name="T8">i</text:span><text:span text:style-name="T7">(1)</text:span><text:span text:style-name="T7">=0</text:span></text:p>
          </draw:text-box>
        </draw:frame>
        <draw:frame draw:style-name="gr19" draw:text-style-name="P11" draw:layer="layout" svg:width="1.394cm" svg:height="1.291cm" svg:x="11.825cm" svg:y="10.476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2" draw:layer="layout" svg:width="1.394cm" svg:height="1.235cm" svg:x="11.825cm" svg:y="13.567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1cm" svg:y="8.158cm">
          <draw:text-box>
            <text:p text:style-name="P2"><text:span text:style-name="T6">E[ </text:span><text:span text:style-name="T6">Y</text:span><text:span text:style-name="T9">i</text:span><text:span text:style-name="T6">(</text:span><text:span text:style-name="T6">0, </text:span><text:span text:style-name="T6">0</text:span><text:span text:style-name="T4">) | </text:span><text:span text:style-name="T4">. . . ]</text:span></text:p>
          </draw:text-box>
        </draw:frame>
        <draw:line draw:style-name="gr23" draw:text-style-name="P15" draw:layer="layout" svg:x1="16.042cm" svg:y1="10.298cm" svg:x2="16.042cm" svg:y2="13.334cm">
          <text:p/>
        </draw:line>
        <draw:connector draw:style-name="gr24" draw:text-style-name="P15" draw:layer="layout" draw:type="curve" svg:x1="17.457cm" svg:y1="10.239cm" svg:x2="17.457cm" svg:y2="11.452cm" svg:d="M17457 10239v1213" svg:viewBox="0 0 1 1214">
          <text:p/>
        </draw:connector>
        <draw:connector draw:style-name="gr24" draw:text-style-name="P15" draw:layer="layout" draw:type="curve" svg:x1="16.034cm" svg:y1="10.316cm" svg:x2="16.026cm" svg:y2="13.197cm" svg:d="M16034 10316c0 2161-8 721-8 2881" svg:viewBox="0 0 9 2882">
          <text:p/>
        </draw:connector>
        <draw:connector draw:style-name="gr25" draw:text-style-name="P15" draw:layer="layout" draw:type="curve" svg:x1="16.102cm" svg:y1="10.172cm" svg:x2="16.011cm" svg:y2="10.851cm" draw:end-shape="id7" svg:d="M16102 10172c0 115-91-224-91 679" svg:viewBox="0 0 92 680">
          <text:p text:style-name="P2"><text:span text:style-name="T8"/></text:p>
        </draw:connector>
        <draw:connector draw:style-name="gr24" draw:text-style-name="P15" draw:layer="layout" draw:type="curve" svg:x1="15.937cm" svg:y1="10.232cm" svg:x2="15.928cm" svg:y2="13.282cm" svg:d="M15937 10232c0 2288-9 763-9 3050" svg:viewBox="0 0 10 3051">
          <text:p/>
        </draw:connector>
        <draw:frame draw:style-name="gr26" draw:text-style-name="P12" draw:layer="layout" svg:width="1.887cm" svg:height="1.632cm" svg:x="13.41cm" svg:y="12.975cm">
          <draw:text-box>
            <text:p text:style-name="P2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18" draw:text-style-name="P12" draw:layer="layout" svg:width="1.917cm" svg:height="1.633cm" svg:x="13.495cm" svg:y="14.297cm">
          <draw:text-box>
            <text:p text:style-name="P2"><text:span text:style-name="T7">M</text:span><text:span text:style-name="T8">i</text:span><text:span text:style-name="T7">(1)</text:span><text:span text:style-name="T7">=0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31" draw:text-style-name="P16" draw:layer="layout" svg:width="1.395cm" svg:height="1.214cm" svg:x="5.059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8" draw:id="id8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6.453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6.453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2cm" svg:height="1.633cm" svg:x="4.949cm" svg:y="1.034cm">
          <draw:text-box>
            <text:p text:style-name="P2"><text:span text:style-name="T7">M</text:span><text:span text:style-name="T8">i</text:span><text:span text:style-name="T7">(0)</text:span><text:span text:style-name="T7">=1</text:span></text:p>
          </draw:text-box>
        </draw:frame>
        <draw:frame draw:style-name="gr18" draw:text-style-name="P11" draw:layer="layout" svg:width="1.932cm" svg:height="1.633cm" svg:x="6.204cm" svg:y="1.034cm">
          <draw:text-box>
            <text:p text:style-name="P2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8" draw:text-style-name="P12" draw:layer="layout" svg:width="1.887cm" svg:height="1.633cm" svg:x="3.153cm" svg:y="2.088cm">
          <draw:text-box>
            <text:p text:style-name="P2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18" draw:text-style-name="P12" draw:layer="layout" svg:width="1.917cm" svg:height="1.633cm" svg:x="3.141cm" svg:y="3.23cm">
          <draw:text-box>
            <text:p text:style-name="P2"><text:span text:style-name="T7">M</text:span><text:span text:style-name="T8">i</text:span><text:span text:style-name="T7">(1)</text:span><text:span text:style-name="T7">=0</text:span></text:p>
          </draw:text-box>
        </draw:frame>
        <draw:frame draw:style-name="gr19" draw:text-style-name="P11" draw:layer="layout" svg:width="1.394cm" svg:height="1.291cm" svg:x="1.569cm" svg:y="2.539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69cm" svg:y="5.63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5cm" svg:y="0.221cm">
          <draw:text-box>
            <text:p text:style-name="P2"><text:span text:style-name="T6">E[ </text:span><text:span text:style-name="T6">Y</text:span><text:span text:style-name="T9">i</text:span><text:span text:style-name="T6">(1</text:span><text:span text:style-name="T6">, 1</text:span><text:span text:style-name="T4">) </text:span><text:span text:style-name="T4">| . . . </text:span><text:span text:style-name="T4">]</text:span></text:p>
          </draw:text-box>
        </draw:frame>
        <draw:line draw:style-name="gr23" draw:text-style-name="P15" draw:layer="layout" svg:x1="5.786cm" svg:y1="2.362cm" svg:x2="5.786cm" svg:y2="5.398cm">
          <text:p/>
        </draw:line>
        <draw:connector draw:style-name="gr24" draw:text-style-name="P15" draw:layer="layout" draw:type="curve" svg:x1="7.201cm" svg:y1="2.302cm" svg:x2="7.201cm" svg:y2="3.515cm" svg:d="M7201 2302v1213" svg:viewBox="0 0 1 1214">
          <text:p/>
        </draw:connector>
        <draw:connector draw:style-name="gr24" draw:text-style-name="P15" draw:layer="layout" draw:type="curve" svg:x1="5.777cm" svg:y1="2.379cm" svg:x2="5.77cm" svg:y2="5.261cm" svg:d="M5777 2379c0 2161-7 721-7 2882" svg:viewBox="0 0 8 2883">
          <text:p/>
        </draw:connector>
        <draw:connector draw:style-name="gr25" draw:text-style-name="P15" draw:layer="layout" draw:type="curve" svg:x1="5.846cm" svg:y1="2.235cm" svg:x2="5.755cm" svg:y2="2.914cm" draw:end-shape="id8" svg:d="M5846 2235c0 115-91-224-91 679" svg:viewBox="0 0 92 680">
          <text:p text:style-name="P2"><text:span text:style-name="T8"/></text:p>
        </draw:connector>
        <draw:connector draw:style-name="gr24" draw:text-style-name="P15" draw:layer="layout" draw:type="curve" svg:x1="5.68cm" svg:y1="2.295cm" svg:x2="5.672cm" svg:y2="5.345cm" svg:d="M5680 2295c0 2288-8 763-8 3050" svg:viewBox="0 0 9 3051">
          <text:p/>
        </draw:connector>
        <draw:frame draw:style-name="gr18" draw:text-style-name="P12" draw:layer="layout" svg:width="1.887cm" svg:height="1.633cm" svg:x="3.154cm" svg:y="5.038cm">
          <draw:text-box>
            <text:p text:style-name="P2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26" draw:text-style-name="P12" draw:layer="layout" svg:width="1.917cm" svg:height="1.632cm" svg:x="3.142cm" svg:y="6.146cm">
          <draw:text-box>
            <text:p text:style-name="P2"><text:span text:style-name="T7">M</text:span><text:span text:style-name="T8">i</text:span><text:span text:style-name="T7">(1)</text:span><text:span text:style-name="T7">=0</text:span></text:p>
          </draw:text-box>
        </draw:frame>
        <draw:custom-shape draw:style-name="gr14" draw:text-style-name="P10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9" draw:id="id9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4" draw:text-style-name="P10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5cm" svg:y="1.048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1cm" svg:height="1.633cm" svg:x="16.46cm" svg:y="1.048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26" draw:text-style-name="P12" draw:layer="layout" svg:width="1.886cm" svg:height="1.632cm" svg:x="13.409cm" svg:y="2.103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396cm" svg:y="3.244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1.824cm" svg:y="2.554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9" draw:text-style-name="P13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1.824cm" svg:y="5.644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cm" svg:y="0.236cm">
          <draw:text-box>
            <text:p text:style-name="P2"><text:span text:style-name="T6">E[ Y</text:span><text:span text:style-name="T9">i</text:span><text:span text:style-name="T6">(</text:span><text:span text:style-name="T6">0, 1</text:span><text:span text:style-name="T4">) </text:span><text:span text:style-name="T4">| . . . ]</text:span></text:p>
          </draw:text-box>
        </draw:frame>
        <draw:line draw:style-name="gr23" draw:text-style-name="P15" draw:layer="layout" svg:x1="16.041cm" svg:y1="2.376cm" svg:x2="16.041cm" svg:y2="5.412cm">
          <text:p/>
        </draw:line>
        <draw:connector draw:style-name="gr24" draw:text-style-name="P15" draw:layer="layout" draw:type="curve" svg:x1="17.456cm" svg:y1="2.317cm" svg:x2="17.456cm" svg:y2="3.53cm" svg:d="M17456 2317v1213" svg:viewBox="0 0 1 1214">
          <text:p/>
        </draw:connector>
        <draw:connector draw:style-name="gr24" draw:text-style-name="P15" draw:layer="layout" draw:type="curve" svg:x1="16.033cm" svg:y1="2.394cm" svg:x2="16.025cm" svg:y2="5.275cm" svg:d="M16033 2394c0 2161-8 720-8 2881" svg:viewBox="0 0 9 2882">
          <text:p/>
        </draw:connector>
        <draw:connector draw:style-name="gr25" draw:text-style-name="P15" draw:layer="layout" draw:type="curve" svg:x1="16.101cm" svg:y1="2.249cm" svg:x2="16.01cm" svg:y2="2.928cm" draw:end-shape="id9" svg:d="M16101 2249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15.936cm" svg:y1="2.309cm" svg:x2="15.927cm" svg:y2="5.359cm" svg:d="M15936 2309c0 2288-9 763-9 3050" svg:viewBox="0 0 10 3051">
          <text:p/>
        </draw:connector>
        <draw:frame draw:style-name="gr18" draw:text-style-name="P12" draw:layer="layout" svg:width="1.887cm" svg:height="1.633cm" svg:x="13.409cm" svg:y="5.052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13.494cm" svg:y="6.146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13" draw:text-style-name="P10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10" draw:id="id10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17" draw:text-style-name="P10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1.642cm" svg:height="1.632cm" svg:x="4.95cm" svg:y="8.957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26" draw:text-style-name="P11" draw:layer="layout" svg:width="1.932cm" svg:height="1.632cm" svg:x="6.205cm" svg:y="8.957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3.154cm" svg:y="10.011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3.142cm" svg:y="11.153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.57cm" svg:y="10.462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7cm" svg:y="13.552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6cm" svg:y="8.144cm">
          <draw:text-box>
            <text:p text:style-name="P2"><text:span text:style-name="T6">E[ Y</text:span><text:span text:style-name="T9">i</text:span><text:span text:style-name="T6">(</text:span><text:span text:style-name="T6">1, 0</text:span><text:span text:style-name="T4">) </text:span><text:span text:style-name="T4">| . . . ]</text:span></text:p>
          </draw:text-box>
        </draw:frame>
        <draw:line draw:style-name="gr23" draw:text-style-name="P15" draw:layer="layout" svg:x1="5.787cm" svg:y1="10.284cm" svg:x2="5.787cm" svg:y2="13.32cm">
          <text:p/>
        </draw:line>
        <draw:connector draw:style-name="gr24" draw:text-style-name="P15" draw:layer="layout" draw:type="curve" svg:x1="7.202cm" svg:y1="10.225cm" svg:x2="7.202cm" svg:y2="11.438cm" svg:d="M7202 10225v1213" svg:viewBox="0 0 1 1214">
          <text:p/>
        </draw:connector>
        <draw:connector draw:style-name="gr24" draw:text-style-name="P15" draw:layer="layout" draw:type="curve" svg:x1="5.778cm" svg:y1="10.302cm" svg:x2="5.77cm" svg:y2="13.183cm" svg:d="M5778 10302c0 2161-8 720-8 2881" svg:viewBox="0 0 9 2882">
          <text:p/>
        </draw:connector>
        <draw:connector draw:style-name="gr25" draw:text-style-name="P15" draw:layer="layout" draw:type="curve" svg:x1="5.847cm" svg:y1="10.157cm" svg:x2="5.756cm" svg:y2="10.836cm" draw:end-shape="id10" svg:d="M5847 10157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5.681cm" svg:y1="10.217cm" svg:x2="5.672cm" svg:y2="13.268cm" svg:d="M5681 10217c0 2289-9 763-9 3051" svg:viewBox="0 0 10 3052">
          <text:p/>
        </draw:connector>
        <draw:frame draw:style-name="gr18" draw:text-style-name="P12" draw:layer="layout" svg:width="1.887cm" svg:height="1.633cm" svg:x="3.155cm" svg:y="12.96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8cm" svg:height="1.633cm" svg:x="3.142cm" svg:y="14.19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14" draw:text-style-name="P10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11" draw:id="id11" draw:layer="layout" svg:width="1.394cm" svg:height="1.213cm" svg:x="15.314cm" svg:y="10.851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6cm" svg:y="8.971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1cm" svg:height="1.633cm" svg:x="16.461cm" svg:y="8.971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13.409cm" svg:y="10.025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397cm" svg:y="11.16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1.825cm" svg:y="10.476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2" draw:layer="layout" svg:width="1.394cm" svg:height="1.235cm" svg:x="11.825cm" svg:y="13.567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1cm" svg:y="8.158cm">
          <draw:text-box>
            <text:p text:style-name="P2"><text:span text:style-name="T6">E[ Y</text:span><text:span text:style-name="T9">i</text:span><text:span text:style-name="T6">(</text:span><text:span text:style-name="T6">0, 0</text:span><text:span text:style-name="T4">) | </text:span><text:span text:style-name="T4">. . . ]</text:span></text:p>
          </draw:text-box>
        </draw:frame>
        <draw:line draw:style-name="gr23" draw:text-style-name="P15" draw:layer="layout" svg:x1="16.042cm" svg:y1="10.298cm" svg:x2="16.042cm" svg:y2="13.334cm">
          <text:p/>
        </draw:line>
        <draw:connector draw:style-name="gr24" draw:text-style-name="P15" draw:layer="layout" draw:type="curve" svg:x1="17.457cm" svg:y1="10.239cm" svg:x2="17.457cm" svg:y2="11.452cm" svg:d="M17457 10239v1213" svg:viewBox="0 0 1 1214">
          <text:p/>
        </draw:connector>
        <draw:connector draw:style-name="gr24" draw:text-style-name="P15" draw:layer="layout" draw:type="curve" svg:x1="16.034cm" svg:y1="10.316cm" svg:x2="16.026cm" svg:y2="13.197cm" svg:d="M16034 10316c0 2161-8 721-8 2881" svg:viewBox="0 0 9 2882">
          <text:p/>
        </draw:connector>
        <draw:connector draw:style-name="gr25" draw:text-style-name="P15" draw:layer="layout" draw:type="curve" svg:x1="16.102cm" svg:y1="10.172cm" svg:x2="16.011cm" svg:y2="10.851cm" draw:end-shape="id11" svg:d="M16102 10172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15.937cm" svg:y1="10.232cm" svg:x2="15.928cm" svg:y2="13.282cm" svg:d="M15937 10232c0 2288-9 763-9 3050" svg:viewBox="0 0 10 3051">
          <text:p/>
        </draw:connector>
        <draw:frame draw:style-name="gr26" draw:text-style-name="P12" draw:layer="layout" svg:width="1.887cm" svg:height="1.632cm" svg:x="13.41cm" svg:y="12.975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495cm" svg:y="14.29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17" draw:text-style-name="P10" draw:layer="layout" svg:width="1.395cm" svg:height="1.213cm" svg:x="5.054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1.394cm" svg:height="1.214cm" svg:x="15.313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5.058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5.055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15.313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15.3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31" draw:text-style-name="P16" draw:layer="layout" svg:width="1.395cm" svg:height="1.214cm" svg:x="5.059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2" draw:id="id12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36" draw:text-style-name="P10" draw:layer="layout" svg:width="1.396cm" svg:height="1.213cm" svg:x="6.453cm" svg:y="2.914cm">
          <text:p text:style-name="P33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.396cm" svg:height="1.214cm" svg:x="6.453cm" svg:y="5.949cm">
          <text:p text:style-name="P33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2cm" svg:height="1.633cm" svg:x="4.949cm" svg:y="1.034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2cm" svg:height="1.633cm" svg:x="6.204cm" svg:y="1.034cm">
          <draw:text-box>
            <text:p text:style-name="P2"><text:span text:style-name="T7">M</text:span><text:span text:style-name="T8">i</text:span><text:span text:style-name="T7">(0)=</text:span><text:span text:style-name="T7">0</text:span></text:p>
          </draw:text-box>
        </draw:frame>
        <draw:frame draw:style-name="gr18" draw:text-style-name="P12" draw:layer="layout" svg:width="1.887cm" svg:height="1.633cm" svg:x="3.153cm" svg:y="2.088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9" draw:text-style-name="P11" draw:layer="layout" svg:width="1.394cm" svg:height="1.291cm" svg:x="1.569cm" svg:y="2.539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69cm" svg:y="5.63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5cm" svg:y="0.221cm">
          <draw:text-box>
            <text:p text:style-name="P2"><text:span text:style-name="T6">E[ Y</text:span><text:span text:style-name="T9">i</text:span><text:span text:style-name="T6">(1, 1</text:span><text:span text:style-name="T4">) </text:span><text:span text:style-name="T4">| . . . ]</text:span></text:p>
          </draw:text-box>
        </draw:frame>
        <draw:line draw:style-name="gr23" draw:text-style-name="P15" draw:layer="layout" svg:x1="5.786cm" svg:y1="2.362cm" svg:x2="5.786cm" svg:y2="5.398cm">
          <text:p/>
        </draw:line>
        <draw:connector draw:style-name="gr24" draw:text-style-name="P15" draw:layer="layout" draw:type="curve" svg:x1="7.201cm" svg:y1="2.302cm" svg:x2="7.201cm" svg:y2="3.515cm" svg:d="M7201 2302v1213" svg:viewBox="0 0 1 1214">
          <text:p/>
        </draw:connector>
        <draw:connector draw:style-name="gr24" draw:text-style-name="P15" draw:layer="layout" draw:type="curve" svg:x1="5.777cm" svg:y1="2.379cm" svg:x2="5.77cm" svg:y2="5.261cm" svg:d="M5777 2379c0 2161-7 721-7 2882" svg:viewBox="0 0 8 2883">
          <text:p/>
        </draw:connector>
        <draw:connector draw:style-name="gr25" draw:text-style-name="P15" draw:layer="layout" draw:type="curve" svg:x1="5.846cm" svg:y1="2.235cm" svg:x2="5.755cm" svg:y2="2.914cm" draw:end-shape="id12" svg:d="M5846 2235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5.68cm" svg:y1="2.295cm" svg:x2="5.672cm" svg:y2="5.345cm" svg:d="M5680 2295c0 2288-8 763-8 3050" svg:viewBox="0 0 9 3051">
          <text:p/>
        </draw:connector>
        <draw:frame draw:style-name="gr18" draw:text-style-name="P12" draw:layer="layout" svg:width="1.887cm" svg:height="1.633cm" svg:x="3.154cm" svg:y="5.038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3.142cm" svg:y="6.146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14" draw:text-style-name="P10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3" draw:id="id13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4" draw:text-style-name="P10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5cm" svg:y="1.048cm">
          <draw:text-box>
            <text:p text:style-name="P2"><text:span text:style-name="T7">M</text:span><text:span text:style-name="T8">i</text:span><text:span text:style-name="T7">(0)</text:span><text:span text:style-name="T7">=1</text:span></text:p>
          </draw:text-box>
        </draw:frame>
        <draw:frame draw:style-name="gr18" draw:text-style-name="P11" draw:layer="layout" svg:width="1.931cm" svg:height="1.633cm" svg:x="16.46cm" svg:y="1.048cm">
          <draw:text-box>
            <text:p text:style-name="P2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26" draw:text-style-name="P12" draw:layer="layout" svg:width="1.886cm" svg:height="1.632cm" svg:x="13.409cm" svg:y="2.103cm">
          <draw:text-box>
            <text:p text:style-name="P2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18" draw:text-style-name="P12" draw:layer="layout" svg:width="1.917cm" svg:height="1.633cm" svg:x="13.396cm" svg:y="3.244cm">
          <draw:text-box>
            <text:p text:style-name="P2"><text:span text:style-name="T7">M</text:span><text:span text:style-name="T8">i</text:span><text:span text:style-name="T7">(1)</text:span><text:span text:style-name="T7">=0</text:span></text:p>
          </draw:text-box>
        </draw:frame>
        <draw:frame draw:style-name="gr19" draw:text-style-name="P11" draw:layer="layout" svg:width="1.394cm" svg:height="1.291cm" svg:x="11.824cm" svg:y="2.554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9" draw:text-style-name="P13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1.824cm" svg:y="5.644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cm" svg:y="0.236cm">
          <draw:text-box>
            <text:p text:style-name="P2"><text:span text:style-name="T6">E[ </text:span><text:span text:style-name="T6">Y</text:span><text:span text:style-name="T9">i</text:span><text:span text:style-name="T6">(</text:span><text:span text:style-name="T6">0, </text:span><text:span text:style-name="T6">1</text:span><text:span text:style-name="T4">) </text:span><text:span text:style-name="T4">| . . . </text:span><text:span text:style-name="T4">]</text:span></text:p>
          </draw:text-box>
        </draw:frame>
        <draw:line draw:style-name="gr23" draw:text-style-name="P15" draw:layer="layout" svg:x1="16.041cm" svg:y1="2.376cm" svg:x2="16.041cm" svg:y2="5.412cm">
          <text:p/>
        </draw:line>
        <draw:connector draw:style-name="gr24" draw:text-style-name="P15" draw:layer="layout" draw:type="curve" svg:x1="17.456cm" svg:y1="2.317cm" svg:x2="17.456cm" svg:y2="3.53cm" svg:d="M17456 2317v1213" svg:viewBox="0 0 1 1214">
          <text:p/>
        </draw:connector>
        <draw:connector draw:style-name="gr24" draw:text-style-name="P15" draw:layer="layout" draw:type="curve" svg:x1="16.033cm" svg:y1="2.394cm" svg:x2="16.025cm" svg:y2="5.275cm" svg:d="M16033 2394c0 2161-8 720-8 2881" svg:viewBox="0 0 9 2882">
          <text:p/>
        </draw:connector>
        <draw:connector draw:style-name="gr25" draw:text-style-name="P15" draw:layer="layout" draw:type="curve" svg:x1="16.101cm" svg:y1="2.249cm" svg:x2="16.01cm" svg:y2="2.928cm" draw:end-shape="id13" svg:d="M16101 2249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15.936cm" svg:y1="2.309cm" svg:x2="15.927cm" svg:y2="5.359cm" svg:d="M15936 2309c0 2288-9 763-9 3050" svg:viewBox="0 0 10 3051">
          <text:p/>
        </draw:connector>
        <draw:frame draw:style-name="gr18" draw:text-style-name="P12" draw:layer="layout" svg:width="1.887cm" svg:height="1.633cm" svg:x="13.409cm" svg:y="5.052cm">
          <draw:text-box>
            <text:p text:style-name="P2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26" draw:text-style-name="P12" draw:layer="layout" svg:width="1.917cm" svg:height="1.632cm" svg:x="13.494cm" svg:y="6.146cm">
          <draw:text-box>
            <text:p text:style-name="P2"><text:span text:style-name="T7">M</text:span><text:span text:style-name="T8">i</text:span><text:span text:style-name="T7">(1)</text:span><text:span text:style-name="T7">=0</text:span></text:p>
          </draw:text-box>
        </draw:frame>
        <draw:custom-shape draw:style-name="gr13" draw:text-style-name="P10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4" draw:id="id14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17" draw:text-style-name="P10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1.932cm" svg:height="1.632cm" svg:x="6.205cm" svg:y="8.957cm">
          <draw:text-box>
            <text:p text:style-name="P2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8" draw:text-style-name="P12" draw:layer="layout" svg:width="1.887cm" svg:height="1.633cm" svg:x="3.154cm" svg:y="10.011cm">
          <draw:text-box>
            <text:p text:style-name="P2"><text:span text:style-name="T7">M</text:span><text:span text:style-name="T8">i</text:span><text:span text:style-name="T7">(1)=</text:span><text:span text:style-name="T7">1</text:span></text:p>
          </draw:text-box>
        </draw:frame>
        <draw:frame draw:style-name="gr26" draw:text-style-name="P12" draw:layer="layout" svg:width="1.917cm" svg:height="1.632cm" svg:x="3.142cm" svg:y="11.153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frame draw:style-name="gr22" draw:text-style-name="P14" draw:layer="layout" svg:width="6.083cm" svg:height="0.967cm" svg:x="2.826cm" svg:y="8.144cm">
          <draw:text-box>
            <text:p text:style-name="P2"><text:span text:style-name="T6">E[ </text:span><text:span text:style-name="T6">Y</text:span><text:span text:style-name="T9">i</text:span><text:span text:style-name="T6">(1, </text:span><text:span text:style-name="T6">0</text:span><text:span text:style-name="T4">) </text:span><text:span text:style-name="T4">| . . . </text:span><text:span text:style-name="T4">]</text:span></text:p>
          </draw:text-box>
        </draw:frame>
        <draw:line draw:style-name="gr23" draw:text-style-name="P15" draw:layer="layout" svg:x1="5.787cm" svg:y1="10.284cm" svg:x2="5.787cm" svg:y2="13.32cm">
          <text:p/>
        </draw:line>
        <draw:connector draw:style-name="gr24" draw:text-style-name="P15" draw:layer="layout" draw:type="curve" svg:x1="7.202cm" svg:y1="10.225cm" svg:x2="7.202cm" svg:y2="11.438cm" svg:d="M7202 10225v1213" svg:viewBox="0 0 1 1214">
          <text:p/>
        </draw:connector>
        <draw:connector draw:style-name="gr24" draw:text-style-name="P15" draw:layer="layout" draw:type="curve" svg:x1="5.778cm" svg:y1="10.302cm" svg:x2="5.77cm" svg:y2="13.183cm" svg:d="M5778 10302c0 2161-8 720-8 2881" svg:viewBox="0 0 9 2882">
          <text:p/>
        </draw:connector>
        <draw:connector draw:style-name="gr25" draw:text-style-name="P15" draw:layer="layout" draw:type="curve" svg:x1="5.847cm" svg:y1="10.157cm" svg:x2="5.756cm" svg:y2="10.836cm" draw:end-shape="id14" svg:d="M5847 10157c0 115-91-224-91 679" svg:viewBox="0 0 92 680">
          <text:p text:style-name="P2"><text:span text:style-name="T8"/></text:p>
        </draw:connector>
        <draw:connector draw:style-name="gr24" draw:text-style-name="P15" draw:layer="layout" draw:type="curve" svg:x1="5.681cm" svg:y1="10.217cm" svg:x2="5.672cm" svg:y2="13.268cm" svg:d="M5681 10217c0 2289-9 763-9 3051" svg:viewBox="0 0 10 3052">
          <text:p/>
        </draw:connector>
        <draw:frame draw:style-name="gr18" draw:text-style-name="P12" draw:layer="layout" svg:width="1.887cm" svg:height="1.633cm" svg:x="3.155cm" svg:y="12.96cm">
          <draw:text-box>
            <text:p text:style-name="P2"><text:span text:style-name="T7">M</text:span><text:span text:style-name="T8">i</text:span><text:span text:style-name="T7">(1)=</text:span><text:span text:style-name="T7">1</text:span></text:p>
          </draw:text-box>
        </draw:frame>
        <draw:frame draw:style-name="gr18" draw:text-style-name="P12" draw:layer="layout" svg:width="1.918cm" svg:height="1.633cm" svg:x="3.142cm" svg:y="14.197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custom-shape draw:style-name="gr14" draw:text-style-name="P10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5" draw:id="id15" draw:layer="layout" svg:width="1.394cm" svg:height="1.213cm" svg:x="15.314cm" svg:y="10.85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6cm" svg:y="8.971cm">
          <draw:text-box>
            <text:p text:style-name="P2"><text:span text:style-name="T7">M</text:span><text:span text:style-name="T8">i</text:span><text:span text:style-name="T7">(0)</text:span><text:span text:style-name="T7">=1</text:span></text:p>
          </draw:text-box>
        </draw:frame>
        <draw:frame draw:style-name="gr18" draw:text-style-name="P11" draw:layer="layout" svg:width="1.931cm" svg:height="1.633cm" svg:x="16.461cm" svg:y="8.971cm">
          <draw:text-box>
            <text:p text:style-name="P2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8" draw:text-style-name="P12" draw:layer="layout" svg:width="1.887cm" svg:height="1.633cm" svg:x="13.409cm" svg:y="10.025cm">
          <draw:text-box>
            <text:p text:style-name="P2"><text:span text:style-name="T7">M</text:span><text:span text:style-name="T8">i</text:span><text:span text:style-name="T7">(1)=</text:span><text:span text:style-name="T7">1</text:span></text:p>
          </draw:text-box>
        </draw:frame>
        <draw:frame draw:style-name="gr18" draw:text-style-name="P12" draw:layer="layout" svg:width="1.917cm" svg:height="1.633cm" svg:x="13.397cm" svg:y="11.167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frame draw:style-name="gr19" draw:text-style-name="P11" draw:layer="layout" svg:width="1.394cm" svg:height="1.291cm" svg:x="11.825cm" svg:y="10.476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2" draw:layer="layout" svg:width="1.394cm" svg:height="1.235cm" svg:x="11.825cm" svg:y="13.567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1cm" svg:y="8.158cm">
          <draw:text-box>
            <text:p text:style-name="P2"><text:span text:style-name="T6">E[ </text:span><text:span text:style-name="T6">Y</text:span><text:span text:style-name="T9">i</text:span><text:span text:style-name="T6">(0</text:span><text:span text:style-name="T6">, 0</text:span><text:span text:style-name="T4">) </text:span><text:span text:style-name="T4">| . . . </text:span><text:span text:style-name="T4">]</text:span></text:p>
          </draw:text-box>
        </draw:frame>
        <draw:line draw:style-name="gr23" draw:text-style-name="P15" draw:layer="layout" svg:x1="16.042cm" svg:y1="10.298cm" svg:x2="16.042cm" svg:y2="13.334cm">
          <text:p/>
        </draw:line>
        <draw:connector draw:style-name="gr24" draw:text-style-name="P15" draw:layer="layout" draw:type="curve" svg:x1="17.457cm" svg:y1="10.239cm" svg:x2="17.457cm" svg:y2="11.452cm" svg:d="M17457 10239v1213" svg:viewBox="0 0 1 1214">
          <text:p/>
        </draw:connector>
        <draw:connector draw:style-name="gr40" draw:text-style-name="P18" draw:layer="layout" draw:type="curve" svg:x1="16.034cm" svg:y1="10.316cm" svg:x2="16.026cm" svg:y2="13.197cm" svg:d="M16034 10316c0 2161-8 721-8 2881" svg:viewBox="0 0 9 2882">
          <text:p/>
        </draw:connector>
        <draw:connector draw:style-name="gr25" draw:text-style-name="P15" draw:layer="layout" draw:type="curve" svg:x1="16.102cm" svg:y1="10.172cm" svg:x2="16.011cm" svg:y2="10.85cm" draw:end-shape="id15" svg:d="M16102 10172c0 114-91-225-91 678" svg:viewBox="0 0 92 679">
          <text:p text:style-name="P2"><text:span text:style-name="T8">`</text:span></text:p>
        </draw:connector>
        <draw:connector draw:style-name="gr24" draw:text-style-name="P15" draw:layer="layout" draw:type="curve" svg:x1="15.937cm" svg:y1="10.232cm" svg:x2="15.928cm" svg:y2="13.282cm" svg:d="M15937 10232c0 2288-9 763-9 3050" svg:viewBox="0 0 10 3051">
          <text:p/>
        </draw:connector>
        <draw:frame draw:style-name="gr26" draw:text-style-name="P12" draw:layer="layout" svg:width="1.887cm" svg:height="1.632cm" svg:x="13.41cm" svg:y="12.975cm">
          <draw:text-box>
            <text:p text:style-name="P2"><text:span text:style-name="T7">M</text:span><text:span text:style-name="T8">i</text:span><text:span text:style-name="T7">(1)=</text:span><text:span text:style-name="T7">1</text:span></text:p>
          </draw:text-box>
        </draw:frame>
        <draw:frame draw:style-name="gr18" draw:text-style-name="P12" draw:layer="layout" svg:width="1.917cm" svg:height="1.633cm" svg:x="13.495cm" svg:y="14.297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custom-shape draw:style-name="gr17" draw:text-style-name="P10" draw:layer="layout" svg:width="1.395cm" svg:height="1.213cm" svg:x="5.054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1.394cm" svg:height="1.214cm" svg:x="15.313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5.055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15.313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15.3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1.917cm" svg:height="1.633cm" svg:x="3.142cm" svg:y="3.231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frame draw:style-name="gr26" draw:text-style-name="P11" draw:layer="layout" svg:width="1.642cm" svg:height="1.632cm" svg:x="4.95cm" svg:y="8.97cm">
          <draw:text-box>
            <text:p text:style-name="P2"><text:span text:style-name="T7">M</text:span><text:span text:style-name="T8">i</text:span><text:span text:style-name="T7">(0)</text:span><text:span text:style-name="T7">=1</text:span></text:p>
          </draw:text-box>
        </draw:frame>
        <draw:custom-shape draw:style-name="gr13" draw:text-style-name="P10" draw:layer="layout" svg:width="1.395cm" svg:height="1.214cm" svg:x="5.058cm" svg:y="9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1.394cm" svg:height="1.291cm" svg:x="1.583cm" svg:y="10.462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804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83cm" svg:y="13.552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804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31" draw:text-style-name="P19" draw:layer="layout" svg:width="1.395cm" svg:height="1.214cm" svg:x="5.058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20" xml:id="id16" draw:id="id16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36" draw:text-style-name="P22" draw:layer="layout" svg:width="1.396cm" svg:height="1.213cm" svg:x="6.453cm" svg:y="2.914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1.396cm" svg:height="1.214cm" svg:x="6.453cm" svg:y="5.949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4" draw:layer="layout" svg:width="1.642cm" svg:height="1.633cm" svg:x="4.949cm" svg:y="1.034cm">
          <draw:text-box>
            <text:p text:style-name="P23"><text:span text:style-name="T7">M</text:span><text:span text:style-name="T8">i</text:span><text:span text:style-name="T7">(0)=1</text:span></text:p>
          </draw:text-box>
        </draw:frame>
        <draw:frame draw:style-name="gr18" draw:text-style-name="P24" draw:layer="layout" svg:width="1.932cm" svg:height="1.633cm" svg:x="6.204cm" svg:y="1.034cm">
          <draw:text-box>
            <text:p text:style-name="P23"><text:span text:style-name="T7">M</text:span><text:span text:style-name="T8">i</text:span><text:span text:style-name="T7">(0)=0</text:span></text:p>
          </draw:text-box>
        </draw:frame>
        <draw:frame draw:style-name="gr18" draw:text-style-name="P25" draw:layer="layout" svg:width="1.887cm" svg:height="1.633cm" svg:x="3.153cm" svg:y="2.088cm">
          <draw:text-box>
            <text:p text:style-name="P23"><text:span text:style-name="T7">M</text:span><text:span text:style-name="T8">i</text:span><text:span text:style-name="T7">(1)=1</text:span></text:p>
          </draw:text-box>
        </draw:frame>
        <draw:frame draw:style-name="gr18" draw:text-style-name="P25" draw:layer="layout" svg:width="1.917cm" svg:height="1.633cm" svg:x="3.141cm" svg:y="3.23cm">
          <draw:text-box>
            <text:p text:style-name="P23"><text:span text:style-name="T7">M</text:span><text:span text:style-name="T8">i</text:span><text:span text:style-name="T7">(1)=0</text:span></text:p>
          </draw:text-box>
        </draw:frame>
        <draw:frame draw:style-name="gr19" draw:text-style-name="P24" draw:layer="layout" svg:width="1.394cm" svg:height="1.291cm" svg:x="1.569cm" svg:y="2.539cm">
          <draw:text-box>
            <text:p text:style-name="P23"><text:span text:style-name="T7">D</text:span><text:span text:style-name="T8">i</text:span><text:span text:style-name="T7">=1</text:span></text:p>
          </draw:text-box>
        </draw:frame>
        <draw:custom-shape draw:style-name="gr20" draw:text-style-name="P26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5" draw:layer="layout" svg:width="1.394cm" svg:height="1.236cm" svg:x="1.569cm" svg:y="5.63cm">
          <draw:text-box>
            <text:p text:style-name="P23"><text:span text:style-name="T7">D</text:span><text:span text:style-name="T8">i</text:span><text:span text:style-name="T7">=0</text:span></text:p>
          </draw:text-box>
        </draw:frame>
        <draw:custom-shape draw:style-name="gr20" draw:text-style-name="P26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7" draw:layer="layout" svg:width="6.083cm" svg:height="0.967cm" svg:x="2.825cm" svg:y="0.221cm">
          <draw:text-box>
            <text:p text:style-name="P23"><text:span text:style-name="T11">E[ Y</text:span><text:span text:style-name="T12">i</text:span><text:span text:style-name="T11">(1</text:span><text:span text:style-name="T11">, 1</text:span><text:span text:style-name="T4">) | . . </text:span><text:span text:style-name="T4">. ]</text:span></text:p>
          </draw:text-box>
        </draw:frame>
        <draw:line draw:style-name="gr23" draw:text-style-name="P28" draw:layer="layout" svg:x1="5.786cm" svg:y1="2.362cm" svg:x2="5.786cm" svg:y2="5.398cm">
          <text:p/>
        </draw:line>
        <draw:connector draw:style-name="gr24" draw:text-style-name="P28" draw:layer="layout" draw:type="curve" svg:x1="7.201cm" svg:y1="2.302cm" svg:x2="7.201cm" svg:y2="3.515cm" svg:d="M7201 2302v1213" svg:viewBox="0 0 1 1214">
          <text:p/>
        </draw:connector>
        <draw:connector draw:style-name="gr24" draw:text-style-name="P28" draw:layer="layout" draw:type="curve" svg:x1="5.777cm" svg:y1="2.379cm" svg:x2="5.77cm" svg:y2="5.261cm" svg:d="M5777 2379c0 2161-7 721-7 2882" svg:viewBox="0 0 8 2883">
          <text:p/>
        </draw:connector>
        <draw:connector draw:style-name="gr25" draw:text-style-name="P28" draw:layer="layout" draw:type="curve" svg:x1="5.846cm" svg:y1="2.235cm" svg:x2="5.755cm" svg:y2="2.914cm" draw:end-shape="id16" svg:d="M5846 2235c0 115-91-224-91 679" svg:viewBox="0 0 92 680">
          <text:p text:style-name="P23"><text:span text:style-name="T8">`</text:span></text:p>
        </draw:connector>
        <draw:connector draw:style-name="gr24" draw:text-style-name="P28" draw:layer="layout" draw:type="curve" svg:x1="5.68cm" svg:y1="2.295cm" svg:x2="5.672cm" svg:y2="5.345cm" svg:d="M5680 2295c0 2288-8 763-8 3050" svg:viewBox="0 0 9 3051">
          <text:p/>
        </draw:connector>
        <draw:frame draw:style-name="gr18" draw:text-style-name="P25" draw:layer="layout" svg:width="1.887cm" svg:height="1.633cm" svg:x="3.154cm" svg:y="5.038cm">
          <draw:text-box>
            <text:p text:style-name="P23"><text:span text:style-name="T7">M</text:span><text:span text:style-name="T8">i</text:span><text:span text:style-name="T7">(1)=1</text:span></text:p>
          </draw:text-box>
        </draw:frame>
        <draw:frame draw:style-name="gr26" draw:text-style-name="P25" draw:layer="layout" svg:width="1.917cm" svg:height="1.632cm" svg:x="3.142cm" svg:y="6.146cm">
          <draw:text-box>
            <text:p text:style-name="P23"><text:span text:style-name="T7">M</text:span><text:span text:style-name="T8">i</text:span><text:span text:style-name="T7">(1)=0</text:span></text:p>
          </draw:text-box>
        </draw:frame>
        <draw:custom-shape draw:style-name="gr27" draw:text-style-name="P22" draw:layer="layout" svg:width="1.394cm" svg:height="1.214cm" svg:x="15.314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1.396cm" svg:height="1.214cm" svg:x="16.708cm" svg:y="1.714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20" xml:id="id17" draw:id="id17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38" draw:text-style-name="P22" draw:layer="layout" svg:width="1.396cm" svg:height="1.214cm" svg:x="16.708cm" svg:y="2.928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draw:layer="layout" svg:width="1.394cm" svg:height="1.213cm" svg:x="15.311cm" svg:y="4.751cm">
          <text:p text:style-name="P21"><text:span text:style-name="T13">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draw:layer="layout" svg:width="1.396cm" svg:height="1.213cm" svg:x="16.708cm" svg:y="4.751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1.396cm" svg:height="1.214cm" svg:x="16.708cm" svg:y="5.964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4" draw:layer="layout" svg:width="1.641cm" svg:height="1.633cm" svg:x="15.205cm" svg:y="1.048cm">
          <draw:text-box>
            <text:p text:style-name="P23"><text:span text:style-name="T7">M</text:span><text:span text:style-name="T8">i</text:span><text:span text:style-name="T7">(0)=1</text:span></text:p>
          </draw:text-box>
        </draw:frame>
        <draw:frame draw:style-name="gr18" draw:text-style-name="P24" draw:layer="layout" svg:width="1.931cm" svg:height="1.633cm" svg:x="16.46cm" svg:y="1.048cm">
          <draw:text-box>
            <text:p text:style-name="P23"><text:span text:style-name="T7">M</text:span><text:span text:style-name="T8">i</text:span><text:span text:style-name="T7">(0)=</text:span><text:span text:style-name="T7">0</text:span></text:p>
          </draw:text-box>
        </draw:frame>
        <draw:frame draw:style-name="gr26" draw:text-style-name="P25" draw:layer="layout" svg:width="1.886cm" svg:height="1.632cm" svg:x="13.409cm" svg:y="2.103cm">
          <draw:text-box>
            <text:p text:style-name="P23"><text:span text:style-name="T7">M</text:span><text:span text:style-name="T8">i</text:span><text:span text:style-name="T7">(1)=1</text:span></text:p>
          </draw:text-box>
        </draw:frame>
        <draw:frame draw:style-name="gr18" draw:text-style-name="P25" draw:layer="layout" svg:width="1.917cm" svg:height="1.633cm" svg:x="13.396cm" svg:y="3.244cm">
          <draw:text-box>
            <text:p text:style-name="P23"><text:span text:style-name="T7">M</text:span><text:span text:style-name="T8">i</text:span><text:span text:style-name="T7">(1)=0</text:span></text:p>
          </draw:text-box>
        </draw:frame>
        <draw:frame draw:style-name="gr19" draw:text-style-name="P24" draw:layer="layout" svg:width="1.394cm" svg:height="1.291cm" svg:x="11.824cm" svg:y="2.554cm">
          <draw:text-box>
            <text:p text:style-name="P23"><text:span text:style-name="T7">D</text:span><text:span text:style-name="T8">i</text:span><text:span text:style-name="T7">=1</text:span></text:p>
          </draw:text-box>
        </draw:frame>
        <draw:custom-shape draw:style-name="gr29" draw:text-style-name="P26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0" draw:layer="layout" svg:width="1.394cm" svg:height="1.236cm" svg:x="11.824cm" svg:y="5.644cm">
          <draw:text-box>
            <text:p text:style-name="P23"><text:span text:style-name="T14">D</text:span><text:span text:style-name="T15">i</text:span><text:span text:style-name="T14">=0</text:span></text:p>
          </draw:text-box>
        </draw:frame>
        <draw:custom-shape draw:style-name="gr20" draw:text-style-name="P31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7" draw:layer="layout" svg:width="6.084cm" svg:height="0.967cm" svg:x="13.08cm" svg:y="0.236cm">
          <draw:text-box>
            <text:p text:style-name="P23"><text:span text:style-name="T11">E[ Y</text:span><text:span text:style-name="T12">i</text:span><text:span text:style-name="T11">(0, 1</text:span><text:span text:style-name="T4">) </text:span><text:span text:style-name="T4">| . . . ]</text:span></text:p>
          </draw:text-box>
        </draw:frame>
        <draw:line draw:style-name="gr23" draw:text-style-name="P28" draw:layer="layout" svg:x1="16.041cm" svg:y1="2.376cm" svg:x2="16.041cm" svg:y2="5.412cm">
          <text:p/>
        </draw:line>
        <draw:connector draw:style-name="gr24" draw:text-style-name="P28" draw:layer="layout" draw:type="curve" svg:x1="17.456cm" svg:y1="2.317cm" svg:x2="17.456cm" svg:y2="3.53cm" svg:d="M17456 2317v1213" svg:viewBox="0 0 1 1214">
          <text:p/>
        </draw:connector>
        <draw:connector draw:style-name="gr24" draw:text-style-name="P28" draw:layer="layout" draw:type="curve" svg:x1="16.033cm" svg:y1="2.394cm" svg:x2="16.025cm" svg:y2="5.275cm" svg:d="M16033 2394c0 2161-8 720-8 2881" svg:viewBox="0 0 9 2882">
          <text:p/>
        </draw:connector>
        <draw:connector draw:style-name="gr25" draw:text-style-name="P28" draw:layer="layout" draw:type="curve" svg:x1="16.101cm" svg:y1="2.249cm" svg:x2="16.01cm" svg:y2="2.928cm" draw:end-shape="id17" svg:d="M16101 2249c0 115-91-224-91 679" svg:viewBox="0 0 92 680">
          <text:p text:style-name="P23"><text:span text:style-name="T8"/></text:p>
        </draw:connector>
        <draw:connector draw:style-name="gr24" draw:text-style-name="P28" draw:layer="layout" draw:type="curve" svg:x1="15.936cm" svg:y1="2.309cm" svg:x2="15.927cm" svg:y2="5.359cm" svg:d="M15936 2309c0 2288-9 763-9 3050" svg:viewBox="0 0 10 3051">
          <text:p/>
        </draw:connector>
        <draw:frame draw:style-name="gr18" draw:text-style-name="P25" draw:layer="layout" svg:width="1.887cm" svg:height="1.633cm" svg:x="13.409cm" svg:y="5.052cm">
          <draw:text-box>
            <text:p text:style-name="P23"><text:span text:style-name="T7">M</text:span><text:span text:style-name="T8">i</text:span><text:span text:style-name="T7">(1)=1</text:span></text:p>
          </draw:text-box>
        </draw:frame>
        <draw:frame draw:style-name="gr26" draw:text-style-name="P25" draw:layer="layout" svg:width="1.917cm" svg:height="1.632cm" svg:x="13.494cm" svg:y="6.146cm">
          <draw:text-box>
            <text:p text:style-name="P23"><text:span text:style-name="T7">M</text:span><text:span text:style-name="T8">i</text:span><text:span text:style-name="T7">(1)=0</text:span></text:p>
          </draw:text-box>
        </draw:frame>
        <draw:frame draw:style-name="gr42" draw:text-style-name="P32" draw:layer="layout" svg:width="2.898cm" svg:height="0.875cm" svg:x="5.04cm" svg:y="1.865cm">
          <draw:text-box>
            <text:p text:style-name="P23"><text:span text:style-name="T13">—</text:span><text:span text:style-name="T13">obs</text:span><text:span text:style-name="T13">—</text:span></text:p>
          </draw:text-box>
        </draw:frame>
        <draw:custom-shape draw:style-name="gr43" draw:text-style-name="P10" draw:layer="layout" svg:width="1.395cm" svg:height="1.214cm" svg:x="6.455cm" svg:y="9.623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8" draw:id="id18" draw:layer="layout" svg:width="1.394cm" svg:height="1.213cm" svg:x="5.06cm" svg:y="10.836cm" svg:viewBox="0 0 1395 1214" svg:d="M0 1214c0-405 0-809 0-1214 465 0 930 0 1395 0 0 405 0 809 0 1214-465 0-930 0-1395 0z">
          <text:p/>
        </draw:path>
        <draw:custom-shape draw:style-name="gr17" draw:text-style-name="P10" draw:layer="layout" svg:width="1.395cm" svg:height="1.213cm" svg:x="6.455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draw:layer="layout" svg:width="1.395cm" svg:height="1.213cm" svg:x="6.455cm" svg:y="12.659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.395cm" svg:height="1.214cm" svg:x="5.057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6.455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1.932cm" svg:height="1.632cm" svg:x="6.206cm" svg:y="8.957cm">
          <draw:text-box>
            <text:p text:style-name="P2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8" draw:text-style-name="P12" draw:layer="layout" svg:width="1.887cm" svg:height="1.633cm" svg:x="3.155cm" svg:y="10.011cm">
          <draw:text-box>
            <text:p text:style-name="P2"><text:span text:style-name="T7">M</text:span><text:span text:style-name="T8">i</text:span><text:span text:style-name="T7">(1)=</text:span><text:span text:style-name="T7">1</text:span></text:p>
          </draw:text-box>
        </draw:frame>
        <draw:frame draw:style-name="gr26" draw:text-style-name="P12" draw:layer="layout" svg:width="1.917cm" svg:height="1.632cm" svg:x="3.143cm" svg:y="11.153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frame draw:style-name="gr19" draw:text-style-name="P11" draw:layer="layout" svg:width="1.394cm" svg:height="1.291cm" svg:x="1.571cm" svg:y="10.462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2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71cm" svg:y="13.552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2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7cm" svg:y="8.144cm">
          <draw:text-box>
            <text:p text:style-name="P2"><text:span text:style-name="T6">E[ </text:span><text:span text:style-name="T6">Y</text:span><text:span text:style-name="T9">i</text:span><text:span text:style-name="T6">(1, </text:span><text:span text:style-name="T6">0</text:span><text:span text:style-name="T4">) </text:span><text:span text:style-name="T4">| . . . </text:span><text:span text:style-name="T4">]</text:span></text:p>
          </draw:text-box>
        </draw:frame>
        <draw:line draw:style-name="gr23" draw:text-style-name="P15" draw:layer="layout" svg:x1="5.788cm" svg:y1="10.284cm" svg:x2="5.788cm" svg:y2="13.32cm">
          <text:p/>
        </draw:line>
        <draw:connector draw:style-name="gr24" draw:text-style-name="P15" draw:layer="layout" draw:type="curve" svg:x1="7.203cm" svg:y1="10.225cm" svg:x2="7.203cm" svg:y2="11.438cm" svg:d="M7203 10225v1213" svg:viewBox="0 0 1 1214">
          <text:p/>
        </draw:connector>
        <draw:connector draw:style-name="gr24" draw:text-style-name="P15" draw:layer="layout" draw:type="curve" svg:x1="5.779cm" svg:y1="10.302cm" svg:x2="5.771cm" svg:y2="13.183cm" svg:d="M5779 10302c0 2161-8 720-8 2881" svg:viewBox="0 0 9 2882">
          <text:p/>
        </draw:connector>
        <draw:connector draw:style-name="gr25" draw:text-style-name="P15" draw:layer="layout" draw:type="curve" svg:x1="5.848cm" svg:y1="10.157cm" svg:x2="5.757cm" svg:y2="10.836cm" draw:end-shape="id18" svg:d="M5848 10157c0 115-91-224-91 679" svg:viewBox="0 0 92 680">
          <text:p/>
        </draw:connector>
        <draw:connector draw:style-name="gr24" draw:text-style-name="P15" draw:layer="layout" draw:type="curve" svg:x1="5.682cm" svg:y1="10.217cm" svg:x2="5.673cm" svg:y2="13.268cm" svg:d="M5682 10217c0 2289-9 763-9 3051" svg:viewBox="0 0 10 3052">
          <text:p/>
        </draw:connector>
        <draw:frame draw:style-name="gr18" draw:text-style-name="P12" draw:layer="layout" svg:width="1.887cm" svg:height="1.633cm" svg:x="3.156cm" svg:y="12.96cm">
          <draw:text-box>
            <text:p text:style-name="P2"><text:span text:style-name="T7">M</text:span><text:span text:style-name="T8">i</text:span><text:span text:style-name="T7">(1)=</text:span><text:span text:style-name="T7">1</text:span></text:p>
          </draw:text-box>
        </draw:frame>
        <draw:frame draw:style-name="gr18" draw:text-style-name="P12" draw:layer="layout" svg:width="1.918cm" svg:height="1.633cm" svg:x="3.143cm" svg:y="14.197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custom-shape draw:style-name="gr14" draw:text-style-name="P10" draw:layer="layout" svg:width="1.396cm" svg:height="1.214cm" svg:x="16.71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9" draw:id="id19" draw:layer="layout" svg:width="1.394cm" svg:height="1.213cm" svg:x="15.315cm" svg:y="10.85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16.71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.395cm" svg:height="1.214cm" svg:x="15.312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7cm" svg:y="8.971cm">
          <draw:text-box>
            <text:p text:style-name="P2"><text:span text:style-name="T7">M</text:span><text:span text:style-name="T8">i</text:span><text:span text:style-name="T7">(0)</text:span><text:span text:style-name="T7">=1</text:span></text:p>
          </draw:text-box>
        </draw:frame>
        <draw:frame draw:style-name="gr18" draw:text-style-name="P11" draw:layer="layout" svg:width="1.931cm" svg:height="1.633cm" svg:x="16.462cm" svg:y="8.971cm">
          <draw:text-box>
            <text:p text:style-name="P2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8" draw:text-style-name="P12" draw:layer="layout" svg:width="1.887cm" svg:height="1.633cm" svg:x="13.41cm" svg:y="10.025cm">
          <draw:text-box>
            <text:p text:style-name="P2"><text:span text:style-name="T7">M</text:span><text:span text:style-name="T8">i</text:span><text:span text:style-name="T7">(1)=</text:span><text:span text:style-name="T7">1</text:span></text:p>
          </draw:text-box>
        </draw:frame>
        <draw:frame draw:style-name="gr18" draw:text-style-name="P12" draw:layer="layout" svg:width="1.917cm" svg:height="1.633cm" svg:x="13.398cm" svg:y="11.167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frame draw:style-name="gr19" draw:text-style-name="P11" draw:layer="layout" svg:width="1.394cm" svg:height="1.291cm" svg:x="11.826cm" svg:y="10.476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cm" svg:height="2.427cm" svg:x="13.048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2" draw:layer="layout" svg:width="1.394cm" svg:height="1.235cm" svg:x="11.826cm" svg:y="13.567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8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2cm" svg:y="8.158cm">
          <draw:text-box>
            <text:p text:style-name="P2"><text:span text:style-name="T6">E[ </text:span><text:span text:style-name="T6">Y</text:span><text:span text:style-name="T9">i</text:span><text:span text:style-name="T6">(0</text:span><text:span text:style-name="T6">, 0</text:span><text:span text:style-name="T4">) </text:span><text:span text:style-name="T4">| . . . </text:span><text:span text:style-name="T4">]</text:span></text:p>
          </draw:text-box>
        </draw:frame>
        <draw:line draw:style-name="gr23" draw:text-style-name="P15" draw:layer="layout" svg:x1="16.043cm" svg:y1="10.298cm" svg:x2="16.043cm" svg:y2="13.334cm">
          <text:p/>
        </draw:line>
        <draw:connector draw:style-name="gr24" draw:text-style-name="P15" draw:layer="layout" draw:type="curve" svg:x1="17.458cm" svg:y1="10.239cm" svg:x2="17.458cm" svg:y2="11.452cm" svg:d="M17458 10239v1213" svg:viewBox="0 0 1 1214">
          <text:p/>
        </draw:connector>
        <draw:connector draw:style-name="gr40" draw:text-style-name="P18" draw:layer="layout" draw:type="curve" svg:x1="16.035cm" svg:y1="10.316cm" svg:x2="16.027cm" svg:y2="13.197cm" svg:d="M16035 10316c0 2161-8 721-8 2881" svg:viewBox="0 0 9 2882">
          <text:p/>
        </draw:connector>
        <draw:connector draw:style-name="gr25" draw:text-style-name="P15" draw:layer="layout" draw:type="curve" svg:x1="16.103cm" svg:y1="10.172cm" svg:x2="16.012cm" svg:y2="10.85cm" draw:end-shape="id19" svg:d="M16103 10172c0 114-91-225-91 678" svg:viewBox="0 0 92 679">
          <text:p text:style-name="P2"><text:span text:style-name="T8">`</text:span></text:p>
        </draw:connector>
        <draw:connector draw:style-name="gr24" draw:text-style-name="P15" draw:layer="layout" draw:type="curve" svg:x1="15.938cm" svg:y1="10.232cm" svg:x2="15.929cm" svg:y2="13.282cm" svg:d="M15938 10232c0 2288-9 763-9 3050" svg:viewBox="0 0 10 3051">
          <text:p/>
        </draw:connector>
        <draw:frame draw:style-name="gr26" draw:text-style-name="P12" draw:layer="layout" svg:width="1.887cm" svg:height="1.632cm" svg:x="13.411cm" svg:y="12.975cm">
          <draw:text-box>
            <text:p text:style-name="P2"><text:span text:style-name="T7">M</text:span><text:span text:style-name="T8">i</text:span><text:span text:style-name="T7">(1)=</text:span><text:span text:style-name="T7">1</text:span></text:p>
          </draw:text-box>
        </draw:frame>
        <draw:frame draw:style-name="gr18" draw:text-style-name="P12" draw:layer="layout" svg:width="1.917cm" svg:height="1.633cm" svg:x="13.496cm" svg:y="14.297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custom-shape draw:style-name="gr44" draw:text-style-name="P10" draw:layer="layout" svg:width="1.395cm" svg:height="1.213cm" svg:x="5.056cm" svg:y="12.659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1.395cm" svg:height="1.214cm" svg:x="15.314cm" svg:y="9.637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draw:layer="layout" svg:width="1.395cm" svg:height="1.213cm" svg:x="15.311cm" svg:y="12.673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1.642cm" svg:height="1.632cm" svg:x="4.951cm" svg:y="8.97cm">
          <draw:text-box>
            <text:p text:style-name="P2"><text:span text:style-name="T7">M</text:span><text:span text:style-name="T8">i</text:span><text:span text:style-name="T7">(0)</text:span><text:span text:style-name="T7">=1</text:span></text:p>
          </draw:text-box>
        </draw:frame>
        <draw:custom-shape draw:style-name="gr43" draw:text-style-name="P10" draw:layer="layout" svg:width="1.395cm" svg:height="1.214cm" svg:x="5.059cm" svg:y="9.622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31" draw:text-style-name="P19" draw:layer="layout" svg:width="1.395cm" svg:height="1.214cm" svg:x="5.058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20" xml:id="id20" draw:id="id20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36" draw:text-style-name="P22" draw:layer="layout" svg:width="1.396cm" svg:height="1.213cm" svg:x="6.453cm" svg:y="2.914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1.396cm" svg:height="1.214cm" svg:x="6.453cm" svg:y="5.949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4" draw:layer="layout" svg:width="1.642cm" svg:height="1.633cm" svg:x="4.949cm" svg:y="1.034cm">
          <draw:text-box>
            <text:p text:style-name="P23"><text:span text:style-name="T7">M</text:span><text:span text:style-name="T8">i</text:span><text:span text:style-name="T7">(0)</text:span><text:span text:style-name="T7">=1</text:span></text:p>
          </draw:text-box>
        </draw:frame>
        <draw:frame draw:style-name="gr18" draw:text-style-name="P24" draw:layer="layout" svg:width="1.932cm" svg:height="1.633cm" svg:x="6.204cm" svg:y="1.034cm">
          <draw:text-box>
            <text:p text:style-name="P23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8" draw:text-style-name="P25" draw:layer="layout" svg:width="1.887cm" svg:height="1.633cm" svg:x="3.153cm" svg:y="2.088cm">
          <draw:text-box>
            <text:p text:style-name="P23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18" draw:text-style-name="P25" draw:layer="layout" svg:width="1.917cm" svg:height="1.633cm" svg:x="3.141cm" svg:y="3.23cm">
          <draw:text-box>
            <text:p text:style-name="P23"><text:span text:style-name="T7">M</text:span><text:span text:style-name="T8">i</text:span><text:span text:style-name="T7">(1)</text:span><text:span text:style-name="T7">=0</text:span></text:p>
          </draw:text-box>
        </draw:frame>
        <draw:frame draw:style-name="gr19" draw:text-style-name="P24" draw:layer="layout" svg:width="1.394cm" svg:height="1.291cm" svg:x="1.569cm" svg:y="2.539cm">
          <draw:text-box>
            <text:p text:style-name="P23"><text:span text:style-name="T7">D</text:span><text:span text:style-name="T8">i</text:span><text:span text:style-name="T7">=1</text:span></text:p>
          </draw:text-box>
        </draw:frame>
        <draw:custom-shape draw:style-name="gr20" draw:text-style-name="P26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5" draw:layer="layout" svg:width="1.394cm" svg:height="1.236cm" svg:x="1.569cm" svg:y="5.63cm">
          <draw:text-box>
            <text:p text:style-name="P23"><text:span text:style-name="T7">D</text:span><text:span text:style-name="T8">i</text:span><text:span text:style-name="T7">=0</text:span></text:p>
          </draw:text-box>
        </draw:frame>
        <draw:custom-shape draw:style-name="gr20" draw:text-style-name="P26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7" draw:layer="layout" svg:width="6.083cm" svg:height="0.967cm" svg:x="2.825cm" svg:y="0.221cm">
          <draw:text-box>
            <text:p text:style-name="P23"><text:span text:style-name="T11">E[ </text:span><text:span text:style-name="T11">Y</text:span><text:span text:style-name="T12">i</text:span><text:span text:style-name="T11">(1</text:span><text:span text:style-name="T11">, 1</text:span><text:span text:style-name="T4">) </text:span><text:span text:style-name="T4">| . . . </text:span><text:span text:style-name="T4">]</text:span></text:p>
          </draw:text-box>
        </draw:frame>
        <draw:line draw:style-name="gr23" draw:text-style-name="P28" draw:layer="layout" svg:x1="5.786cm" svg:y1="2.362cm" svg:x2="5.786cm" svg:y2="5.398cm">
          <text:p/>
        </draw:line>
        <draw:connector draw:style-name="gr24" draw:text-style-name="P28" draw:layer="layout" draw:type="curve" svg:x1="7.201cm" svg:y1="2.302cm" svg:x2="7.201cm" svg:y2="3.515cm" svg:d="M7201 2302v1213" svg:viewBox="0 0 1 1214">
          <text:p/>
        </draw:connector>
        <draw:connector draw:style-name="gr24" draw:text-style-name="P28" draw:layer="layout" draw:type="curve" svg:x1="5.777cm" svg:y1="2.379cm" svg:x2="5.77cm" svg:y2="5.261cm" svg:d="M5777 2379c0 2161-7 721-7 2882" svg:viewBox="0 0 8 2883">
          <text:p/>
        </draw:connector>
        <draw:connector draw:style-name="gr25" draw:text-style-name="P28" draw:layer="layout" draw:type="curve" svg:x1="5.846cm" svg:y1="2.235cm" svg:x2="5.755cm" svg:y2="2.914cm" draw:end-shape="id20" svg:d="M5846 2235c0 115-91-224-91 679" svg:viewBox="0 0 92 680">
          <text:p text:style-name="P23"><text:span text:style-name="T8">`</text:span></text:p>
        </draw:connector>
        <draw:connector draw:style-name="gr24" draw:text-style-name="P28" draw:layer="layout" draw:type="curve" svg:x1="5.68cm" svg:y1="2.295cm" svg:x2="5.672cm" svg:y2="5.345cm" svg:d="M5680 2295c0 2287-8 763-8 3050" svg:viewBox="0 0 9 3051">
          <text:p/>
        </draw:connector>
        <draw:frame draw:style-name="gr18" draw:text-style-name="P25" draw:layer="layout" svg:width="1.887cm" svg:height="1.633cm" svg:x="3.154cm" svg:y="5.038cm">
          <draw:text-box>
            <text:p text:style-name="P23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26" draw:text-style-name="P25" draw:layer="layout" svg:width="1.917cm" svg:height="1.632cm" svg:x="3.142cm" svg:y="6.146cm">
          <draw:text-box>
            <text:p text:style-name="P23"><text:span text:style-name="T7">M</text:span><text:span text:style-name="T8">i</text:span><text:span text:style-name="T7">(1)</text:span><text:span text:style-name="T7">=0</text:span></text:p>
          </draw:text-box>
        </draw:frame>
        <draw:custom-shape draw:style-name="gr27" draw:text-style-name="P22" draw:layer="layout" svg:width="1.394cm" svg:height="1.214cm" svg:x="15.314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20" xml:id="id21" draw:id="id21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41" draw:text-style-name="P29" draw:layer="layout" svg:width="1.394cm" svg:height="1.213cm" svg:x="15.311cm" svg:y="4.751cm">
          <text:p text:style-name="P21"><text:span text:style-name="T13">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4" draw:layer="layout" svg:width="1.641cm" svg:height="1.633cm" svg:x="15.205cm" svg:y="1.048cm">
          <draw:text-box>
            <text:p text:style-name="P23"><text:span text:style-name="T7">M</text:span><text:span text:style-name="T8">i</text:span><text:span text:style-name="T7">(0)=1</text:span></text:p>
          </draw:text-box>
        </draw:frame>
        <draw:frame draw:style-name="gr18" draw:text-style-name="P24" draw:layer="layout" svg:width="1.931cm" svg:height="1.633cm" svg:x="16.46cm" svg:y="1.048cm">
          <draw:text-box>
            <text:p text:style-name="P23"><text:span text:style-name="T7">M</text:span><text:span text:style-name="T8">i</text:span><text:span text:style-name="T7">(0)=0</text:span></text:p>
          </draw:text-box>
        </draw:frame>
        <draw:frame draw:style-name="gr26" draw:text-style-name="P25" draw:layer="layout" svg:width="1.886cm" svg:height="1.632cm" svg:x="13.409cm" svg:y="2.103cm">
          <draw:text-box>
            <text:p text:style-name="P23"><text:span text:style-name="T7">M</text:span><text:span text:style-name="T8">i</text:span><text:span text:style-name="T7">(1)=1</text:span></text:p>
          </draw:text-box>
        </draw:frame>
        <draw:frame draw:style-name="gr18" draw:text-style-name="P25" draw:layer="layout" svg:width="1.917cm" svg:height="1.633cm" svg:x="13.396cm" svg:y="3.244cm">
          <draw:text-box>
            <text:p text:style-name="P23"><text:span text:style-name="T7">M</text:span><text:span text:style-name="T8">i</text:span><text:span text:style-name="T7">(1)=0</text:span></text:p>
          </draw:text-box>
        </draw:frame>
        <draw:frame draw:style-name="gr19" draw:text-style-name="P24" draw:layer="layout" svg:width="1.394cm" svg:height="1.291cm" svg:x="11.824cm" svg:y="2.554cm">
          <draw:text-box>
            <text:p text:style-name="P23"><text:span text:style-name="T7">D</text:span><text:span text:style-name="T8">i</text:span><text:span text:style-name="T7">=1</text:span></text:p>
          </draw:text-box>
        </draw:frame>
        <draw:custom-shape draw:style-name="gr29" draw:text-style-name="P26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0" draw:layer="layout" svg:width="1.394cm" svg:height="1.236cm" svg:x="11.824cm" svg:y="5.644cm">
          <draw:text-box>
            <text:p text:style-name="P23"><text:span text:style-name="T14">D</text:span><text:span text:style-name="T15">i</text:span><text:span text:style-name="T14">=0</text:span></text:p>
          </draw:text-box>
        </draw:frame>
        <draw:custom-shape draw:style-name="gr20" draw:text-style-name="P31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7" draw:layer="layout" svg:width="6.084cm" svg:height="0.967cm" svg:x="13.08cm" svg:y="0.236cm">
          <draw:text-box>
            <text:p text:style-name="P23"><text:span text:style-name="T11">E[ Y</text:span><text:span text:style-name="T12">i</text:span><text:span text:style-name="T11">(</text:span><text:span text:style-name="T11">0, 1</text:span><text:span text:style-name="T4">) </text:span><text:span text:style-name="T4">| . . . ]</text:span></text:p>
          </draw:text-box>
        </draw:frame>
        <draw:line draw:style-name="gr23" draw:text-style-name="P28" draw:layer="layout" svg:x1="16.041cm" svg:y1="2.376cm" svg:x2="16.041cm" svg:y2="5.412cm">
          <text:p/>
        </draw:line>
        <draw:connector draw:style-name="gr24" draw:text-style-name="P28" draw:layer="layout" draw:type="curve" svg:x1="16.033cm" svg:y1="2.394cm" svg:x2="16.025cm" svg:y2="5.275cm" svg:d="M16033 2394c0 2161-8 721-8 2881" svg:viewBox="0 0 9 2882">
          <text:p/>
        </draw:connector>
        <draw:connector draw:style-name="gr25" draw:text-style-name="P28" draw:layer="layout" draw:type="curve" svg:x1="16.101cm" svg:y1="2.249cm" svg:x2="16.01cm" svg:y2="2.928cm" draw:end-shape="id21" svg:d="M16101 2249c0 115-91-224-91 679" svg:viewBox="0 0 92 680">
          <text:p/>
        </draw:connector>
        <draw:connector draw:style-name="gr24" draw:text-style-name="P28" draw:layer="layout" draw:type="curve" svg:x1="15.936cm" svg:y1="2.309cm" svg:x2="15.927cm" svg:y2="5.359cm" svg:d="M15936 2309c0 2287-9 763-9 3050" svg:viewBox="0 0 10 3051">
          <text:p/>
        </draw:connector>
        <draw:frame draw:style-name="gr18" draw:text-style-name="P25" draw:layer="layout" svg:width="1.887cm" svg:height="1.633cm" svg:x="13.409cm" svg:y="5.052cm">
          <draw:text-box>
            <text:p text:style-name="P23"><text:span text:style-name="T7">M</text:span><text:span text:style-name="T8">i</text:span><text:span text:style-name="T7">(1)=1</text:span></text:p>
          </draw:text-box>
        </draw:frame>
        <draw:frame draw:style-name="gr26" draw:text-style-name="P25" draw:layer="layout" svg:width="1.917cm" svg:height="1.632cm" svg:x="13.494cm" svg:y="6.146cm">
          <draw:text-box>
            <text:p text:style-name="P23"><text:span text:style-name="T7">M</text:span><text:span text:style-name="T8">i</text:span><text:span text:style-name="T7">(1)=0</text:span></text:p>
          </draw:text-box>
        </draw:frame>
        <draw:path draw:style-name="gr35" draw:text-style-name="P20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45" draw:text-style-name="P34" draw:layer="layout" svg:width="1.395cm" svg:height="1.213cm" svg:x="6.454cm" svg:y="10.837cm">
          <text:p text:style-name="P21"><text:span text:style-name="T13">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4" draw:layer="layout" svg:width="1.395cm" svg:height="1.214cm" svg:x="6.454cm" svg:y="13.872cm">
          <text:p text:style-name="P21"><text:span text:style-name="T13">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4" draw:layer="layout" svg:width="1.642cm" svg:height="1.632cm" svg:x="4.95cm" svg:y="8.957cm">
          <draw:text-box>
            <text:p text:style-name="P23"><text:span text:style-name="T7">M</text:span><text:span text:style-name="T8">i</text:span><text:span text:style-name="T7">(0)=1</text:span></text:p>
          </draw:text-box>
        </draw:frame>
        <draw:frame draw:style-name="gr26" draw:text-style-name="P24" draw:layer="layout" svg:width="1.932cm" svg:height="1.632cm" svg:x="6.205cm" svg:y="8.957cm">
          <draw:text-box>
            <text:p text:style-name="P23"><text:span text:style-name="T7">M</text:span><text:span text:style-name="T8">i</text:span><text:span text:style-name="T7">(0)=0</text:span></text:p>
          </draw:text-box>
        </draw:frame>
        <draw:frame draw:style-name="gr18" draw:text-style-name="P25" draw:layer="layout" svg:width="1.887cm" svg:height="1.633cm" svg:x="3.154cm" svg:y="10.011cm">
          <draw:text-box>
            <text:p text:style-name="P23"><text:span text:style-name="T7">M</text:span><text:span text:style-name="T8">i</text:span><text:span text:style-name="T7">(1)=1</text:span></text:p>
          </draw:text-box>
        </draw:frame>
        <draw:frame draw:style-name="gr26" draw:text-style-name="P25" draw:layer="layout" svg:width="1.917cm" svg:height="1.632cm" svg:x="3.142cm" svg:y="11.153cm">
          <draw:text-box>
            <text:p text:style-name="P23"><text:span text:style-name="T7">M</text:span><text:span text:style-name="T8">i</text:span><text:span text:style-name="T7">(1)=0</text:span></text:p>
          </draw:text-box>
        </draw:frame>
        <draw:frame draw:style-name="gr19" draw:text-style-name="P24" draw:layer="layout" svg:width="1.394cm" svg:height="1.291cm" svg:x="1.57cm" svg:y="10.462cm">
          <draw:text-box>
            <text:p text:style-name="P23"><text:span text:style-name="T7">D</text:span><text:span text:style-name="T8">i</text:span><text:span text:style-name="T7">=1</text:span></text:p>
          </draw:text-box>
        </draw:frame>
        <draw:custom-shape draw:style-name="gr20" draw:text-style-name="P26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5" draw:layer="layout" svg:width="1.394cm" svg:height="1.236cm" svg:x="1.57cm" svg:y="13.552cm">
          <draw:text-box>
            <text:p text:style-name="P23"><text:span text:style-name="T7">D</text:span><text:span text:style-name="T8">i</text:span><text:span text:style-name="T7">=0</text:span></text:p>
          </draw:text-box>
        </draw:frame>
        <draw:custom-shape draw:style-name="gr20" draw:text-style-name="P26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7" draw:layer="layout" svg:width="6.083cm" svg:height="0.967cm" svg:x="2.826cm" svg:y="8.144cm">
          <draw:text-box>
            <text:p text:style-name="P23"><text:span text:style-name="T11">E[ Y</text:span><text:span text:style-name="T12">i</text:span><text:span text:style-name="T11">(</text:span><text:span text:style-name="T11">1, 0</text:span><text:span text:style-name="T4">) </text:span><text:span text:style-name="T4">| . . . ]</text:span></text:p>
          </draw:text-box>
        </draw:frame>
        <draw:line draw:style-name="gr23" draw:text-style-name="P28" draw:layer="layout" svg:x1="5.787cm" svg:y1="10.284cm" svg:x2="5.787cm" svg:y2="13.32cm">
          <text:p/>
        </draw:line>
        <draw:connector draw:style-name="gr47" draw:text-style-name="P35" draw:layer="layout" draw:type="curve" svg:x1="7.202cm" svg:y1="10.225cm" svg:x2="7.202cm" svg:y2="11.438cm" svg:d="M7202 10225v1213" svg:viewBox="0 0 1 1214">
          <text:p/>
        </draw:connector>
        <draw:connector draw:style-name="gr24" draw:text-style-name="P28" draw:layer="layout" draw:type="curve" svg:x1="5.778cm" svg:y1="10.302cm" svg:x2="5.77cm" svg:y2="13.183cm" svg:d="M5778 10302c0 2161-8 721-8 2881" svg:viewBox="0 0 9 2882">
          <text:p/>
        </draw:connector>
        <draw:connector draw:style-name="gr24" draw:text-style-name="P28" draw:layer="layout" draw:type="curve" svg:x1="5.681cm" svg:y1="10.217cm" svg:x2="5.672cm" svg:y2="13.268cm" svg:d="M5681 10217c0 2289-9 764-9 3051" svg:viewBox="0 0 10 3052">
          <text:p/>
        </draw:connector>
        <draw:frame draw:style-name="gr18" draw:text-style-name="P25" draw:layer="layout" svg:width="1.887cm" svg:height="1.633cm" svg:x="3.155cm" svg:y="12.96cm">
          <draw:text-box>
            <text:p text:style-name="P23"><text:span text:style-name="T7">M</text:span><text:span text:style-name="T8">i</text:span><text:span text:style-name="T7">(1)=1</text:span></text:p>
          </draw:text-box>
        </draw:frame>
        <draw:frame draw:style-name="gr18" draw:text-style-name="P25" draw:layer="layout" svg:width="1.918cm" svg:height="1.633cm" svg:x="3.142cm" svg:y="14.197cm">
          <draw:text-box>
            <text:p text:style-name="P23"><text:span text:style-name="T7">M</text:span><text:span text:style-name="T8">i</text:span><text:span text:style-name="T7">(1)=0</text:span></text:p>
          </draw:text-box>
        </draw:frame>
        <draw:custom-shape draw:style-name="gr48" draw:text-style-name="P34" draw:layer="layout" svg:width="1.396cm" svg:height="1.214cm" svg:x="16.709cm" svg:y="9.637cm">
          <text:p text:style-name="P21"><text:span text:style-name="T13">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20" xml:id="id22" draw:id="id22" draw:layer="layout" svg:width="1.394cm" svg:height="1.213cm" svg:x="15.314cm" svg:y="10.85cm" svg:viewBox="0 0 1395 1214" svg:d="M0 1214c0-405 0-809 0-1214 465 0 930 0 1395 0 0 405 0 809 0 1214-465 0-930 0-1395 0z">
          <text:p/>
        </draw:path>
        <draw:custom-shape draw:style-name="gr49" draw:text-style-name="P34" draw:layer="layout" svg:width="1.396cm" svg:height="1.213cm" svg:x="16.709cm" svg:y="10.851cm">
          <text:p text:style-name="P21"><text:span text:style-name="T13">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4" draw:layer="layout" svg:width="1.396cm" svg:height="1.213cm" svg:x="16.709cm" svg:y="12.673cm">
          <text:p text:style-name="P21"><text:span text:style-name="T13">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4" draw:layer="layout" svg:width="1.396cm" svg:height="1.214cm" svg:x="16.709cm" svg:y="13.886cm">
          <text:p text:style-name="P21"><text:span text:style-name="T13">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4" draw:layer="layout" svg:width="1.641cm" svg:height="1.633cm" svg:x="15.206cm" svg:y="8.971cm">
          <draw:text-box>
            <text:p text:style-name="P23"><text:span text:style-name="T7">M</text:span><text:span text:style-name="T8">i</text:span><text:span text:style-name="T7">(0)=1</text:span></text:p>
          </draw:text-box>
        </draw:frame>
        <draw:frame draw:style-name="gr18" draw:text-style-name="P24" draw:layer="layout" svg:width="1.931cm" svg:height="1.633cm" svg:x="16.461cm" svg:y="8.971cm">
          <draw:text-box>
            <text:p text:style-name="P23"><text:span text:style-name="T7">M</text:span><text:span text:style-name="T8">i</text:span><text:span text:style-name="T7">(0)=0</text:span></text:p>
          </draw:text-box>
        </draw:frame>
        <draw:frame draw:style-name="gr18" draw:text-style-name="P25" draw:layer="layout" svg:width="1.887cm" svg:height="1.633cm" svg:x="13.409cm" svg:y="10.025cm">
          <draw:text-box>
            <text:p text:style-name="P23"><text:span text:style-name="T7">M</text:span><text:span text:style-name="T8">i</text:span><text:span text:style-name="T7">(1)=1</text:span></text:p>
          </draw:text-box>
        </draw:frame>
        <draw:frame draw:style-name="gr18" draw:text-style-name="P25" draw:layer="layout" svg:width="1.917cm" svg:height="1.633cm" svg:x="13.397cm" svg:y="11.167cm">
          <draw:text-box>
            <text:p text:style-name="P23"><text:span text:style-name="T7">M</text:span><text:span text:style-name="T8">i</text:span><text:span text:style-name="T7">(1)=0</text:span></text:p>
          </draw:text-box>
        </draw:frame>
        <draw:frame draw:style-name="gr19" draw:text-style-name="P36" draw:layer="layout" svg:width="1.394cm" svg:height="1.291cm" svg:x="11.825cm" svg:y="10.476cm">
          <draw:text-box>
            <text:p text:style-name="P23"><text:span text:style-name="T14">D</text:span><text:span text:style-name="T15">i</text:span><text:span text:style-name="T14">=1</text:span></text:p>
          </draw:text-box>
        </draw:frame>
        <draw:custom-shape draw:style-name="gr20" draw:text-style-name="P31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0" draw:layer="layout" svg:width="1.394cm" svg:height="1.235cm" svg:x="11.825cm" svg:y="13.567cm">
          <draw:text-box>
            <text:p text:style-name="P23"><text:span text:style-name="T14">D</text:span><text:span text:style-name="T15">i</text:span><text:span text:style-name="T14">=0</text:span></text:p>
          </draw:text-box>
        </draw:frame>
        <draw:custom-shape draw:style-name="gr20" draw:text-style-name="P31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7" draw:layer="layout" svg:width="6.084cm" svg:height="0.967cm" svg:x="13.081cm" svg:y="8.158cm">
          <draw:text-box>
            <text:p text:style-name="P23"><text:span text:style-name="T11">E[ Y</text:span><text:span text:style-name="T12">i</text:span><text:span text:style-name="T11">(</text:span><text:span text:style-name="T11">0, 0</text:span><text:span text:style-name="T4">) | </text:span><text:span text:style-name="T4">. . . ]</text:span></text:p>
          </draw:text-box>
        </draw:frame>
        <draw:line draw:style-name="gr23" draw:text-style-name="P28" draw:layer="layout" svg:x1="16.042cm" svg:y1="10.298cm" svg:x2="16.042cm" svg:y2="13.334cm">
          <text:p/>
        </draw:line>
        <draw:connector draw:style-name="gr47" draw:text-style-name="P35" draw:layer="layout" draw:type="curve" svg:x1="17.457cm" svg:y1="10.239cm" svg:x2="17.457cm" svg:y2="11.452cm" svg:d="M17457 10239v1213" svg:viewBox="0 0 1 1214">
          <text:p/>
        </draw:connector>
        <draw:connector draw:style-name="gr40" draw:text-style-name="P37" draw:layer="layout" draw:type="curve" svg:x1="16.034cm" svg:y1="10.316cm" svg:x2="16.026cm" svg:y2="13.197cm" svg:d="M16034 10316c0 2161-8 721-8 2881" svg:viewBox="0 0 9 2882">
          <text:p/>
        </draw:connector>
        <draw:connector draw:style-name="gr50" draw:text-style-name="P35" draw:layer="layout" draw:type="curve" svg:x1="16.102cm" svg:y1="10.172cm" svg:x2="16.011cm" svg:y2="10.85cm" draw:end-shape="id22" svg:d="M16102 10172c0 114-91-225-91 678" svg:viewBox="0 0 92 679">
          <text:p/>
        </draw:connector>
        <draw:connector draw:style-name="gr24" draw:text-style-name="P28" draw:layer="layout" draw:type="curve" svg:x1="15.937cm" svg:y1="10.232cm" svg:x2="15.928cm" svg:y2="13.282cm" svg:d="M15937 10232c0 2287-9 763-9 3050" svg:viewBox="0 0 10 3051">
          <text:p/>
        </draw:connector>
        <draw:frame draw:style-name="gr26" draw:text-style-name="P25" draw:layer="layout" svg:width="1.887cm" svg:height="1.632cm" svg:x="13.41cm" svg:y="12.975cm">
          <draw:text-box>
            <text:p text:style-name="P23"><text:span text:style-name="T7">M</text:span><text:span text:style-name="T8">i</text:span><text:span text:style-name="T7">(1)=1</text:span></text:p>
          </draw:text-box>
        </draw:frame>
        <draw:frame draw:style-name="gr18" draw:text-style-name="P25" draw:layer="layout" svg:width="1.917cm" svg:height="1.633cm" svg:x="13.495cm" svg:y="14.297cm">
          <draw:text-box>
            <text:p text:style-name="P23"><text:span text:style-name="T7">M</text:span><text:span text:style-name="T8">i</text:span><text:span text:style-name="T7">(1)=0</text:span></text:p>
          </draw:text-box>
        </draw:frame>
        <draw:frame draw:style-name="gr42" draw:text-style-name="P32" draw:layer="layout" svg:width="2.898cm" svg:height="0.875cm" svg:x="5.04cm" svg:y="1.865cm">
          <draw:text-box>
            <text:p text:style-name="P23"><text:span text:style-name="T13">—</text:span><text:span text:style-name="T13">obs</text:span><text:span text:style-name="T13">—</text:span></text:p>
          </draw:text-box>
        </draw:frame>
        <draw:custom-shape draw:style-name="gr38" draw:text-style-name="P22" draw:layer="layout" svg:width="1.396cm" svg:height="1.214cm" svg:x="16.708cm" svg:y="1.714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1.396cm" svg:height="1.214cm" svg:x="16.708cm" svg:y="2.928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draw:layer="layout" svg:width="1.396cm" svg:height="1.213cm" svg:x="16.708cm" svg:y="4.751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1.396cm" svg:height="1.214cm" svg:x="16.708cm" svg:y="5.964cm">
          <text:p text:style-name="P21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28" draw:layer="layout" draw:type="curve" svg:x1="17.456cm" svg:y1="2.317cm" svg:x2="17.456cm" svg:y2="3.53cm" svg:d="M17456 2317v1213" svg:viewBox="0 0 1 1214">
          <text:p/>
        </draw:connector>
        <draw:custom-shape draw:style-name="gr43" draw:text-style-name="P10" draw:layer="layout" svg:width="1.395cm" svg:height="1.214cm" svg:x="6.455cm" svg:y="9.624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5" draw:layer="layout" draw:type="curve" svg:x1="5.848cm" svg:y1="10.158cm" svg:x2="5.757cm" svg:y2="10.837cm" svg:d="M5848 10158c0 115-91-224-91 679" svg:viewBox="0 0 92 680">
          <text:p/>
        </draw:connector>
        <draw:custom-shape draw:style-name="gr43" draw:text-style-name="P10" draw:layer="layout" svg:width="1.395cm" svg:height="1.214cm" svg:x="5.059cm" svg:y="9.623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draw:layer="layout" svg:width="1.395cm" svg:height="1.213cm" svg:x="6.454cm" svg:y="12.659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draw:layer="layout" svg:width="1.395cm" svg:height="1.213cm" svg:x="5.055cm" svg:y="12.659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1.395cm" svg:height="1.214cm" svg:x="15.314cm" svg:y="9.637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draw:layer="layout" svg:width="1.395cm" svg:height="1.213cm" svg:x="15.311cm" svg:y="12.673cm">
          <text:p text:style-name="P33"><text:span text:style-name="T10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51" draw:text-style-name="P38" draw:layer="layout" svg:width="2.032cm" svg:height="2.031cm" svg:x="5.29cm" svg:y="3.83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7.322cm" svg:y="3.838cm">
          <text:p/>
          <draw:enhanced-geometry svg:viewBox="0 0 21600 21600" draw:type="rectangle" draw:enhanced-path="M 0 0 L 21600 0 21600 21600 0 21600 0 0 Z N"/>
        </draw:custom-shape>
        <draw:path draw:style-name="gr51" draw:text-style-name="P38" xml:id="id23" draw:id="id23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51" draw:text-style-name="P38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5.286cm" svg:y="8.9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5.29cm" svg:y="2.564cm">
          <draw:text-box>
            <text:p text:style-name="P2"><text:span text:style-name="T16">M</text:span><text:span text:style-name="T17">i</text:span><text:span text:style-name="T16">(0)=1</text:span></text:p>
            <text:p text:style-name="P2"><text:span text:style-name="T16"/></text:p>
          </draw:text-box>
        </draw:frame>
        <draw:frame draw:style-name="gr52" draw:text-style-name="P39" draw:layer="layout" svg:width="2.03cm" svg:height="2.732cm" svg:x="7.32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2.956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56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2.956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56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0.208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08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56cm" svg:y="0.851cm">
          <draw:text-box>
            <text:p text:style-name="P2"><text:span text:style-name="T18">E[ Y</text:span><text:span text:style-name="T19">i</text:span><text:span text:style-name="T18">(</text:span><text:span text:style-name="T18">1, </text:span><text:span text:style-name="T18">M</text:span><text:span text:style-name="T20">i</text:span><text:span text:style-name="T21">(1)) </text:span><text:span text:style-name="T21">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5">ATE</text:span></text:p>
          </draw:text-box>
        </draw:frame>
        <draw:line draw:style-name="gr56" draw:text-style-name="P42" draw:layer="layout" svg:x1="6.35cm" svg:y1="4.945cm" svg:x2="6.35cm" svg:y2="10.025cm">
          <text:p/>
        </draw:line>
        <draw:connector draw:style-name="gr57" draw:text-style-name="P42" draw:layer="layout" draw:type="curve" svg:x1="8.411cm" svg:y1="4.845cm" svg:x2="8.411cm" svg:y2="6.876cm" svg:d="M8411 4845v2031" svg:viewBox="0 0 1 2032">
          <text:p/>
        </draw:connector>
        <draw:connector draw:style-name="gr57" draw:text-style-name="P42" draw:layer="layout" draw:type="curve" svg:x1="6.338cm" svg:y1="4.974cm" svg:x2="6.326cm" svg:y2="9.796cm" svg:d="M6338 4974c0 3616-12 1206-12 4822" svg:viewBox="0 0 13 4823">
          <text:p/>
        </draw:connector>
        <draw:connector draw:style-name="gr58" draw:text-style-name="P42" draw:layer="layout" draw:type="curve" svg:x1="6.438cm" svg:y1="4.732cm" svg:x2="6.306cm" svg:y2="5.869cm" draw:end-shape="id23" svg:d="M6438 4732c0 459-132-109-132 1137" svg:viewBox="0 0 133 1138">
          <text:p text:style-name="P2"><text:span text:style-name="T22"/></text:p>
        </draw:connector>
        <draw:connector draw:style-name="gr57" draw:text-style-name="P42" draw:layer="layout" draw:type="curve" svg:x1="6.196cm" svg:y1="4.833cm" svg:x2="6.184cm" svg:y2="9.938cm" svg:d="M6196 4833c0 3829-12 1277-12 5105" svg:viewBox="0 0 13 5106">
          <text:p/>
        </draw:connector>
        <draw:custom-shape draw:style-name="gr59" draw:text-style-name="P43" draw:layer="layout" svg:width="2.032cm" svg:height="2.031cm" svg:x="15.442cm" svg:y="3.8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7.478cm" svg:y="3.838cm">
          <text:p/>
          <draw:enhanced-geometry svg:viewBox="0 0 21600 21600" draw:type="rectangle" draw:enhanced-path="M 0 0 L 21600 0 21600 21600 0 21600 0 0 Z N"/>
        </draw:custom-shape>
        <draw:path draw:style-name="gr59" draw:text-style-name="P43" xml:id="id24" draw:id="id24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59" draw:text-style-name="P43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5.442cm" svg:y="8.91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15.446cm" svg:y="2.564cm">
          <draw:text-box>
            <text:p text:style-name="P2"><text:span text:style-name="T16">M</text:span><text:span text:style-name="T17">i</text:span><text:span text:style-name="T16">(0)=</text:span><text:span text:style-name="T16">1</text:span></text:p>
          </draw:text-box>
        </draw:frame>
        <draw:frame draw:style-name="gr52" draw:text-style-name="P39" draw:layer="layout" svg:width="2.03cm" svg:height="2.732cm" svg:x="17.476cm" svg:y="2.564cm">
          <draw:text-box>
            <text:p text:style-name="P2"><text:span text:style-name="T16">M</text:span><text:span text:style-name="T17">i</text:span><text:span text:style-name="T16">(0)=</text:span><text:span text:style-name="T16">0</text:span></text:p>
          </draw:text-box>
        </draw:frame>
        <draw:frame draw:style-name="gr52" draw:text-style-name="P40" draw:layer="layout" svg:width="2.03cm" svg:height="2.732cm" svg:x="13.112cm" svg:y="4.488cm">
          <draw:text-box>
            <text:p text:style-name="P4"><text:span text:style-name="T16">M</text:span><text:span text:style-name="T17">i</text:span><text:span text:style-name="T16">(1)=</text:span><text:span text:style-name="T16">1</text:span></text:p>
          </draw:text-box>
        </draw:frame>
        <draw:frame draw:style-name="gr52" draw:text-style-name="P40" draw:layer="layout" svg:width="2.03cm" svg:height="2.732cm" svg:x="13.112cm" svg:y="6.558cm">
          <draw:text-box>
            <text:p text:style-name="P4"><text:span text:style-name="T16">M</text:span><text:span text:style-name="T17">i</text:span><text:span text:style-name="T16">(1)=</text:span><text:span text:style-name="T16">0</text:span></text:p>
          </draw:text-box>
        </draw:frame>
        <draw:frame draw:style-name="gr52" draw:text-style-name="P40" draw:layer="layout" svg:width="2.03cm" svg:height="2.732cm" svg:x="13.112cm" svg:y="9.579cm">
          <draw:text-box>
            <text:p text:style-name="P4"><text:span text:style-name="T16">M</text:span><text:span text:style-name="T17">i</text:span><text:span text:style-name="T16">(1)=</text:span><text:span text:style-name="T16">1</text:span></text:p>
          </draw:text-box>
        </draw:frame>
        <draw:frame draw:style-name="gr52" draw:text-style-name="P40" draw:layer="layout" svg:width="2.03cm" svg:height="2.732cm" svg:x="13.112cm" svg:y="11.611cm">
          <draw:text-box>
            <text:p text:style-name="P4"><text:span text:style-name="T16">M</text:span><text:span text:style-name="T17">i</text:span><text:span text:style-name="T16">(1)=</text:span><text:span text:style-name="T16">0</text:span></text:p>
          </draw:text-box>
        </draw:frame>
        <draw:frame draw:style-name="gr53" draw:text-style-name="P39" draw:layer="layout" svg:width="2.03cm" svg:height="1.898cm" svg:x="10.458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10.458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12cm" svg:y="0.851cm">
          <draw:text-box>
            <text:p text:style-name="P2"><text:span text:style-name="T18">E[ Y</text:span><text:span text:style-name="T19">i</text:span><text:span text:style-name="T18">(0, </text:span><text:span text:style-name="T18">M</text:span><text:span text:style-name="T20">i</text:span><text:span text:style-name="T21">(</text:span><text:span text:style-name="T21">0)) </text:span><text:span text:style-name="T21">| . . . </text:span><text:span text:style-name="T21">]</text:span></text:p>
          </draw:text-box>
        </draw:frame>
        <draw:line draw:style-name="gr60" draw:text-style-name="P44" draw:layer="layout" svg:x1="16.506cm" svg:y1="4.945cm" svg:x2="16.506cm" svg:y2="10.025cm">
          <text:p/>
        </draw:line>
        <draw:connector draw:style-name="gr61" draw:text-style-name="P44" draw:layer="layout" draw:type="curve" svg:x1="18.567cm" svg:y1="4.845cm" svg:x2="18.567cm" svg:y2="6.876cm" svg:d="M18567 4845v2031" svg:viewBox="0 0 1 2032">
          <text:p/>
        </draw:connector>
        <draw:connector draw:style-name="gr61" draw:text-style-name="P44" draw:layer="layout" draw:type="curve" svg:x1="16.494cm" svg:y1="4.974cm" svg:x2="16.482cm" svg:y2="9.796cm" svg:d="M16494 4974c0 3616-12 1206-12 4822" svg:viewBox="0 0 13 4823">
          <text:p/>
        </draw:connector>
        <draw:connector draw:style-name="gr62" draw:text-style-name="P44" draw:layer="layout" draw:type="curve" svg:x1="16.594cm" svg:y1="4.732cm" svg:x2="16.462cm" svg:y2="5.869cm" draw:end-shape="id24" svg:d="M16594 4732c0 459-132-109-132 1137" svg:viewBox="0 0 133 1138">
          <text:p text:style-name="P2"><text:span text:style-name="T22">`</text:span></text:p>
        </draw:connector>
        <draw:frame draw:style-name="gr63" draw:text-style-name="P39" draw:layer="layout" svg:width="1.303cm" svg:height="1.045cm" svg:x="10.413cm" svg:y="0.852cm">
          <draw:text-box>
            <text:p text:style-name="P2"><text:span text:style-name="T21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64" draw:text-style-name="P45" draw:layer="layout" svg:width="2.032cm" svg:height="2.031cm" svg:x="5.291cm" svg:y="3.83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3.83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path draw:style-name="gr64" draw:text-style-name="P45" xml:id="id25" draw:id="id25" draw:layer="layout" svg:width="2.031cm" svg:height="2.03cm" svg:x="5.29cm" svg:y="5.869cm" svg:viewBox="0 0 2032 2031" svg:d="M0 2031c0-677 0-1354 0-2031 677 0 1355 0 2032 0 0 677 0 1354 0 2031-677 0-1355 0-2032 0z">
          <text:p text:style-name="P2"><text:span text:style-name="T6">Y</text:span><text:span text:style-name="T9">i</text:span><text:span text:style-name="T6">(1, </text:span><text:span text:style-name="T6">0</text:span><text:span text:style-name="T4">)</text:span></text:p>
        </draw:path>
        <draw:custom-shape draw:style-name="gr64" draw:text-style-name="P45" draw:layer="layout" svg:width="2.032cm" svg:height="2.031cm" svg:x="7.322cm" svg:y="5.869cm">
          <text:p text:style-name="P2"><text:span text:style-name="T6">Y</text:span><text:span text:style-name="T9">i</text:span><text:span text:style-name="T6">(1, 0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5.286cm" svg:y="8.91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8.91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5.286cm" svg:y="10.949cm">
          <text:p text:style-name="P2"><text:span text:style-name="T6">Y</text:span><text:span text:style-name="T9">i</text:span><text:span text:style-name="T6">(1, 0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10.949cm">
          <text:p text:style-name="P2"><text:span text:style-name="T6">Y</text:span><text:span text:style-name="T9">i</text:span><text:span text:style-name="T6">(1, 0</text:span><text:span text:style-name="T4">)</text:span></text:p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5.29cm" svg:y="2.564cm">
          <draw:text-box>
            <text:p text:style-name="P2"><text:span text:style-name="T16">M</text:span><text:span text:style-name="T17">i</text:span><text:span text:style-name="T16">(0)=1</text:span></text:p>
            <text:p text:style-name="P2"><text:span text:style-name="T16"/></text:p>
          </draw:text-box>
        </draw:frame>
        <draw:frame draw:style-name="gr52" draw:text-style-name="P39" draw:layer="layout" svg:width="2.03cm" svg:height="2.732cm" svg:x="7.32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2.956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56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2.956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56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0.208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08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56cm" svg:y="0.851cm">
          <draw:text-box>
            <text:p text:style-name="P2"><text:span text:style-name="T18">E[ Y</text:span><text:span text:style-name="T19">i</text:span><text:span text:style-name="T18">(</text:span><text:span text:style-name="T18">1, </text:span><text:span text:style-name="T18">M</text:span><text:span text:style-name="T20">i</text:span><text:span text:style-name="T21">(1)) </text:span><text:span text:style-name="T21">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5">ATE</text:span></text:p>
          </draw:text-box>
        </draw:frame>
        <draw:line draw:style-name="gr65" draw:text-style-name="P46" draw:layer="layout" svg:x1="6.35cm" svg:y1="4.945cm" svg:x2="6.35cm" svg:y2="10.025cm">
          <text:p><text:span text:style-name="T4"/></text:p>
        </draw:line>
        <draw:connector draw:style-name="gr58" draw:text-style-name="P46" draw:layer="layout" draw:type="curve" svg:x1="8.411cm" svg:y1="4.845cm" svg:x2="8.411cm" svg:y2="6.876cm" svg:d="M8411 4845v2031" svg:viewBox="0 0 1 2032">
          <text:p><text:span text:style-name="T4"/></text:p>
        </draw:connector>
        <draw:connector draw:style-name="gr58" draw:text-style-name="P46" draw:layer="layout" draw:type="curve" svg:x1="6.338cm" svg:y1="4.974cm" svg:x2="6.326cm" svg:y2="9.796cm" svg:d="M6338 4974c0 3616-12 1206-12 4822" svg:viewBox="0 0 13 4823">
          <text:p><text:span text:style-name="T4"/></text:p>
        </draw:connector>
        <draw:connector draw:style-name="gr58" draw:text-style-name="P46" draw:layer="layout" draw:type="curve" svg:x1="6.438cm" svg:y1="4.732cm" svg:x2="6.306cm" svg:y2="5.869cm" draw:end-shape="id25" svg:d="M6438 4732c0 459-132-109-132 1137" svg:viewBox="0 0 133 1138">
          <text:p text:style-name="P2"><text:span text:style-name="T23"/></text:p>
        </draw:connector>
        <draw:connector draw:style-name="gr58" draw:text-style-name="P46" draw:layer="layout" draw:type="curve" svg:x1="6.196cm" svg:y1="4.833cm" svg:x2="6.184cm" svg:y2="9.938cm" svg:d="M6196 4833c0 3829-12 1277-12 5105" svg:viewBox="0 0 13 5106">
          <text:p><text:span text:style-name="T4"/></text:p>
        </draw:connector>
        <draw:custom-shape draw:style-name="gr66" draw:text-style-name="P47" draw:layer="layout" svg:width="2.032cm" svg:height="2.031cm" svg:x="15.442cm" svg:y="3.838cm">
          <text:p text:style-name="P2"><text:span text:style-name="T6">Y</text:span><text:span text:style-name="T9">i</text:span><text:span text:style-name="T6">(0, 1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3.838cm">
          <text:p text:style-name="P2"><text:span text:style-name="T6">Y</text:span><text:span text:style-name="T9">i</text:span><text:span text:style-name="T6">(0, 0</text:span><text:span text:style-name="T4">)</text:span></text:p>
          <draw:enhanced-geometry svg:viewBox="0 0 21600 21600" draw:type="rectangle" draw:enhanced-path="M 0 0 L 21600 0 21600 21600 0 21600 0 0 Z N"/>
        </draw:custom-shape>
        <draw:path draw:style-name="gr66" draw:text-style-name="P47" xml:id="id26" draw:id="id26" draw:layer="layout" svg:width="2.031cm" svg:height="2.03cm" svg:x="15.446cm" svg:y="5.869cm" svg:viewBox="0 0 2032 2031" svg:d="M0 2031c0-677 0-1354 0-2031 677 0 1355 0 2032 0 0 677 0 1354 0 2031-677 0-1355 0-2032 0z">
          <text:p text:style-name="P2"><text:span text:style-name="T6">Y</text:span><text:span text:style-name="T9">i</text:span><text:span text:style-name="T6">(0, </text:span><text:span text:style-name="T6">1</text:span><text:span text:style-name="T4">)</text:span></text:p>
        </draw:path>
        <draw:custom-shape draw:style-name="gr66" draw:text-style-name="P47" draw:layer="layout" svg:width="2.032cm" svg:height="2.031cm" svg:x="17.478cm" svg:y="5.869cm">
          <text:p text:style-name="P2"><text:span text:style-name="T6">Y</text:span><text:span text:style-name="T9">i</text:span><text:span text:style-name="T6">(0, 0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5.442cm" svg:y="8.918cm">
          <text:p text:style-name="P2"><text:span text:style-name="T6">Y</text:span><text:span text:style-name="T9">i</text:span><text:span text:style-name="T6">(0, 1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8.918cm">
          <text:p text:style-name="P2"><text:span text:style-name="T6">Y</text:span><text:span text:style-name="T9">i</text:span><text:span text:style-name="T6">(0, 0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5.442cm" svg:y="10.949cm">
          <text:p text:style-name="P2"><text:span text:style-name="T6">Y</text:span><text:span text:style-name="T9">i</text:span><text:span text:style-name="T6">(0, 1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10.949cm">
          <text:p text:style-name="P2"><text:span text:style-name="T6">Y</text:span><text:span text:style-name="T9">i</text:span><text:span text:style-name="T6">(0, 0</text:span><text:span text:style-name="T4">)</text:span></text:p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15.446cm" svg:y="2.564cm">
          <draw:text-box>
            <text:p text:style-name="P2"><text:span text:style-name="T16">M</text:span><text:span text:style-name="T17">i</text:span><text:span text:style-name="T16">(</text:span><text:span text:style-name="T16">0)=1</text:span></text:p>
          </draw:text-box>
        </draw:frame>
        <draw:frame draw:style-name="gr52" draw:text-style-name="P39" draw:layer="layout" svg:width="2.03cm" svg:height="2.732cm" svg:x="17.476cm" svg:y="2.564cm">
          <draw:text-box>
            <text:p text:style-name="P2"><text:span text:style-name="T16">M</text:span><text:span text:style-name="T17">i</text:span><text:span text:style-name="T16">(</text:span><text:span text:style-name="T16">0)=</text:span><text:span text:style-name="T16">0</text:span></text:p>
          </draw:text-box>
        </draw:frame>
        <draw:frame draw:style-name="gr52" draw:text-style-name="P40" draw:layer="layout" svg:width="2.03cm" svg:height="2.732cm" svg:x="13.112cm" svg:y="4.488cm">
          <draw:text-box>
            <text:p text:style-name="P4"><text:span text:style-name="T16">M</text:span><text:span text:style-name="T17">i</text:span><text:span text:style-name="T16">(1</text:span><text:span text:style-name="T16">)=1</text:span></text:p>
          </draw:text-box>
        </draw:frame>
        <draw:frame draw:style-name="gr52" draw:text-style-name="P40" draw:layer="layout" svg:width="2.03cm" svg:height="2.732cm" svg:x="13.112cm" svg:y="6.558cm">
          <draw:text-box>
            <text:p text:style-name="P4"><text:span text:style-name="T16">M</text:span><text:span text:style-name="T17">i</text:span><text:span text:style-name="T16">(1</text:span><text:span text:style-name="T16">)=0</text:span></text:p>
          </draw:text-box>
        </draw:frame>
        <draw:frame draw:style-name="gr52" draw:text-style-name="P40" draw:layer="layout" svg:width="2.03cm" svg:height="2.732cm" svg:x="13.112cm" svg:y="9.579cm">
          <draw:text-box>
            <text:p text:style-name="P4"><text:span text:style-name="T16">M</text:span><text:span text:style-name="T17">i</text:span><text:span text:style-name="T16">(1</text:span><text:span text:style-name="T16">)=1</text:span></text:p>
          </draw:text-box>
        </draw:frame>
        <draw:frame draw:style-name="gr52" draw:text-style-name="P40" draw:layer="layout" svg:width="2.03cm" svg:height="2.732cm" svg:x="13.112cm" svg:y="11.611cm">
          <draw:text-box>
            <text:p text:style-name="P4"><text:span text:style-name="T16">M</text:span><text:span text:style-name="T17">i</text:span><text:span text:style-name="T16">(1</text:span><text:span text:style-name="T16">)=0</text:span></text:p>
          </draw:text-box>
        </draw:frame>
        <draw:frame draw:style-name="gr53" draw:text-style-name="P39" draw:layer="layout" svg:width="2.03cm" svg:height="1.898cm" svg:x="10.458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10.458cm" svg:y="10.584cm">
          <draw:text-box>
            <text:p text:style-name="P2"><text:span text:style-name="T16">D</text:span><text:span text:style-name="T17">i</text:span><text:span text:style-name="T16">=</text:span><text:span text:style-name="T16">0</text:span></text:p>
          </draw:text-box>
        </draw:frame>
        <draw:custom-shape draw:style-name="gr54" draw:text-style-name="P41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12cm" svg:y="0.851cm">
          <draw:text-box>
            <text:p text:style-name="P2"><text:span text:style-name="T18">E[ </text:span><text:span text:style-name="T18">Y</text:span><text:span text:style-name="T19">i</text:span><text:span text:style-name="T18">(</text:span><text:span text:style-name="T18">0, </text:span><text:span text:style-name="T18">M</text:span><text:span text:style-name="T20">i</text:span><text:span text:style-name="T21">(</text:span><text:span text:style-name="T21">0)) </text:span><text:span text:style-name="T21">| . . </text:span><text:span text:style-name="T21">. ]</text:span></text:p>
          </draw:text-box>
        </draw:frame>
        <draw:line draw:style-name="gr67" draw:text-style-name="P48" draw:layer="layout" svg:x1="16.506cm" svg:y1="4.945cm" svg:x2="16.506cm" svg:y2="10.025cm">
          <text:p><text:span text:style-name="T4"/></text:p>
        </draw:line>
        <draw:connector draw:style-name="gr62" draw:text-style-name="P48" draw:layer="layout" draw:type="curve" svg:x1="18.567cm" svg:y1="4.845cm" svg:x2="18.567cm" svg:y2="6.876cm" svg:d="M18567 4845v2031" svg:viewBox="0 0 1 2032">
          <text:p><text:span text:style-name="T4"/></text:p>
        </draw:connector>
        <draw:connector draw:style-name="gr62" draw:text-style-name="P48" draw:layer="layout" draw:type="curve" svg:x1="16.494cm" svg:y1="4.974cm" svg:x2="16.482cm" svg:y2="9.796cm" svg:d="M16494 4974c0 3616-12 1206-12 4822" svg:viewBox="0 0 13 4823">
          <text:p><text:span text:style-name="T4"/></text:p>
        </draw:connector>
        <draw:connector draw:style-name="gr62" draw:text-style-name="P48" draw:layer="layout" draw:type="curve" svg:x1="16.594cm" svg:y1="4.732cm" svg:x2="16.462cm" svg:y2="5.869cm" draw:end-shape="id26" svg:d="M16594 4732c0 459-132-109-132 1137" svg:viewBox="0 0 133 1138">
          <text:p text:style-name="P2"><text:span text:style-name="T23">`</text:span></text:p>
        </draw:connector>
        <draw:frame draw:style-name="gr63" draw:text-style-name="P39" draw:layer="layout" svg:width="1.303cm" svg:height="1.045cm" svg:x="10.413cm" svg:y="0.852cm">
          <draw:text-box>
            <text:p text:style-name="P2"><text:span text:style-name="T21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64" draw:text-style-name="P45" draw:layer="layout" svg:width="2.032cm" svg:height="2.031cm" svg:x="5.29cm" svg:y="3.83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3.83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path draw:style-name="gr68" draw:text-style-name="P49" xml:id="id27" draw:id="id27" draw:layer="layout" svg:width="2.031cm" svg:height="2.03cm" svg:x="5.29cm" svg:y="5.869cm" svg:viewBox="0 0 2032 2031" svg:d="M0 2031c0-677 0-1354 0-2031 677 0 1355 0 2032 0 0 677 0 1354 0 2031-677 0-1355 0-2032 0z">
          <text:p text:style-name="P2"><text:span text:style-name="T4"/></text:p>
        </draw:path>
        <draw:custom-shape draw:style-name="gr64" draw:text-style-name="P45" draw:layer="layout" svg:width="2.032cm" svg:height="2.031cm" svg:x="7.322cm" svg:y="5.869cm">
          <text:p text:style-name="P2"><text:span text:style-name="T6">Y</text:span><text:span text:style-name="T9">i</text:span><text:span text:style-name="T6">(1, 0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5.286cm" svg:y="8.91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8.91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8" draw:text-style-name="P49" draw:layer="layout" svg:width="2.032cm" svg:height="2.031cm" svg:x="5.286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10.949cm">
          <text:p text:style-name="P2"><text:span text:style-name="T6">Y</text:span><text:span text:style-name="T9">i</text:span><text:span text:style-name="T6">(1, 0</text:span><text:span text:style-name="T4">)</text:span></text:p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5.29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=</text:span><text:span text:style-name="T16">1</text:span></text:p>
            <text:p text:style-name="P2"><text:span text:style-name="T16"/></text:p>
          </draw:text-box>
        </draw:frame>
        <draw:frame draw:style-name="gr52" draw:text-style-name="P39" draw:layer="layout" svg:width="2.03cm" svg:height="2.732cm" svg:x="7.32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=</text:span><text:span text:style-name="T16">0</text:span></text:p>
          </draw:text-box>
        </draw:frame>
        <draw:frame draw:style-name="gr52" draw:text-style-name="P40" draw:layer="layout" svg:width="2.03cm" svg:height="2.732cm" svg:x="2.956cm" svg:y="4.488cm">
          <draw:text-box>
            <text:p text:style-name="P4"><text:span text:style-name="T16">M</text:span><text:span text:style-name="T17">i</text:span><text:span text:style-name="T16">(</text:span><text:span text:style-name="T16">1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2.956cm" svg:y="6.558cm">
          <draw:text-box>
            <text:p text:style-name="P4"><text:span text:style-name="T16">M</text:span><text:span text:style-name="T17">i</text:span><text:span text:style-name="T16">(</text:span><text:span text:style-name="T16">1)</text:span><text:span text:style-name="T16">=</text:span><text:span text:style-name="T16">0</text:span></text:p>
          </draw:text-box>
        </draw:frame>
        <draw:frame draw:style-name="gr52" draw:text-style-name="P40" draw:layer="layout" svg:width="2.03cm" svg:height="2.732cm" svg:x="2.956cm" svg:y="9.579cm">
          <draw:text-box>
            <text:p text:style-name="P4"><text:span text:style-name="T16">M</text:span><text:span text:style-name="T17">i</text:span><text:span text:style-name="T16">(</text:span><text:span text:style-name="T16">1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2.956cm" svg:y="11.611cm">
          <draw:text-box>
            <text:p text:style-name="P4"><text:span text:style-name="T16">M</text:span><text:span text:style-name="T17">i</text:span><text:span text:style-name="T16">(</text:span><text:span text:style-name="T16">1)</text:span><text:span text:style-name="T16">=</text:span><text:span text:style-name="T16">0</text:span></text:p>
          </draw:text-box>
        </draw:frame>
        <draw:frame draw:style-name="gr53" draw:text-style-name="P39" draw:layer="layout" svg:width="2.03cm" svg:height="1.898cm" svg:x="0.208cm" svg:y="5.504cm">
          <draw:text-box>
            <text:p text:style-name="P2"><text:span text:style-name="T16">D</text:span><text:span text:style-name="T17">i</text:span><text:span text:style-name="T16">=</text:span><text:span text:style-name="T16">1</text:span></text:p>
          </draw:text-box>
        </draw:frame>
        <draw:custom-shape draw:style-name="gr54" draw:text-style-name="P41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08cm" svg:y="10.584cm">
          <draw:text-box>
            <text:p text:style-name="P2"><text:span text:style-name="T16">D</text:span><text:span text:style-name="T17">i</text:span><text:span text:style-name="T16">=</text:span><text:span text:style-name="T16">0</text:span></text:p>
          </draw:text-box>
        </draw:frame>
        <draw:custom-shape draw:style-name="gr54" draw:text-style-name="P41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56cm" svg:y="0.851cm">
          <draw:text-box>
            <text:p text:style-name="P2"><text:span text:style-name="T18">E</text:span><text:span text:style-name="T18">[ </text:span><text:span text:style-name="T18">Y</text:span><text:span text:style-name="T19">i</text:span><text:span text:style-name="T18">(</text:span><text:span text:style-name="T18">1</text:span><text:span text:style-name="T18">, </text:span><text:span text:style-name="T18">M</text:span><text:span text:style-name="T20">i</text:span><text:span text:style-name="T21">(</text:span><text:span text:style-name="T21">1</text:span><text:span text:style-name="T21">)) </text:span><text:span text:style-name="T21">| </text:span><text:span text:style-name="T21">. </text:span><text:span text:style-name="T21">. </text:span><text:span text:style-name="T21">. </text:span><text:span text:style-name="T21">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5">A</text:span><text:span text:style-name="T5">T</text:span><text:span text:style-name="T5">E</text:span><text:span text:style-name="T5"> </text:span><text:span text:style-name="T5">b</text:span><text:span text:style-name="T5">o</text:span><text:span text:style-name="T5">u</text:span><text:span text:style-name="T5">n</text:span><text:span text:style-name="T5">d</text:span><text:span text:style-name="T5">s</text:span></text:p>
          </draw:text-box>
        </draw:frame>
        <draw:line draw:style-name="gr65" draw:text-style-name="P46" draw:layer="layout" svg:x1="6.35cm" svg:y1="4.945cm" svg:x2="6.35cm" svg:y2="10.025cm">
          <text:p><text:span text:style-name="T4"/></text:p>
        </draw:line>
        <draw:connector draw:style-name="gr58" draw:text-style-name="P46" draw:layer="layout" draw:type="curve" svg:x1="8.411cm" svg:y1="4.845cm" svg:x2="8.411cm" svg:y2="6.876cm" svg:d="M8411 4845v2031" svg:viewBox="0 0 1 2032">
          <text:p><text:span text:style-name="T4"/></text:p>
        </draw:connector>
        <draw:connector draw:style-name="gr58" draw:text-style-name="P46" draw:layer="layout" draw:type="curve" svg:x1="6.338cm" svg:y1="4.974cm" svg:x2="6.326cm" svg:y2="9.796cm" svg:d="M6338 4974c0 3616-12 1206-12 4822" svg:viewBox="0 0 13 4823">
          <text:p><text:span text:style-name="T4"/></text:p>
        </draw:connector>
        <draw:connector draw:style-name="gr58" draw:text-style-name="P46" draw:layer="layout" draw:type="curve" svg:x1="6.438cm" svg:y1="4.732cm" svg:x2="6.306cm" svg:y2="5.869cm" draw:end-shape="id27" svg:d="M6438 4732c0 459-132-109-132 1137" svg:viewBox="0 0 133 1138">
          <text:p text:style-name="P2"><text:span text:style-name="T23"/></text:p>
        </draw:connector>
        <draw:connector draw:style-name="gr58" draw:text-style-name="P46" draw:layer="layout" draw:type="curve" svg:x1="6.196cm" svg:y1="4.833cm" svg:x2="6.184cm" svg:y2="9.938cm" svg:d="M6196 4833c0 3829-12 1277-12 5105" svg:viewBox="0 0 13 5106">
          <text:p><text:span text:style-name="T4"/></text:p>
        </draw:connector>
        <draw:custom-shape draw:style-name="gr66" draw:text-style-name="P47" draw:layer="layout" svg:width="2.032cm" svg:height="2.031cm" svg:x="15.442cm" svg:y="3.838cm">
          <text:p text:style-name="P2"><text:span text:style-name="T6">Y</text:span><text:span text:style-name="T9">i</text:span><text:span text:style-name="T6">(0, 1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3.838cm">
          <text:p text:style-name="P2"><text:span text:style-name="T6">Y</text:span><text:span text:style-name="T9">i</text:span><text:span text:style-name="T6">(0, 0</text:span><text:span text:style-name="T4">)</text:span></text:p>
          <draw:enhanced-geometry svg:viewBox="0 0 21600 21600" draw:type="rectangle" draw:enhanced-path="M 0 0 L 21600 0 21600 21600 0 21600 0 0 Z N"/>
        </draw:custom-shape>
        <draw:path draw:style-name="gr69" draw:text-style-name="P50" xml:id="id28" draw:id="id28" draw:layer="layout" svg:width="2.031cm" svg:height="2.03cm" svg:x="15.446cm" svg:y="5.869cm" svg:viewBox="0 0 2032 2031" svg:d="M0 2031c0-677 0-1354 0-2031 677 0 1355 0 2032 0 0 677 0 1354 0 2031-677 0-1355 0-2032 0z">
          <text:p text:style-name="P2"><text:span text:style-name="T4"/></text:p>
        </draw:path>
        <draw:custom-shape draw:style-name="gr66" draw:text-style-name="P47" draw:layer="layout" svg:width="2.032cm" svg:height="2.031cm" svg:x="17.478cm" svg:y="5.869cm">
          <text:p text:style-name="P2"><text:span text:style-name="T6">Y</text:span><text:span text:style-name="T9">i</text:span><text:span text:style-name="T6">(0, 0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5.442cm" svg:y="8.918cm">
          <text:p text:style-name="P2"><text:span text:style-name="T6">Y</text:span><text:span text:style-name="T9">i</text:span><text:span text:style-name="T6">(0, 1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8.918cm">
          <text:p text:style-name="P2"><text:span text:style-name="T6">Y</text:span><text:span text:style-name="T9">i</text:span><text:span text:style-name="T6">(0, 0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9" draw:text-style-name="P50" draw:layer="layout" svg:width="2.032cm" svg:height="2.031cm" svg:x="15.442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10.949cm">
          <text:p text:style-name="P2"><text:span text:style-name="T6">Y</text:span><text:span text:style-name="T9">i</text:span><text:span text:style-name="T6">(0, 0</text:span><text:span text:style-name="T4">)</text:span></text:p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15.446cm" svg:y="2.564cm">
          <draw:text-box>
            <text:p text:style-name="P2"><text:span text:style-name="T16">M</text:span><text:span text:style-name="T17">i</text:span><text:span text:style-name="T16">(0</text:span><text:span text:style-name="T16">)=</text:span><text:span text:style-name="T16">1</text:span></text:p>
          </draw:text-box>
        </draw:frame>
        <draw:frame draw:style-name="gr52" draw:text-style-name="P39" draw:layer="layout" svg:width="2.03cm" svg:height="2.732cm" svg:x="17.476cm" svg:y="2.564cm">
          <draw:text-box>
            <text:p text:style-name="P2"><text:span text:style-name="T16">M</text:span><text:span text:style-name="T17">i</text:span><text:span text:style-name="T16">(0</text:span><text:span text:style-name="T16">)=</text:span><text:span text:style-name="T16">0</text:span></text:p>
          </draw:text-box>
        </draw:frame>
        <draw:frame draw:style-name="gr52" draw:text-style-name="P40" draw:layer="layout" svg:width="2.03cm" svg:height="2.732cm" svg:x="13.112cm" svg:y="4.488cm">
          <draw:text-box>
            <text:p text:style-name="P4"><text:span text:style-name="T16">M</text:span><text:span text:style-name="T17">i</text:span><text:span text:style-name="T16">(1)</text:span><text:span text:style-name="T16">=1</text:span></text:p>
          </draw:text-box>
        </draw:frame>
        <draw:frame draw:style-name="gr52" draw:text-style-name="P40" draw:layer="layout" svg:width="2.03cm" svg:height="2.732cm" svg:x="13.112cm" svg:y="6.558cm">
          <draw:text-box>
            <text:p text:style-name="P4"><text:span text:style-name="T16">M</text:span><text:span text:style-name="T17">i</text:span><text:span text:style-name="T16">(1)</text:span><text:span text:style-name="T16">=0</text:span></text:p>
          </draw:text-box>
        </draw:frame>
        <draw:frame draw:style-name="gr52" draw:text-style-name="P40" draw:layer="layout" svg:width="2.03cm" svg:height="2.732cm" svg:x="13.112cm" svg:y="9.579cm">
          <draw:text-box>
            <text:p text:style-name="P4"><text:span text:style-name="T16">M</text:span><text:span text:style-name="T17">i</text:span><text:span text:style-name="T16">(1)</text:span><text:span text:style-name="T16">=1</text:span></text:p>
          </draw:text-box>
        </draw:frame>
        <draw:frame draw:style-name="gr52" draw:text-style-name="P40" draw:layer="layout" svg:width="2.03cm" svg:height="2.732cm" svg:x="13.112cm" svg:y="11.611cm">
          <draw:text-box>
            <text:p text:style-name="P4"><text:span text:style-name="T16">M</text:span><text:span text:style-name="T17">i</text:span><text:span text:style-name="T16">(1)</text:span><text:span text:style-name="T16">=0</text:span></text:p>
          </draw:text-box>
        </draw:frame>
        <draw:frame draw:style-name="gr53" draw:text-style-name="P39" draw:layer="layout" svg:width="2.03cm" svg:height="1.898cm" svg:x="10.458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10.458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12cm" svg:y="0.851cm">
          <draw:text-box>
            <text:p text:style-name="P2"><text:span text:style-name="T18">E</text:span><text:span text:style-name="T18">[ </text:span><text:span text:style-name="T18">Y</text:span><text:span text:style-name="T19">i</text:span><text:span text:style-name="T18">(</text:span><text:span text:style-name="T18">0</text:span><text:span text:style-name="T18">, </text:span><text:span text:style-name="T18">M</text:span><text:span text:style-name="T20">i</text:span><text:span text:style-name="T21">(</text:span><text:span text:style-name="T21">0</text:span><text:span text:style-name="T21">)) </text:span><text:span text:style-name="T21">| . </text:span><text:span text:style-name="T21">. . </text:span><text:span text:style-name="T21">]</text:span></text:p>
          </draw:text-box>
        </draw:frame>
        <draw:line draw:style-name="gr67" draw:text-style-name="P48" draw:layer="layout" svg:x1="16.506cm" svg:y1="4.945cm" svg:x2="16.506cm" svg:y2="10.025cm">
          <text:p><text:span text:style-name="T4"/></text:p>
        </draw:line>
        <draw:connector draw:style-name="gr62" draw:text-style-name="P48" draw:layer="layout" draw:type="curve" svg:x1="18.567cm" svg:y1="4.845cm" svg:x2="18.567cm" svg:y2="6.876cm" svg:d="M18567 4845v2031" svg:viewBox="0 0 1 2032">
          <text:p><text:span text:style-name="T4"/></text:p>
        </draw:connector>
        <draw:connector draw:style-name="gr62" draw:text-style-name="P48" draw:layer="layout" draw:type="curve" svg:x1="16.494cm" svg:y1="4.974cm" svg:x2="16.482cm" svg:y2="9.796cm" svg:d="M16494 4974c0 3616-12 1206-12 4822" svg:viewBox="0 0 13 4823">
          <text:p><text:span text:style-name="T4"/></text:p>
        </draw:connector>
        <draw:connector draw:style-name="gr62" draw:text-style-name="P51" draw:layer="layout" draw:type="curve" svg:x1="16.594cm" svg:y1="4.732cm" svg:x2="16.462cm" svg:y2="5.869cm" draw:end-shape="id28" svg:d="M16594 4732c0 459-132-109-132 1137" svg:viewBox="0 0 133 1138">
          <text:p text:style-name="P2"><text:span text:style-name="T24">`</text:span></text:p>
        </draw:connector>
        <draw:frame draw:style-name="gr63" draw:text-style-name="P39" draw:layer="layout" svg:width="1.303cm" svg:height="1.045cm" svg:x="10.413cm" svg:y="0.852cm">
          <draw:text-box>
            <text:p text:style-name="P2"><text:span text:style-name="T21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64" draw:text-style-name="P45" draw:layer="layout" svg:width="2.032cm" svg:height="2.031cm" svg:x="5.289cm" svg:y="3.84cm">
          <text:p text:style-name="P2"><text:span text:style-name="T4">obs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3.838cm">
          <text:p text:style-name="P2"><text:span text:style-name="T4">obs</text:span></text:p>
          <draw:enhanced-geometry svg:viewBox="0 0 21600 21600" draw:type="rectangle" draw:enhanced-path="M 0 0 L 21600 0 21600 21600 0 21600 0 0 Z N"/>
        </draw:custom-shape>
        <draw:path draw:style-name="gr68" draw:text-style-name="P49" xml:id="id29" draw:id="id29" draw:layer="layout" svg:width="2.031cm" svg:height="2.03cm" svg:x="5.29cm" svg:y="5.869cm" svg:viewBox="0 0 2032 2031" svg:d="M0 2031c0-677 0-1354 0-2031 677 0 1355 0 2032 0 0 677 0 1354 0 2031-677 0-1355 0-2032 0z">
          <text:p text:style-name="P2"><text:span text:style-name="T4"/></text:p>
        </draw:path>
        <draw:custom-shape draw:style-name="gr64" draw:text-style-name="P45" draw:layer="layout" svg:width="2.032cm" svg:height="2.031cm" svg:x="7.322cm" svg:y="5.869cm">
          <text:p text:style-name="P2"><text:span text:style-name="T4">=0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5.286cm" svg:y="8.91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8.91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70" draw:text-style-name="P49" draw:layer="layout" svg:width="2.032cm" svg:height="2.031cm" svg:x="5.286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10.949cm">
          <text:p text:style-name="P2"><text:span text:style-name="T4">=0</text:span></text:p>
          <draw:enhanced-geometry svg:viewBox="0 0 21600 21600" draw:type="rectangle" draw:enhanced-path="M 0 0 L 21600 0 21600 21600 0 21600 0 0 Z N"/>
        </draw:custom-shape>
        <draw:frame draw:style-name="gr52" draw:text-style-name="P52" draw:layer="layout" svg:width="2.03cm" svg:height="2.732cm" svg:x="5.29cm" svg:y="2.564cm">
          <draw:text-box>
            <text:p text:style-name="P2"><text:span text:style-name="T16">M</text:span><text:span text:style-name="T17">i</text:span><text:span text:style-name="T16">(0</text:span><text:span text:style-name="T16">)=</text:span><text:span text:style-name="T16">1</text:span></text:p>
            <text:p text:style-name="P2"><text:span text:style-name="T16"/></text:p>
          </draw:text-box>
        </draw:frame>
        <draw:frame draw:style-name="gr52" draw:text-style-name="P53" draw:layer="layout" svg:width="2.03cm" svg:height="2.732cm" svg:x="7.32cm" svg:y="2.564cm">
          <draw:text-box>
            <text:p text:style-name="P2"><text:span text:style-name="T16">M</text:span><text:span text:style-name="T17">i</text:span><text:span text:style-name="T16">(0</text:span><text:span text:style-name="T16">)=</text:span><text:span text:style-name="T16">0</text:span></text:p>
          </draw:text-box>
        </draw:frame>
        <draw:frame draw:style-name="gr52" draw:text-style-name="P40" draw:layer="layout" svg:width="2.03cm" svg:height="2.732cm" svg:x="2.956cm" svg:y="4.488cm">
          <draw:text-box>
            <text:p text:style-name="P4"><text:span text:style-name="T16">M</text:span><text:span text:style-name="T17">i</text:span><text:span text:style-name="T16">(1)</text:span><text:span text:style-name="T16">=1</text:span></text:p>
          </draw:text-box>
        </draw:frame>
        <draw:frame draw:style-name="gr52" draw:text-style-name="P40" draw:layer="layout" svg:width="2.03cm" svg:height="2.732cm" svg:x="2.956cm" svg:y="6.558cm">
          <draw:text-box>
            <text:p text:style-name="P4"><text:span text:style-name="T16">M</text:span><text:span text:style-name="T17">i</text:span><text:span text:style-name="T16">(1)</text:span><text:span text:style-name="T16">=0</text:span></text:p>
          </draw:text-box>
        </draw:frame>
        <draw:frame draw:style-name="gr52" draw:text-style-name="P40" draw:layer="layout" svg:width="2.03cm" svg:height="2.732cm" svg:x="2.956cm" svg:y="9.579cm">
          <draw:text-box>
            <text:p text:style-name="P4"><text:span text:style-name="T16">M</text:span><text:span text:style-name="T17">i</text:span><text:span text:style-name="T16">(1)</text:span><text:span text:style-name="T16">=1</text:span></text:p>
          </draw:text-box>
        </draw:frame>
        <draw:frame draw:style-name="gr52" draw:text-style-name="P40" draw:layer="layout" svg:width="2.03cm" svg:height="2.732cm" svg:x="2.956cm" svg:y="11.611cm">
          <draw:text-box>
            <text:p text:style-name="P4"><text:span text:style-name="T16">M</text:span><text:span text:style-name="T17">i</text:span><text:span text:style-name="T16">(1)</text:span><text:span text:style-name="T16">=0</text:span></text:p>
          </draw:text-box>
        </draw:frame>
        <draw:frame draw:style-name="gr53" draw:text-style-name="P39" draw:layer="layout" svg:width="2.03cm" svg:height="1.898cm" svg:x="0.208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08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56cm" svg:y="0.851cm">
          <draw:text-box>
            <text:p text:style-name="P2"><text:span text:style-name="T18">E</text:span><text:span text:style-name="T18">[ </text:span><text:span text:style-name="T18">Y</text:span><text:span text:style-name="T19">i</text:span><text:span text:style-name="T18">(1</text:span><text:span text:style-name="T18">, </text:span><text:span text:style-name="T18">M</text:span><text:span text:style-name="T20">i</text:span><text:span text:style-name="T21">(</text:span><text:span text:style-name="T21">1)</text:span><text:span text:style-name="T21">) | </text:span><text:span text:style-name="T21">. . </text:span><text:span text:style-name="T21">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5">A</text:span><text:span text:style-name="T5">T</text:span><text:span text:style-name="T5">E </text:span><text:span text:style-name="T5">b</text:span><text:span text:style-name="T5">o</text:span><text:span text:style-name="T5">u</text:span><text:span text:style-name="T5">n</text:span><text:span text:style-name="T5">d</text:span><text:span text:style-name="T5">s</text:span></text:p>
          </draw:text-box>
        </draw:frame>
        <draw:line draw:style-name="gr65" draw:text-style-name="P46" draw:layer="layout" svg:x1="6.394cm" svg:y1="4.968cm" svg:x2="6.394cm" svg:y2="10.048cm">
          <text:p><text:span text:style-name="T4"/></text:p>
        </draw:line>
        <draw:connector draw:style-name="gr58" draw:text-style-name="P46" draw:layer="layout" draw:type="curve" svg:x1="8.411cm" svg:y1="4.845cm" svg:x2="8.411cm" svg:y2="6.876cm" svg:d="M8411 4845v2031" svg:viewBox="0 0 1 2032">
          <text:p><text:span text:style-name="T4"/></text:p>
        </draw:connector>
        <draw:connector draw:style-name="gr58" draw:text-style-name="P46" draw:layer="layout" draw:type="curve" svg:x1="6.338cm" svg:y1="4.974cm" svg:x2="6.326cm" svg:y2="9.796cm" svg:d="M6338 4974c0 3616-12 1206-12 4822" svg:viewBox="0 0 13 4823">
          <text:p><text:span text:style-name="T4"/></text:p>
        </draw:connector>
        <draw:connector draw:style-name="gr58" draw:text-style-name="P46" draw:layer="layout" draw:type="curve" svg:x1="6.438cm" svg:y1="4.732cm" svg:x2="6.306cm" svg:y2="5.869cm" draw:end-shape="id29" svg:d="M6438 4732c0 459-132-109-132 1137" svg:viewBox="0 0 133 1138">
          <text:p text:style-name="P2"><text:span text:style-name="T23"/></text:p>
        </draw:connector>
        <draw:connector draw:style-name="gr58" draw:text-style-name="P46" draw:layer="layout" draw:type="curve" svg:x1="6.196cm" svg:y1="4.833cm" svg:x2="6.184cm" svg:y2="9.938cm" svg:d="M6196 4833c0 3829-12 1277-12 5105" svg:viewBox="0 0 13 5106">
          <text:p><text:span text:style-name="T4"/></text:p>
        </draw:connector>
        <draw:custom-shape draw:style-name="gr66" draw:text-style-name="P47" draw:layer="layout" svg:width="2.032cm" svg:height="2.031cm" svg:x="15.442cm" svg:y="3.838cm">
          <text:p text:style-name="P2"><text:span text:style-name="T6">Y</text:span><text:span text:style-name="T9">i</text:span><text:span text:style-name="T6">(0, 1</text:span><text:span text:style-name="T4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3.838cm">
          <text:p text:style-name="P2"><text:span text:style-name="T4">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9" draw:text-style-name="P50" xml:id="id30" draw:id="id30" draw:layer="layout" svg:width="2.031cm" svg:height="2.03cm" svg:x="15.446cm" svg:y="5.869cm" svg:viewBox="0 0 2032 2031" svg:d="M0 2031c0-677 0-1354 0-2031 677 0 1355 0 2032 0 0 677 0 1354 0 2031-677 0-1355 0-2032 0z">
          <text:p text:style-name="P2"><text:span text:style-name="T4"/></text:p>
        </draw:path>
        <draw:custom-shape draw:style-name="gr66" draw:text-style-name="P47" draw:layer="layout" svg:width="2.032cm" svg:height="2.031cm" svg:x="17.478cm" svg:y="5.869cm">
          <text:p text:style-name="P2"><text:span text:style-name="T4">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47" draw:layer="layout" svg:width="2.032cm" svg:height="2.031cm" svg:x="15.442cm" svg:y="8.918cm">
          <text:p text:style-name="P2"><text:span text:style-name="T4">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8.918cm">
          <text:p text:style-name="P2"><text:span text:style-name="T4">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0" draw:layer="layout" svg:width="2.032cm" svg:height="2.031cm" svg:x="15.442cm" svg:y="10.949cm"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10.949cm">
          <text:p text:style-name="P2"><text:span text:style-name="T4">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39" draw:layer="layout" svg:width="2.03cm" svg:height="2.732cm" svg:x="15.446cm" svg:y="2.564cm">
          <draw:text-box>
            <text:p text:style-name="P2"><text:span text:style-name="T16">M</text:span><text:span text:style-name="T17">i</text:span><text:span text:style-name="T16">(0)=1</text:span></text:p>
          </draw:text-box>
        </draw:frame>
        <draw:frame draw:style-name="gr52" draw:text-style-name="P39" draw:layer="layout" svg:width="2.03cm" svg:height="2.732cm" svg:x="17.476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54" draw:layer="layout" svg:width="2.03cm" svg:height="2.732cm" svg:x="13.112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54" draw:layer="layout" svg:width="2.03cm" svg:height="2.732cm" svg:x="13.112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54" draw:layer="layout" svg:width="2.03cm" svg:height="2.732cm" svg:x="13.112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54" draw:layer="layout" svg:width="2.03cm" svg:height="2.732cm" svg:x="13.112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55" draw:layer="layout" svg:width="2.03cm" svg:height="1.898cm" svg:x="10.458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71" draw:text-style-name="P56" draw:layer="layout" svg:width="0.511cm" svg:height="4.062cm" svg:x="12.143cm" svg:y="3.838cm">
          <text:p><text:span text:style-name="T21"/></text:p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55" draw:layer="layout" svg:width="2.03cm" svg:height="1.898cm" svg:x="10.458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71" draw:text-style-name="P56" draw:layer="layout" svg:width="0.511cm" svg:height="4.062cm" svg:x="12.143cm" svg:y="8.918cm">
          <text:p><text:span text:style-name="T21"/></text:p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12cm" svg:y="0.851cm">
          <draw:text-box>
            <text:p text:style-name="P2"><text:span text:style-name="T18">E[ Y</text:span><text:span text:style-name="T19">i</text:span><text:span text:style-name="T18">(0, M</text:span><text:span text:style-name="T20">i</text:span><text:span text:style-name="T21">(0)) </text:span><text:span text:style-name="T21">| . . . ]</text:span></text:p>
          </draw:text-box>
        </draw:frame>
        <draw:line draw:style-name="gr67" draw:text-style-name="P48" draw:layer="layout" svg:x1="16.506cm" svg:y1="4.945cm" svg:x2="16.506cm" svg:y2="10.025cm">
          <text:p><text:span text:style-name="T4"/></text:p>
        </draw:line>
        <draw:connector draw:style-name="gr62" draw:text-style-name="P48" draw:layer="layout" draw:type="curve" svg:x1="18.567cm" svg:y1="4.845cm" svg:x2="18.567cm" svg:y2="6.876cm" svg:d="M18567 4845v2031" svg:viewBox="0 0 1 2032">
          <text:p><text:span text:style-name="T4"/></text:p>
        </draw:connector>
        <draw:connector draw:style-name="gr62" draw:text-style-name="P48" draw:layer="layout" draw:type="curve" svg:x1="16.494cm" svg:y1="4.974cm" svg:x2="16.482cm" svg:y2="9.796cm" svg:d="M16494 4974c0 3616-12 1206-12 4822" svg:viewBox="0 0 13 4823">
          <text:p><text:span text:style-name="T4"/></text:p>
        </draw:connector>
        <draw:connector draw:style-name="gr62" draw:text-style-name="P48" draw:layer="layout" draw:type="curve" svg:x1="16.594cm" svg:y1="4.732cm" svg:x2="16.462cm" svg:y2="5.869cm" draw:end-shape="id30" svg:d="M16594 4732c0 459-132-109-132 1137" svg:viewBox="0 0 133 1138">
          <text:p text:style-name="P2"><text:span text:style-name="T23">`</text:span></text:p>
        </draw:connector>
        <draw:frame draw:style-name="gr63" draw:text-style-name="P39" draw:layer="layout" svg:width="1.303cm" svg:height="1.045cm" svg:x="10.413cm" svg:y="0.852cm">
          <draw:text-box>
            <text:p text:style-name="P2"><text:span text:style-name="T21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custom-shape draw:style-name="gr51" draw:text-style-name="P38" draw:layer="layout" svg:width="2.032cm" svg:height="2.031cm" svg:x="5.289cm" svg:y="3.83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7.322cm" svg:y="3.838cm">
          <text:p/>
          <draw:enhanced-geometry svg:viewBox="0 0 21600 21600" draw:type="rectangle" draw:enhanced-path="M 0 0 L 21600 0 21600 21600 0 21600 0 0 Z N"/>
        </draw:custom-shape>
        <draw:path draw:style-name="gr2" draw:text-style-name="P57" xml:id="id31" draw:id="id31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2" draw:text-style-name="P57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5.286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5.29cm" svg:y="2.564cm">
          <draw:text-box>
            <text:p text:style-name="P2"><text:span text:style-name="T16">M</text:span><text:span text:style-name="T17">i</text:span><text:span text:style-name="T16">(0)=1</text:span></text:p>
          </draw:text-box>
        </draw:frame>
        <draw:frame draw:style-name="gr52" draw:text-style-name="P39" draw:layer="layout" svg:width="2.03cm" svg:height="2.732cm" svg:x="7.32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2.956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56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2.956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56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0.208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08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56cm" svg:y="0.851cm">
          <draw:text-box>
            <text:p text:style-name="P2"><text:span text:style-name="T18">E[ Y</text:span><text:span text:style-name="T19">i</text:span><text:span text:style-name="T18">(1, M</text:span><text:span text:style-name="T20">i</text:span><text:span text:style-name="T21">(1)) 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5">ATE_S</text:span></text:p>
          </draw:text-box>
        </draw:frame>
        <draw:line draw:style-name="gr72" draw:text-style-name="P41" draw:layer="layout" svg:x1="6.35cm" svg:y1="4.945cm" svg:x2="6.35cm" svg:y2="10.025cm">
          <text:p/>
        </draw:line>
        <draw:connector draw:style-name="gr7" draw:text-style-name="P41" draw:layer="layout" draw:type="curve" svg:x1="8.411cm" svg:y1="4.845cm" svg:x2="8.411cm" svg:y2="6.876cm" svg:d="M8411 4845v2031" svg:viewBox="0 0 1 2032">
          <text:p/>
        </draw:connector>
        <draw:connector draw:style-name="gr7" draw:text-style-name="P41" draw:layer="layout" draw:type="curve" svg:x1="6.338cm" svg:y1="4.974cm" svg:x2="6.326cm" svg:y2="9.796cm" svg:d="M6338 4974c0 3616-12 1206-12 4822" svg:viewBox="0 0 13 4823">
          <text:p/>
        </draw:connector>
        <draw:connector draw:style-name="gr9" draw:text-style-name="P41" draw:layer="layout" draw:type="curve" svg:x1="6.438cm" svg:y1="4.732cm" svg:x2="6.306cm" svg:y2="5.869cm" draw:end-shape="id31" svg:d="M6438 4732c0 459-132-109-132 1137" svg:viewBox="0 0 133 1138">
          <text:p text:style-name="P2"><text:span text:style-name="T22"/></text:p>
        </draw:connector>
        <draw:connector draw:style-name="gr7" draw:text-style-name="P41" draw:layer="layout" draw:type="curve" svg:x1="6.196cm" svg:y1="4.833cm" svg:x2="6.184cm" svg:y2="9.938cm" svg:d="M6196 4833c0 3829-12 1277-12 5105" svg:viewBox="0 0 13 5106">
          <text:p/>
        </draw:connector>
        <draw:custom-shape draw:style-name="gr59" draw:text-style-name="P43" draw:layer="layout" svg:width="2.032cm" svg:height="2.031cm" svg:x="15.442cm" svg:y="3.8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7.478cm" svg:y="3.838cm">
          <text:p/>
          <draw:enhanced-geometry svg:viewBox="0 0 21600 21600" draw:type="rectangle" draw:enhanced-path="M 0 0 L 21600 0 21600 21600 0 21600 0 0 Z N"/>
        </draw:custom-shape>
        <draw:path draw:style-name="gr2" draw:text-style-name="P57" xml:id="id32" draw:id="id32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2" draw:text-style-name="P57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5.442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15.446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1</text:span></text:p>
          </draw:text-box>
        </draw:frame>
        <draw:frame draw:style-name="gr52" draw:text-style-name="P39" draw:layer="layout" svg:width="2.03cm" svg:height="2.732cm" svg:x="17.476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0</text:span></text:p>
          </draw:text-box>
        </draw:frame>
        <draw:frame draw:style-name="gr52" draw:text-style-name="P40" draw:layer="layout" svg:width="2.03cm" svg:height="2.732cm" svg:x="13.112cm" svg:y="4.48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13.112cm" svg:y="6.55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2" draw:text-style-name="P40" draw:layer="layout" svg:width="2.03cm" svg:height="2.732cm" svg:x="13.112cm" svg:y="9.579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13.112cm" svg:y="11.611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3" draw:text-style-name="P39" draw:layer="layout" svg:width="2.03cm" svg:height="1.898cm" svg:x="10.458cm" svg:y="5.504cm">
          <draw:text-box>
            <text:p text:style-name="P2"><text:span text:style-name="T16">D</text:span><text:span text:style-name="T17">i</text:span><text:span text:style-name="T16">=</text:span><text:span text:style-name="T16">1</text:span></text:p>
          </draw:text-box>
        </draw:frame>
        <draw:custom-shape draw:style-name="gr54" draw:text-style-name="P41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10.458cm" svg:y="10.584cm">
          <draw:text-box>
            <text:p text:style-name="P2"><text:span text:style-name="T16">D</text:span><text:span text:style-name="T17">i</text:span><text:span text:style-name="T16">=</text:span><text:span text:style-name="T16">0</text:span></text:p>
          </draw:text-box>
        </draw:frame>
        <draw:custom-shape draw:style-name="gr54" draw:text-style-name="P41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12cm" svg:y="0.851cm">
          <draw:text-box>
            <text:p text:style-name="P2"><text:span text:style-name="T18">E</text:span><text:span text:style-name="T18">[ </text:span><text:span text:style-name="T18">Y</text:span><text:span text:style-name="T19">i</text:span><text:span text:style-name="T18">(</text:span><text:span text:style-name="T18">0</text:span><text:span text:style-name="T18">, </text:span><text:span text:style-name="T18">M</text:span><text:span text:style-name="T20">i</text:span><text:span text:style-name="T21">(</text:span><text:span text:style-name="T21">0</text:span><text:span text:style-name="T21">)</text:span><text:span text:style-name="T21">) </text:span><text:span text:style-name="T21">| </text:span><text:span text:style-name="T21">. </text:span><text:span text:style-name="T21">. </text:span><text:span text:style-name="T21">. </text:span><text:span text:style-name="T21">]</text:span></text:p>
          </draw:text-box>
        </draw:frame>
        <draw:line draw:style-name="gr72" draw:text-style-name="P41" draw:layer="layout" svg:x1="16.506cm" svg:y1="4.945cm" svg:x2="16.506cm" svg:y2="10.025cm">
          <text:p/>
        </draw:line>
        <draw:connector draw:style-name="gr7" draw:text-style-name="P41" draw:layer="layout" draw:type="curve" svg:x1="18.567cm" svg:y1="4.845cm" svg:x2="18.567cm" svg:y2="6.876cm" svg:d="M18567 4845v2031" svg:viewBox="0 0 1 2032">
          <text:p/>
        </draw:connector>
        <draw:connector draw:style-name="gr7" draw:text-style-name="P41" draw:layer="layout" draw:type="curve" svg:x1="16.494cm" svg:y1="4.974cm" svg:x2="16.482cm" svg:y2="9.796cm" svg:d="M16494 4974c0 3616-12 1206-12 4822" svg:viewBox="0 0 13 4823">
          <text:p/>
        </draw:connector>
        <draw:connector draw:style-name="gr9" draw:text-style-name="P41" draw:layer="layout" draw:type="curve" svg:x1="16.594cm" svg:y1="4.732cm" svg:x2="16.462cm" svg:y2="5.869cm" draw:end-shape="id32" svg:d="M16594 4732c0 459-132-109-132 1137" svg:viewBox="0 0 133 1138">
          <text:p text:style-name="P2"><text:span text:style-name="T22">`</text:span></text:p>
        </draw:connector>
        <draw:frame draw:style-name="gr63" draw:text-style-name="P39" draw:layer="layout" svg:width="1.303cm" svg:height="1.045cm" svg:x="10.413cm" svg:y="0.852cm">
          <draw:text-box>
            <text:p text:style-name="P2"><text:span text:style-name="T21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custom-shape draw:style-name="gr64" draw:text-style-name="P45" draw:layer="layout" svg:width="2.032cm" svg:height="2.031cm" svg:x="5.29cm" svg:y="3.83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3.83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path draw:style-name="gr73" draw:text-style-name="P59" xml:id="id33" draw:id="id33" draw:layer="layout" svg:width="2.031cm" svg:height="2.03cm" svg:x="5.29cm" svg:y="5.869cm" svg:viewBox="0 0 2032 2031" svg:d="M0 2031c0-677 0-1354 0-2031 677 0 1355 0 2032 0 0 677 0 1354 0 2031-677 0-1355 0-2032 0z">
          <text:p text:style-name="P2"><text:span text:style-name="T4"/></text:p>
        </draw:path>
        <draw:custom-shape draw:style-name="gr73" draw:text-style-name="P59" draw:layer="layout" svg:width="2.032cm" svg:height="2.031cm" svg:x="7.322cm" svg:y="5.86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5.286cm" svg:y="8.91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7.322cm" svg:y="8.918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5.286cm" svg:y="10.949cm">
          <text:p text:style-name="P2"><text:span text:style-name="T6">Y</text:span><text:span text:style-name="T9">i</text:span><text:span text:style-name="T6">(1, 0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7.322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frame draw:style-name="gr52" draw:text-style-name="P53" draw:layer="layout" svg:width="2.03cm" svg:height="2.732cm" svg:x="5.29cm" svg:y="2.564cm">
          <draw:text-box>
            <text:p text:style-name="P2"><text:span text:style-name="T16">M</text:span><text:span text:style-name="T17">i</text:span><text:span text:style-name="T16">(</text:span><text:span text:style-name="T25">0</text:span><text:span text:style-name="T16">)=1</text:span></text:p>
          </draw:text-box>
        </draw:frame>
        <draw:frame draw:style-name="gr52" draw:text-style-name="P53" draw:layer="layout" svg:width="2.03cm" svg:height="2.732cm" svg:x="7.32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2.956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56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2.956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56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0.208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08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56cm" svg:y="0.851cm">
          <draw:text-box>
            <text:p text:style-name="P2"><text:span text:style-name="T18">E[ Y</text:span><text:span text:style-name="T19">i</text:span><text:span text:style-name="T18">(</text:span><text:span text:style-name="T18">1, </text:span><text:span text:style-name="T18">M</text:span><text:span text:style-name="T20">i</text:span><text:span text:style-name="T21">(1)) </text:span><text:span text:style-name="T21">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5">ATE_</text:span><text:span text:style-name="T5">S</text:span></text:p>
          </draw:text-box>
        </draw:frame>
        <draw:line draw:style-name="gr74" draw:text-style-name="P60" draw:layer="layout" svg:x1="6.35cm" svg:y1="4.945cm" svg:x2="6.35cm" svg:y2="10.025cm">
          <text:p><text:span text:style-name="T4"/></text:p>
        </draw:line>
        <draw:connector draw:style-name="gr9" draw:text-style-name="P60" draw:layer="layout" draw:type="curve" svg:x1="8.411cm" svg:y1="4.845cm" svg:x2="8.411cm" svg:y2="6.876cm" svg:d="M8411 4845v2031" svg:viewBox="0 0 1 2032">
          <text:p><text:span text:style-name="T4"/></text:p>
        </draw:connector>
        <draw:connector draw:style-name="gr9" draw:text-style-name="P60" draw:layer="layout" draw:type="curve" svg:x1="6.338cm" svg:y1="4.974cm" svg:x2="6.326cm" svg:y2="9.796cm" svg:d="M6338 4974c0 3616-12 1206-12 4822" svg:viewBox="0 0 13 4823">
          <text:p><text:span text:style-name="T4"/></text:p>
        </draw:connector>
        <draw:connector draw:style-name="gr9" draw:text-style-name="P60" draw:layer="layout" draw:type="curve" svg:x1="6.438cm" svg:y1="4.732cm" svg:x2="6.306cm" svg:y2="5.869cm" draw:end-shape="id33" svg:d="M6438 4732c0 459-132-109-132 1137" svg:viewBox="0 0 133 1138">
          <text:p text:style-name="P2"><text:span text:style-name="T23"/></text:p>
        </draw:connector>
        <draw:connector draw:style-name="gr9" draw:text-style-name="P60" draw:layer="layout" draw:type="curve" svg:x1="6.196cm" svg:y1="4.833cm" svg:x2="6.184cm" svg:y2="9.938cm" svg:d="M6196 4833c0 3829-12 1277-12 5105" svg:viewBox="0 0 13 5106">
          <text:p><text:span text:style-name="T4"/></text:p>
        </draw:connector>
        <draw:custom-shape draw:style-name="gr66" draw:text-style-name="P47" draw:layer="layout" svg:width="2.032cm" svg:height="2.031cm" svg:x="15.442cm" svg:y="3.838cm">
          <text:p text:style-name="P2"><text:span text:style-name="T6">Y</text:span><text:span text:style-name="T9">i</text:span><text:span text:style-name="T6">(0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3.838cm">
          <text:p text:style-name="P2"><text:span text:style-name="T6">Y</text:span><text:span text:style-name="T9">i</text:span><text:span text:style-name="T6">(0, 0</text:span><text:span text:style-name="T4">)</text:span></text:p>
          <draw:enhanced-geometry svg:viewBox="0 0 21600 21600" draw:type="rectangle" draw:enhanced-path="M 0 0 L 21600 0 21600 21600 0 21600 0 0 Z N"/>
        </draw:custom-shape>
        <draw:path draw:style-name="gr73" draw:text-style-name="P59" xml:id="id34" draw:id="id34" draw:layer="layout" svg:width="2.031cm" svg:height="2.03cm" svg:x="15.446cm" svg:y="5.869cm" svg:viewBox="0 0 2032 2031" svg:d="M0 2031c0-677 0-1354 0-2031 677 0 1355 0 2032 0 0 677 0 1354 0 2031-677 0-1355 0-2032 0z">
          <text:p text:style-name="P2"><text:span text:style-name="T4"/></text:p>
        </draw:path>
        <draw:custom-shape draw:style-name="gr73" draw:text-style-name="P59" draw:layer="layout" svg:width="2.032cm" svg:height="2.031cm" svg:x="17.478cm" svg:y="5.86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5.442cm" svg:y="8.918cm">
          <text:p text:style-name="P2"><text:span text:style-name="T6">Y</text:span><text:span text:style-name="T9">i</text:span><text:span text:style-name="T6">(0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17.478cm" svg:y="8.918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5.442cm" svg:y="10.949cm">
          <text:p text:style-name="P2"><text:span text:style-name="T6">Y</text:span><text:span text:style-name="T9">i</text:span><text:span text:style-name="T6">(0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17.478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frame draw:style-name="gr52" draw:text-style-name="P53" draw:layer="layout" svg:width="2.03cm" svg:height="2.732cm" svg:x="15.446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1</text:span></text:p>
          </draw:text-box>
        </draw:frame>
        <draw:frame draw:style-name="gr52" draw:text-style-name="P53" draw:layer="layout" svg:width="2.03cm" svg:height="2.732cm" svg:x="17.476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0</text:span></text:p>
          </draw:text-box>
        </draw:frame>
        <draw:frame draw:style-name="gr52" draw:text-style-name="P54" draw:layer="layout" svg:width="2.03cm" svg:height="2.732cm" svg:x="13.112cm" svg:y="4.48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54" draw:layer="layout" svg:width="2.03cm" svg:height="2.732cm" svg:x="13.112cm" svg:y="6.55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2" draw:text-style-name="P54" draw:layer="layout" svg:width="2.03cm" svg:height="2.732cm" svg:x="13.112cm" svg:y="9.579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54" draw:layer="layout" svg:width="2.03cm" svg:height="2.732cm" svg:x="13.112cm" svg:y="11.611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3" draw:text-style-name="P55" draw:layer="layout" svg:width="2.03cm" svg:height="1.898cm" svg:x="10.458cm" svg:y="5.504cm">
          <draw:text-box>
            <text:p text:style-name="P2"><text:span text:style-name="T16">D</text:span><text:span text:style-name="T17">i</text:span><text:span text:style-name="T16">=</text:span><text:span text:style-name="T16">1</text:span></text:p>
          </draw:text-box>
        </draw:frame>
        <draw:custom-shape draw:style-name="gr71" draw:text-style-name="P56" draw:layer="layout" svg:width="0.511cm" svg:height="4.062cm" svg:x="12.143cm" svg:y="3.838cm">
          <text:p><text:span text:style-name="T21"/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55" draw:layer="layout" svg:width="2.03cm" svg:height="1.898cm" svg:x="10.458cm" svg:y="10.584cm">
          <draw:text-box>
            <text:p text:style-name="P2"><text:span text:style-name="T16">D</text:span><text:span text:style-name="T17">i</text:span><text:span text:style-name="T16">=</text:span><text:span text:style-name="T16">0</text:span></text:p>
          </draw:text-box>
        </draw:frame>
        <draw:custom-shape draw:style-name="gr71" draw:text-style-name="P56" draw:layer="layout" svg:width="0.511cm" svg:height="4.062cm" svg:x="12.143cm" svg:y="8.918cm">
          <text:p><text:span text:style-name="T21"/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12cm" svg:y="0.851cm">
          <draw:text-box>
            <text:p text:style-name="P2"><text:span text:style-name="T18">E</text:span><text:span text:style-name="T18">[ </text:span><text:span text:style-name="T18">Y</text:span><text:span text:style-name="T19">i</text:span><text:span text:style-name="T18">(</text:span><text:span text:style-name="T18">0</text:span><text:span text:style-name="T18">, </text:span><text:span text:style-name="T18">M</text:span><text:span text:style-name="T20">i</text:span><text:span text:style-name="T21">(</text:span><text:span text:style-name="T21">0</text:span><text:span text:style-name="T21">)</text:span><text:span text:style-name="T21">) </text:span><text:span text:style-name="T21">| </text:span><text:span text:style-name="T21">. </text:span><text:span text:style-name="T21">. </text:span><text:span text:style-name="T21">. </text:span><text:span text:style-name="T21">]</text:span></text:p>
          </draw:text-box>
        </draw:frame>
        <draw:line draw:style-name="gr74" draw:text-style-name="P60" draw:layer="layout" svg:x1="16.506cm" svg:y1="4.945cm" svg:x2="16.506cm" svg:y2="10.025cm">
          <text:p><text:span text:style-name="T4"/></text:p>
        </draw:line>
        <draw:connector draw:style-name="gr9" draw:text-style-name="P60" draw:layer="layout" draw:type="curve" svg:x1="18.567cm" svg:y1="4.845cm" svg:x2="18.567cm" svg:y2="6.876cm" svg:d="M18567 4845v2031" svg:viewBox="0 0 1 2032">
          <text:p><text:span text:style-name="T4"/></text:p>
        </draw:connector>
        <draw:connector draw:style-name="gr9" draw:text-style-name="P60" draw:layer="layout" draw:type="curve" svg:x1="16.494cm" svg:y1="4.974cm" svg:x2="16.482cm" svg:y2="9.796cm" svg:d="M16494 4974c0 3616-12 1206-12 4822" svg:viewBox="0 0 13 4823">
          <text:p><text:span text:style-name="T4"/></text:p>
        </draw:connector>
        <draw:connector draw:style-name="gr9" draw:text-style-name="P60" draw:layer="layout" draw:type="curve" svg:x1="16.594cm" svg:y1="4.732cm" svg:x2="16.462cm" svg:y2="5.869cm" draw:end-shape="id34" svg:d="M16594 4732c0 459-132-109-132 1137" svg:viewBox="0 0 133 1138">
          <text:p text:style-name="P2"><text:span text:style-name="T23">`</text:span></text:p>
        </draw:connector>
        <draw:frame draw:style-name="gr63" draw:text-style-name="P39" draw:layer="layout" svg:width="1.303cm" svg:height="1.045cm" svg:x="10.413cm" svg:y="0.852cm">
          <draw:text-box>
            <text:p text:style-name="P2"><text:span text:style-name="T21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custom-shape draw:style-name="gr64" draw:text-style-name="P45" draw:layer="layout" svg:width="2.032cm" svg:height="2.031cm" svg:x="5.289cm" svg:y="3.83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3.83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7.322cm" svg:y="5.86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5.286cm" svg:y="8.91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7.322cm" svg:y="8.918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7.322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5.29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1</text:span></text:p>
          </draw:text-box>
        </draw:frame>
        <draw:frame draw:style-name="gr52" draw:text-style-name="P39" draw:layer="layout" svg:width="2.03cm" svg:height="2.732cm" svg:x="7.32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0</text:span></text:p>
          </draw:text-box>
        </draw:frame>
        <draw:frame draw:style-name="gr52" draw:text-style-name="P40" draw:layer="layout" svg:width="2.03cm" svg:height="2.732cm" svg:x="2.956cm" svg:y="4.48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2.956cm" svg:y="6.55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2" draw:text-style-name="P40" draw:layer="layout" svg:width="2.03cm" svg:height="2.732cm" svg:x="2.956cm" svg:y="9.579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2.956cm" svg:y="11.611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3" draw:text-style-name="P39" draw:layer="layout" svg:width="2.03cm" svg:height="1.898cm" svg:x="0.208cm" svg:y="5.504cm">
          <draw:text-box>
            <text:p text:style-name="P2"><text:span text:style-name="T16">D</text:span><text:span text:style-name="T17">i</text:span><text:span text:style-name="T16">=</text:span><text:span text:style-name="T16">1</text:span></text:p>
          </draw:text-box>
        </draw:frame>
        <draw:custom-shape draw:style-name="gr54" draw:text-style-name="P41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08cm" svg:y="10.584cm">
          <draw:text-box>
            <text:p text:style-name="P2"><text:span text:style-name="T16">D</text:span><text:span text:style-name="T17">i</text:span><text:span text:style-name="T16">=</text:span><text:span text:style-name="T16">0</text:span></text:p>
          </draw:text-box>
        </draw:frame>
        <draw:custom-shape draw:style-name="gr54" draw:text-style-name="P41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56cm" svg:y="0.851cm">
          <draw:text-box>
            <text:p text:style-name="P2"><text:span text:style-name="T18">E</text:span><text:span text:style-name="T18">[ </text:span><text:span text:style-name="T18">Y</text:span><text:span text:style-name="T19">i</text:span><text:span text:style-name="T18">(</text:span><text:span text:style-name="T18">1</text:span><text:span text:style-name="T18">, </text:span><text:span text:style-name="T18">M</text:span><text:span text:style-name="T20">i</text:span><text:span text:style-name="T21">(</text:span><text:span text:style-name="T21">1</text:span><text:span text:style-name="T21">)</text:span><text:span text:style-name="T21">) </text:span><text:span text:style-name="T21">| </text:span><text:span text:style-name="T21">. </text:span><text:span text:style-name="T21">. </text:span><text:span text:style-name="T21">. </text:span><text:span text:style-name="T21">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5">A</text:span><text:span text:style-name="T5">T</text:span><text:span text:style-name="T5">E</text:span><text:span text:style-name="T5">_</text:span><text:span text:style-name="T5">S</text:span><text:span text:style-name="T5"> </text:span><text:span text:style-name="T5">b</text:span><text:span text:style-name="T5">o</text:span><text:span text:style-name="T5">u</text:span><text:span text:style-name="T5">n</text:span><text:span text:style-name="T5">d</text:span><text:span text:style-name="T5">s</text:span></text:p>
          </draw:text-box>
        </draw:frame>
        <draw:line draw:style-name="gr74" draw:text-style-name="P60" draw:layer="layout" svg:x1="6.35cm" svg:y1="4.945cm" svg:x2="6.35cm" svg:y2="10.025cm">
          <text:p><text:span text:style-name="T4"/></text:p>
        </draw:line>
        <draw:connector draw:style-name="gr9" draw:text-style-name="P60" draw:layer="layout" draw:type="curve" svg:x1="8.411cm" svg:y1="4.845cm" svg:x2="8.411cm" svg:y2="6.876cm" svg:d="M8411 4845v2031" svg:viewBox="0 0 1 2032">
          <text:p><text:span text:style-name="T4"/></text:p>
        </draw:connector>
        <draw:connector draw:style-name="gr9" draw:text-style-name="P60" draw:layer="layout" draw:type="curve" svg:x1="6.338cm" svg:y1="4.974cm" svg:x2="6.326cm" svg:y2="9.796cm" svg:d="M6338 4974c0 3616-12 1206-12 4822" svg:viewBox="0 0 13 4823">
          <text:p><text:span text:style-name="T4"/></text:p>
        </draw:connector>
        <draw:connector draw:style-name="gr9" draw:text-style-name="P60" draw:layer="layout" draw:type="curve" svg:x1="6.438cm" svg:y1="4.732cm" svg:x2="6.306cm" svg:y2="5.869cm" svg:d="M6438 4732c0 853-132 285-132 1137" svg:viewBox="0 0 133 1138">
          <text:p text:style-name="P2"><text:span text:style-name="T23"/></text:p>
        </draw:connector>
        <draw:connector draw:style-name="gr9" draw:text-style-name="P60" draw:layer="layout" draw:type="curve" svg:x1="6.196cm" svg:y1="4.833cm" svg:x2="6.184cm" svg:y2="9.938cm" svg:d="M6196 4833c0 3829-12 1277-12 5105" svg:viewBox="0 0 13 5106">
          <text:p><text:span text:style-name="T4"/></text:p>
        </draw:connector>
        <draw:custom-shape draw:style-name="gr66" draw:text-style-name="P47" draw:layer="layout" svg:width="2.032cm" svg:height="2.031cm" svg:x="15.442cm" svg:y="3.838cm">
          <text:p text:style-name="P2"><text:span text:style-name="T6">Y</text:span><text:span text:style-name="T9">i</text:span><text:span text:style-name="T6">(0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3.838cm">
          <text:p text:style-name="P2"><text:span text:style-name="T6">Y</text:span><text:span text:style-name="T9">i</text:span><text:span text:style-name="T6">(0, 0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17.478cm" svg:y="5.86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5.442cm" svg:y="8.918cm">
          <text:p text:style-name="P2"><text:span text:style-name="T6">Y</text:span><text:span text:style-name="T9">i</text:span><text:span text:style-name="T6">(0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17.478cm" svg:y="8.918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17.478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15.446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1</text:span></text:p>
          </draw:text-box>
        </draw:frame>
        <draw:frame draw:style-name="gr52" draw:text-style-name="P39" draw:layer="layout" svg:width="2.03cm" svg:height="2.732cm" svg:x="17.476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0</text:span></text:p>
          </draw:text-box>
        </draw:frame>
        <draw:frame draw:style-name="gr52" draw:text-style-name="P40" draw:layer="layout" svg:width="2.03cm" svg:height="2.732cm" svg:x="13.112cm" svg:y="4.48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13.112cm" svg:y="6.55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2" draw:text-style-name="P40" draw:layer="layout" svg:width="2.03cm" svg:height="2.732cm" svg:x="13.112cm" svg:y="9.579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13.112cm" svg:y="11.611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3" draw:text-style-name="P39" draw:layer="layout" svg:width="2.03cm" svg:height="1.898cm" svg:x="10.458cm" svg:y="5.504cm">
          <draw:text-box>
            <text:p text:style-name="P2"><text:span text:style-name="T16">D</text:span><text:span text:style-name="T17">i</text:span><text:span text:style-name="T16">=</text:span><text:span text:style-name="T16">1</text:span></text:p>
          </draw:text-box>
        </draw:frame>
        <draw:custom-shape draw:style-name="gr54" draw:text-style-name="P41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10.458cm" svg:y="10.584cm">
          <draw:text-box>
            <text:p text:style-name="P2"><text:span text:style-name="T16">D</text:span><text:span text:style-name="T17">i</text:span><text:span text:style-name="T16">=</text:span><text:span text:style-name="T16">0</text:span></text:p>
          </draw:text-box>
        </draw:frame>
        <draw:custom-shape draw:style-name="gr54" draw:text-style-name="P41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12cm" svg:y="0.851cm">
          <draw:text-box>
            <text:p text:style-name="P2"><text:span text:style-name="T18">E</text:span><text:span text:style-name="T18">[ </text:span><text:span text:style-name="T18">Y</text:span><text:span text:style-name="T19">i</text:span><text:span text:style-name="T18">(</text:span><text:span text:style-name="T18">0</text:span><text:span text:style-name="T18">, </text:span><text:span text:style-name="T18">M</text:span><text:span text:style-name="T20">i</text:span><text:span text:style-name="T21">(</text:span><text:span text:style-name="T21">0</text:span><text:span text:style-name="T21">)</text:span><text:span text:style-name="T21">) </text:span><text:span text:style-name="T21">| </text:span><text:span text:style-name="T21">. </text:span><text:span text:style-name="T21">. </text:span><text:span text:style-name="T21">. </text:span><text:span text:style-name="T21">]</text:span></text:p>
          </draw:text-box>
        </draw:frame>
        <draw:line draw:style-name="gr74" draw:text-style-name="P60" draw:layer="layout" svg:x1="16.506cm" svg:y1="4.945cm" svg:x2="16.506cm" svg:y2="10.025cm">
          <text:p><text:span text:style-name="T4"/></text:p>
        </draw:line>
        <draw:connector draw:style-name="gr9" draw:text-style-name="P60" draw:layer="layout" draw:type="curve" svg:x1="18.567cm" svg:y1="4.845cm" svg:x2="18.567cm" svg:y2="6.876cm" svg:d="M18567 4845v2031" svg:viewBox="0 0 1 2032">
          <text:p><text:span text:style-name="T4"/></text:p>
        </draw:connector>
        <draw:connector draw:style-name="gr9" draw:text-style-name="P60" draw:layer="layout" draw:type="curve" svg:x1="16.494cm" svg:y1="4.974cm" svg:x2="16.482cm" svg:y2="9.796cm" svg:d="M16494 4974c0 3616-12 1206-12 4822" svg:viewBox="0 0 13 4823">
          <text:p><text:span text:style-name="T4"/></text:p>
        </draw:connector>
        <draw:connector draw:style-name="gr9" draw:text-style-name="P60" draw:layer="layout" draw:type="curve" svg:x1="16.594cm" svg:y1="4.732cm" svg:x2="16.462cm" svg:y2="5.869cm" svg:d="M16594 4732c0 853-132 285-132 1137" svg:viewBox="0 0 133 1138">
          <text:p text:style-name="P2"><text:span text:style-name="T23">`</text:span></text:p>
        </draw:connector>
        <draw:frame draw:style-name="gr63" draw:text-style-name="P39" draw:layer="layout" svg:width="1.303cm" svg:height="1.045cm" svg:x="10.413cm" svg:y="0.852cm">
          <draw:text-box>
            <text:p text:style-name="P2"><text:span text:style-name="T21">—</text:span></text:p>
          </draw:text-box>
        </draw:frame>
        <draw:path draw:style-name="gr68" draw:text-style-name="P49" draw:layer="layout" svg:width="2.031cm" svg:height="2.03cm" svg:x="5.29cm" svg:y="5.869cm" svg:viewBox="0 0 2032 2031" svg:d="M0 2031c0-677 0-1354 0-2031 677 0 1355 0 2032 0 0 677 0 1354 0 2031-677 0-1355 0-2032 0z">
          <text:p text:style-name="P2"><text:span text:style-name="T4"/></text:p>
        </draw:path>
        <draw:custom-shape draw:style-name="gr68" draw:text-style-name="P49" draw:layer="layout" svg:width="2.032cm" svg:height="2.031cm" svg:x="5.286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path draw:style-name="gr69" draw:text-style-name="P50" draw:layer="layout" svg:width="2.031cm" svg:height="2.03cm" svg:x="15.446cm" svg:y="5.869cm" svg:viewBox="0 0 2032 2031" svg:d="M0 2031c0-677 0-1354 0-2031 677 0 1355 0 2032 0 0 677 0 1354 0 2031-677 0-1355 0-2032 0z">
          <text:p text:style-name="P2"><text:span text:style-name="T4"/></text:p>
        </draw:path>
        <draw:custom-shape draw:style-name="gr69" draw:text-style-name="P50" draw:layer="layout" svg:width="2.032cm" svg:height="2.031cm" svg:x="15.442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64" draw:text-style-name="P45" draw:layer="layout" svg:width="2.032cm" svg:height="2.031cm" svg:x="5.286cm" svg:y="3.83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7.322cm" svg:y="3.83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7.322cm" svg:y="5.86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032cm" svg:height="2.031cm" svg:x="5.286cm" svg:y="8.918cm">
          <text:p text:style-name="P2"><text:span text:style-name="T6">Y</text:span><text:span text:style-name="T9">i</text:span><text:span text:style-name="T6">(1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7.322cm" svg:y="8.918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7.322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5.29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1</text:span></text:p>
          </draw:text-box>
        </draw:frame>
        <draw:frame draw:style-name="gr52" draw:text-style-name="P39" draw:layer="layout" svg:width="2.03cm" svg:height="2.732cm" svg:x="7.32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0</text:span></text:p>
          </draw:text-box>
        </draw:frame>
        <draw:frame draw:style-name="gr52" draw:text-style-name="P40" draw:layer="layout" svg:width="2.03cm" svg:height="2.732cm" svg:x="2.956cm" svg:y="4.48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2.956cm" svg:y="6.55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2" draw:text-style-name="P40" draw:layer="layout" svg:width="2.03cm" svg:height="2.732cm" svg:x="2.956cm" svg:y="9.579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2.956cm" svg:y="11.611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3" draw:text-style-name="P39" draw:layer="layout" svg:width="2.03cm" svg:height="1.898cm" svg:x="0.208cm" svg:y="5.504cm">
          <draw:text-box>
            <text:p text:style-name="P2"><text:span text:style-name="T16">D</text:span><text:span text:style-name="T17">i</text:span><text:span text:style-name="T16">=</text:span><text:span text:style-name="T16">1</text:span></text:p>
          </draw:text-box>
        </draw:frame>
        <draw:custom-shape draw:style-name="gr54" draw:text-style-name="P41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08cm" svg:y="10.584cm">
          <draw:text-box>
            <text:p text:style-name="P2"><text:span text:style-name="T16">D</text:span><text:span text:style-name="T17">i</text:span><text:span text:style-name="T16">=</text:span><text:span text:style-name="T16">0</text:span></text:p>
          </draw:text-box>
        </draw:frame>
        <draw:custom-shape draw:style-name="gr54" draw:text-style-name="P41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56cm" svg:y="0.851cm">
          <draw:text-box>
            <text:p text:style-name="P2"><text:span text:style-name="T18">E</text:span><text:span text:style-name="T18">[ </text:span><text:span text:style-name="T18">Y</text:span><text:span text:style-name="T19">i</text:span><text:span text:style-name="T18">(</text:span><text:span text:style-name="T18">1</text:span><text:span text:style-name="T18">, </text:span><text:span text:style-name="T18">M</text:span><text:span text:style-name="T20">i</text:span><text:span text:style-name="T21">(</text:span><text:span text:style-name="T21">1</text:span><text:span text:style-name="T21">)</text:span><text:span text:style-name="T21">) </text:span><text:span text:style-name="T21">| </text:span><text:span text:style-name="T21">. </text:span><text:span text:style-name="T21">. </text:span><text:span text:style-name="T21">. </text:span><text:span text:style-name="T21">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5">A</text:span><text:span text:style-name="T5">T</text:span><text:span text:style-name="T5">E</text:span><text:span text:style-name="T5">_</text:span><text:span text:style-name="T5">S</text:span><text:span text:style-name="T5"> </text:span><text:span text:style-name="T5">b</text:span><text:span text:style-name="T5">o</text:span><text:span text:style-name="T5">u</text:span><text:span text:style-name="T5">n</text:span><text:span text:style-name="T5">d</text:span><text:span text:style-name="T5">s</text:span></text:p>
          </draw:text-box>
        </draw:frame>
        <draw:line draw:style-name="gr74" draw:text-style-name="P60" draw:layer="layout" svg:x1="6.35cm" svg:y1="4.945cm" svg:x2="6.35cm" svg:y2="10.025cm">
          <text:p><text:span text:style-name="T4"/></text:p>
        </draw:line>
        <draw:connector draw:style-name="gr9" draw:text-style-name="P60" draw:layer="layout" draw:type="curve" svg:x1="8.411cm" svg:y1="4.845cm" svg:x2="8.411cm" svg:y2="6.876cm" svg:d="M8411 4845v2031" svg:viewBox="0 0 1 2032">
          <text:p><text:span text:style-name="T4"/></text:p>
        </draw:connector>
        <draw:connector draw:style-name="gr9" draw:text-style-name="P60" draw:layer="layout" draw:type="curve" svg:x1="6.338cm" svg:y1="4.974cm" svg:x2="6.326cm" svg:y2="9.796cm" svg:d="M6338 4974c0 3616-12 1206-12 4822" svg:viewBox="0 0 13 4823">
          <text:p><text:span text:style-name="T4"/></text:p>
        </draw:connector>
        <draw:connector draw:style-name="gr9" draw:text-style-name="P60" draw:layer="layout" draw:type="curve" svg:x1="6.438cm" svg:y1="4.732cm" svg:x2="6.306cm" svg:y2="5.869cm" svg:d="M6438 4732c0 853-132 285-132 1137" svg:viewBox="0 0 133 1138">
          <text:p text:style-name="P2"><text:span text:style-name="T23">`</text:span></text:p>
        </draw:connector>
        <draw:connector draw:style-name="gr9" draw:text-style-name="P60" draw:layer="layout" draw:type="curve" svg:x1="6.196cm" svg:y1="4.833cm" svg:x2="6.184cm" svg:y2="9.938cm" svg:d="M6196 4833c0 3829-12 1277-12 5105" svg:viewBox="0 0 13 5106">
          <text:p><text:span text:style-name="T4"/></text:p>
        </draw:connector>
        <draw:custom-shape draw:style-name="gr66" draw:text-style-name="P47" draw:layer="layout" svg:width="2.032cm" svg:height="2.031cm" svg:x="15.442cm" svg:y="3.838cm">
          <text:p text:style-name="P2"><text:span text:style-name="T6">Y</text:span><text:span text:style-name="T9">i</text:span><text:span text:style-name="T6">(0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7.478cm" svg:y="3.838cm">
          <text:p text:style-name="P2"><text:span text:style-name="T4">=0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17.478cm" svg:y="5.86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2.032cm" svg:height="2.031cm" svg:x="15.442cm" svg:y="8.918cm">
          <text:p text:style-name="P2"><text:span text:style-name="T6">Y</text:span><text:span text:style-name="T9">i</text:span><text:span text:style-name="T6">(0, </text:span><text:span text:style-name="T4">1)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17.478cm" svg:y="8.918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2.032cm" svg:height="2.031cm" svg:x="17.478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15.446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1</text:span></text:p>
          </draw:text-box>
        </draw:frame>
        <draw:frame draw:style-name="gr52" draw:text-style-name="P39" draw:layer="layout" svg:width="2.03cm" svg:height="2.732cm" svg:x="17.476cm" svg:y="2.564cm">
          <draw:text-box>
            <text:p text:style-name="P2"><text:span text:style-name="T16">M</text:span><text:span text:style-name="T17">i</text:span><text:span text:style-name="T16">(</text:span><text:span text:style-name="T16">0</text:span><text:span text:style-name="T16">)</text:span><text:span text:style-name="T16">=</text:span><text:span text:style-name="T16">0</text:span></text:p>
          </draw:text-box>
        </draw:frame>
        <draw:frame draw:style-name="gr52" draw:text-style-name="P40" draw:layer="layout" svg:width="2.03cm" svg:height="2.732cm" svg:x="13.112cm" svg:y="4.48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13.112cm" svg:y="6.558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2" draw:text-style-name="P40" draw:layer="layout" svg:width="2.03cm" svg:height="2.732cm" svg:x="13.112cm" svg:y="9.579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1</text:span></text:p>
          </draw:text-box>
        </draw:frame>
        <draw:frame draw:style-name="gr52" draw:text-style-name="P40" draw:layer="layout" svg:width="2.03cm" svg:height="2.732cm" svg:x="13.112cm" svg:y="11.611cm">
          <draw:text-box>
            <text:p text:style-name="P4"><text:span text:style-name="T16">M</text:span><text:span text:style-name="T17">i</text:span><text:span text:style-name="T16">(</text:span><text:span text:style-name="T16">1</text:span><text:span text:style-name="T16">)</text:span><text:span text:style-name="T16">=</text:span><text:span text:style-name="T16">0</text:span></text:p>
          </draw:text-box>
        </draw:frame>
        <draw:frame draw:style-name="gr53" draw:text-style-name="P39" draw:layer="layout" svg:width="2.03cm" svg:height="1.898cm" svg:x="10.458cm" svg:y="5.504cm">
          <draw:text-box>
            <text:p text:style-name="P2"><text:span text:style-name="T16">D</text:span><text:span text:style-name="T17">i</text:span><text:span text:style-name="T16">=</text:span><text:span text:style-name="T16">1</text:span></text:p>
          </draw:text-box>
        </draw:frame>
        <draw:custom-shape draw:style-name="gr54" draw:text-style-name="P41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10.458cm" svg:y="10.584cm">
          <draw:text-box>
            <text:p text:style-name="P2"><text:span text:style-name="T16">D</text:span><text:span text:style-name="T17">i</text:span><text:span text:style-name="T16">=</text:span><text:span text:style-name="T16">0</text:span></text:p>
          </draw:text-box>
        </draw:frame>
        <draw:custom-shape draw:style-name="gr54" draw:text-style-name="P41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12cm" svg:y="0.851cm">
          <draw:text-box>
            <text:p text:style-name="P2"><text:span text:style-name="T18">E</text:span><text:span text:style-name="T18">[ </text:span><text:span text:style-name="T18">Y</text:span><text:span text:style-name="T19">i</text:span><text:span text:style-name="T18">(</text:span><text:span text:style-name="T18">0</text:span><text:span text:style-name="T18">, </text:span><text:span text:style-name="T18">M</text:span><text:span text:style-name="T20">i</text:span><text:span text:style-name="T21">(</text:span><text:span text:style-name="T21">0</text:span><text:span text:style-name="T21">)</text:span><text:span text:style-name="T21">) </text:span><text:span text:style-name="T21">| </text:span><text:span text:style-name="T21">. </text:span><text:span text:style-name="T21">. </text:span><text:span text:style-name="T21">. </text:span><text:span text:style-name="T21">]</text:span></text:p>
          </draw:text-box>
        </draw:frame>
        <draw:line draw:style-name="gr74" draw:text-style-name="P60" draw:layer="layout" svg:x1="16.506cm" svg:y1="4.945cm" svg:x2="16.506cm" svg:y2="10.025cm">
          <text:p><text:span text:style-name="T4"/></text:p>
        </draw:line>
        <draw:connector draw:style-name="gr9" draw:text-style-name="P60" draw:layer="layout" draw:type="curve" svg:x1="18.567cm" svg:y1="4.845cm" svg:x2="18.567cm" svg:y2="6.876cm" svg:d="M18567 4845v2031" svg:viewBox="0 0 1 2032">
          <text:p><text:span text:style-name="T4"/></text:p>
        </draw:connector>
        <draw:connector draw:style-name="gr9" draw:text-style-name="P60" draw:layer="layout" draw:type="curve" svg:x1="16.494cm" svg:y1="4.974cm" svg:x2="16.482cm" svg:y2="9.796cm" svg:d="M16494 4974c0 3616-12 1206-12 4822" svg:viewBox="0 0 13 4823">
          <text:p><text:span text:style-name="T4"/></text:p>
        </draw:connector>
        <draw:connector draw:style-name="gr9" draw:text-style-name="P60" draw:layer="layout" draw:type="curve" svg:x1="16.594cm" svg:y1="4.732cm" svg:x2="16.462cm" svg:y2="5.869cm" svg:d="M16594 4732c0 853-132 285-132 1137" svg:viewBox="0 0 133 1138">
          <text:p text:style-name="P2"><text:span text:style-name="T23">`</text:span></text:p>
        </draw:connector>
        <draw:frame draw:style-name="gr63" draw:text-style-name="P39" draw:layer="layout" svg:width="1.303cm" svg:height="1.045cm" svg:x="10.413cm" svg:y="0.852cm">
          <draw:text-box>
            <text:p text:style-name="P2"><text:span text:style-name="T21">—</text:span></text:p>
          </draw:text-box>
        </draw:frame>
        <draw:path draw:style-name="gr68" draw:text-style-name="P49" draw:layer="layout" svg:width="2.031cm" svg:height="2.03cm" svg:x="5.29cm" svg:y="5.869cm" svg:viewBox="0 0 2032 2031" svg:d="M0 2031c0-677 0-1354 0-2031 677 0 1355 0 2032 0 0 677 0 1354 0 2031-677 0-1355 0-2032 0z">
          <text:p text:style-name="P2"><text:span text:style-name="T4"/></text:p>
        </draw:path>
        <draw:custom-shape draw:style-name="gr68" draw:text-style-name="P49" draw:layer="layout" svg:width="2.032cm" svg:height="2.031cm" svg:x="5.286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path draw:style-name="gr69" draw:text-style-name="P50" draw:layer="layout" svg:width="2.031cm" svg:height="2.03cm" svg:x="15.446cm" svg:y="5.869cm" svg:viewBox="0 0 2032 2031" svg:d="M0 2031c0-677 0-1354 0-2031 677 0 1355 0 2032 0 0 677 0 1354 0 2031-677 0-1355 0-2032 0z">
          <text:p text:style-name="P2"><text:span text:style-name="T4"/></text:p>
        </draw:path>
        <draw:custom-shape draw:style-name="gr69" draw:text-style-name="P50" draw:layer="layout" svg:width="2.032cm" svg:height="2.031cm" svg:x="15.442cm" svg:y="10.949cm">
          <text:p text:style-name="P2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51" draw:text-style-name="P38" draw:layer="layout" svg:width="2.032cm" svg:height="2.031cm" svg:x="5.286cm" svg:y="3.83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7.322cm" svg:y="3.838cm">
          <text:p/>
          <draw:enhanced-geometry svg:viewBox="0 0 21600 21600" draw:type="rectangle" draw:enhanced-path="M 0 0 L 21600 0 21600 21600 0 21600 0 0 Z N"/>
        </draw:custom-shape>
        <draw:path draw:style-name="gr2" draw:text-style-name="P57" xml:id="id35" draw:id="id35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2" draw:text-style-name="P57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5.286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5.29cm" svg:y="2.564cm">
          <draw:text-box>
            <text:p text:style-name="P2"><text:span text:style-name="T16">M</text:span><text:span text:style-name="T17">i</text:span><text:span text:style-name="T16">(0)=1</text:span></text:p>
          </draw:text-box>
        </draw:frame>
        <draw:frame draw:style-name="gr52" draw:text-style-name="P39" draw:layer="layout" svg:width="2.03cm" svg:height="2.732cm" svg:x="7.32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2.956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56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2.956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56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0.208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08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56cm" svg:y="0.851cm">
          <draw:text-box>
            <text:p text:style-name="P2"><text:span text:style-name="T18">E[ Y</text:span><text:span text:style-name="T19">i</text:span><text:span text:style-name="T18">(</text:span><text:span text:style-name="T18">1, 1</text:span><text:span text:style-name="T21">) </text:span><text:span text:style-name="T21">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5">CDE</text:span><text:span text:style-name="T5">_S</text:span></text:p>
          </draw:text-box>
        </draw:frame>
        <draw:line draw:style-name="gr72" draw:text-style-name="P41" draw:layer="layout" svg:x1="6.35cm" svg:y1="4.945cm" svg:x2="6.35cm" svg:y2="10.025cm">
          <text:p/>
        </draw:line>
        <draw:connector draw:style-name="gr7" draw:text-style-name="P41" draw:layer="layout" draw:type="curve" svg:x1="8.411cm" svg:y1="4.845cm" svg:x2="8.411cm" svg:y2="6.876cm" svg:d="M8411 4845v2031" svg:viewBox="0 0 1 2032">
          <text:p/>
        </draw:connector>
        <draw:connector draw:style-name="gr7" draw:text-style-name="P41" draw:layer="layout" draw:type="curve" svg:x1="6.338cm" svg:y1="4.974cm" svg:x2="6.326cm" svg:y2="9.796cm" svg:d="M6338 4974c0 3616-12 1206-12 4822" svg:viewBox="0 0 13 4823">
          <text:p/>
        </draw:connector>
        <draw:connector draw:style-name="gr9" draw:text-style-name="P41" draw:layer="layout" draw:type="curve" svg:x1="6.438cm" svg:y1="4.732cm" svg:x2="6.306cm" svg:y2="5.869cm" draw:end-shape="id35" svg:d="M6438 4732c0 459-132-109-132 1137" svg:viewBox="0 0 133 1138">
          <text:p text:style-name="P2"><text:span text:style-name="T22">`</text:span></text:p>
        </draw:connector>
        <draw:connector draw:style-name="gr7" draw:text-style-name="P41" draw:layer="layout" draw:type="curve" svg:x1="6.196cm" svg:y1="4.833cm" svg:x2="6.184cm" svg:y2="9.938cm" svg:d="M6196 4833c0 3829-12 1277-12 5105" svg:viewBox="0 0 13 5106">
          <text:p/>
        </draw:connector>
        <draw:custom-shape draw:style-name="gr59" draw:text-style-name="P43" draw:layer="layout" svg:width="2.032cm" svg:height="2.031cm" svg:x="15.442cm" svg:y="3.8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7.478cm" svg:y="3.838cm">
          <text:p/>
          <draw:enhanced-geometry svg:viewBox="0 0 21600 21600" draw:type="rectangle" draw:enhanced-path="M 0 0 L 21600 0 21600 21600 0 21600 0 0 Z N"/>
        </draw:custom-shape>
        <draw:path draw:style-name="gr2" draw:text-style-name="P57" xml:id="id36" draw:id="id36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2" draw:text-style-name="P57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5.442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15.446cm" svg:y="2.564cm">
          <draw:text-box>
            <text:p text:style-name="P2"><text:span text:style-name="T16">M</text:span><text:span text:style-name="T17">i</text:span><text:span text:style-name="T16">(0)=1</text:span></text:p>
          </draw:text-box>
        </draw:frame>
        <draw:frame draw:style-name="gr52" draw:text-style-name="P39" draw:layer="layout" svg:width="2.03cm" svg:height="2.732cm" svg:x="17.476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13.112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13.112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13.112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13.112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10.458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10.458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12cm" svg:y="0.851cm">
          <draw:text-box>
            <text:p text:style-name="P2"><text:span text:style-name="T18">E[ Y</text:span><text:span text:style-name="T19">i</text:span><text:span text:style-name="T18">(</text:span><text:span text:style-name="T18">0, 0</text:span><text:span text:style-name="T21">) </text:span><text:span text:style-name="T21">| . . . ]</text:span></text:p>
          </draw:text-box>
        </draw:frame>
        <draw:line draw:style-name="gr72" draw:text-style-name="P41" draw:layer="layout" svg:x1="16.506cm" svg:y1="4.945cm" svg:x2="16.506cm" svg:y2="10.025cm">
          <text:p/>
        </draw:line>
        <draw:connector draw:style-name="gr7" draw:text-style-name="P41" draw:layer="layout" draw:type="curve" svg:x1="18.567cm" svg:y1="4.845cm" svg:x2="18.567cm" svg:y2="6.876cm" svg:d="M18567 4845v2031" svg:viewBox="0 0 1 2032">
          <text:p/>
        </draw:connector>
        <draw:connector draw:style-name="gr7" draw:text-style-name="P41" draw:layer="layout" draw:type="curve" svg:x1="16.494cm" svg:y1="4.974cm" svg:x2="16.482cm" svg:y2="9.796cm" svg:d="M16494 4974c0 3616-12 1206-12 4822" svg:viewBox="0 0 13 4823">
          <text:p/>
        </draw:connector>
        <draw:connector draw:style-name="gr9" draw:text-style-name="P41" draw:layer="layout" draw:type="curve" svg:x1="16.594cm" svg:y1="4.732cm" svg:x2="16.462cm" svg:y2="5.869cm" draw:end-shape="id36" svg:d="M16594 4732c0 459-132-109-132 1137" svg:viewBox="0 0 133 1138">
          <text:p text:style-name="P2"><text:span text:style-name="T22">`</text:span></text:p>
        </draw:connector>
        <draw:frame draw:style-name="gr63" draw:text-style-name="P39" draw:layer="layout" svg:width="1.303cm" svg:height="1.045cm" svg:x="10.413cm" svg:y="0.852cm">
          <draw:text-box>
            <text:p text:style-name="P2"><text:span text:style-name="T21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51" draw:text-style-name="P38" draw:layer="layout" svg:width="2.032cm" svg:height="2.031cm" svg:x="5.299cm" svg:y="3.83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7.335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35cm" svg:y="5.86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5.299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35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35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5.303cm" svg:y="2.564cm">
          <draw:text-box>
            <text:p text:style-name="P2"><text:span text:style-name="T16">M</text:span><text:span text:style-name="T17">i</text:span><text:span text:style-name="T16">(0)=1</text:span></text:p>
          </draw:text-box>
        </draw:frame>
        <draw:frame draw:style-name="gr52" draw:text-style-name="P39" draw:layer="layout" svg:width="2.03cm" svg:height="2.732cm" svg:x="7.333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2.969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69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2.969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69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0.221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2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21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2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69cm" svg:y="0.851cm">
          <draw:text-box>
            <text:p text:style-name="P2"><text:span text:style-name="T18">E[ Y</text:span><text:span text:style-name="T19">i</text:span><text:span text:style-name="T18">(</text:span><text:span text:style-name="T18">1, 1</text:span><text:span text:style-name="T21">) </text:span><text:span text:style-name="T21">| . . . ]</text:span></text:p>
          </draw:text-box>
        </draw:frame>
        <draw:frame draw:style-name="gr10" draw:text-style-name="P7" draw:layer="layout" svg:width="9.906cm" svg:height="0.996cm" svg:x="0.013cm" svg:y="14.089cm">
          <draw:text-box>
            <text:p><text:span text:style-name="T5">CDE</text:span><text:span text:style-name="T5">_S </text:span><text:span text:style-name="T5">boun</text:span><text:span text:style-name="T5">ds</text:span></text:p>
          </draw:text-box>
        </draw:frame>
        <draw:line draw:style-name="gr72" draw:text-style-name="P41" draw:layer="layout" svg:x1="6.363cm" svg:y1="4.945cm" svg:x2="6.363cm" svg:y2="10.025cm">
          <text:p/>
        </draw:line>
        <draw:connector draw:style-name="gr7" draw:text-style-name="P41" draw:layer="layout" draw:type="curve" svg:x1="8.424cm" svg:y1="4.845cm" svg:x2="8.424cm" svg:y2="6.876cm" svg:d="M8424 4845v2031" svg:viewBox="0 0 1 2032">
          <text:p/>
        </draw:connector>
        <draw:connector draw:style-name="gr7" draw:text-style-name="P41" draw:layer="layout" draw:type="curve" svg:x1="6.351cm" svg:y1="4.974cm" svg:x2="6.339cm" svg:y2="9.796cm" svg:d="M6351 4974c0 3616-12 1206-12 4822" svg:viewBox="0 0 13 4823">
          <text:p/>
        </draw:connector>
        <draw:connector draw:style-name="gr9" draw:text-style-name="P41" draw:layer="layout" draw:type="curve" svg:x1="6.451cm" svg:y1="4.732cm" svg:x2="6.319cm" svg:y2="5.869cm" svg:d="M6451 4732c0 853-132 285-132 1137" svg:viewBox="0 0 133 1138">
          <text:p text:style-name="P2"><text:span text:style-name="T22">`</text:span></text:p>
        </draw:connector>
        <draw:connector draw:style-name="gr7" draw:text-style-name="P41" draw:layer="layout" draw:type="curve" svg:x1="6.209cm" svg:y1="4.833cm" svg:x2="6.197cm" svg:y2="9.938cm" svg:d="M6209 4833c0 3829-12 1277-12 5105" svg:viewBox="0 0 13 5106">
          <text:p/>
        </draw:connector>
        <draw:custom-shape draw:style-name="gr59" draw:text-style-name="P43" draw:layer="layout" svg:width="2.032cm" svg:height="2.031cm" svg:x="15.455cm" svg:y="3.8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7.491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91cm" svg:y="5.86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5.455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91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91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15.459cm" svg:y="2.564cm">
          <draw:text-box>
            <text:p text:style-name="P2"><text:span text:style-name="T16">M</text:span><text:span text:style-name="T17">i</text:span><text:span text:style-name="T16">(0)=1</text:span></text:p>
          </draw:text-box>
        </draw:frame>
        <draw:frame draw:style-name="gr52" draw:text-style-name="P39" draw:layer="layout" svg:width="2.03cm" svg:height="2.732cm" svg:x="17.489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13.125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13.125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13.125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13.125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10.471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2.156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10.471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2.156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25cm" svg:y="0.851cm">
          <draw:text-box>
            <text:p text:style-name="P2"><text:span text:style-name="T18">E[ Y</text:span><text:span text:style-name="T19">i</text:span><text:span text:style-name="T18">(</text:span><text:span text:style-name="T18">0, 1</text:span><text:span text:style-name="T21">) | </text:span><text:span text:style-name="T21">. . . ]</text:span></text:p>
          </draw:text-box>
        </draw:frame>
        <draw:line draw:style-name="gr72" draw:text-style-name="P41" draw:layer="layout" svg:x1="16.519cm" svg:y1="4.945cm" svg:x2="16.519cm" svg:y2="10.025cm">
          <text:p/>
        </draw:line>
        <draw:connector draw:style-name="gr7" draw:text-style-name="P41" draw:layer="layout" draw:type="curve" svg:x1="18.58cm" svg:y1="4.845cm" svg:x2="18.58cm" svg:y2="6.876cm" svg:d="M18580 4845v2031" svg:viewBox="0 0 1 2032">
          <text:p/>
        </draw:connector>
        <draw:connector draw:style-name="gr7" draw:text-style-name="P41" draw:layer="layout" draw:type="curve" svg:x1="16.507cm" svg:y1="4.974cm" svg:x2="16.495cm" svg:y2="9.796cm" svg:d="M16507 4974c0 3616-12 1206-12 4822" svg:viewBox="0 0 13 4823">
          <text:p/>
        </draw:connector>
        <draw:connector draw:style-name="gr9" draw:text-style-name="P41" draw:layer="layout" draw:type="curve" svg:x1="16.607cm" svg:y1="4.732cm" svg:x2="16.475cm" svg:y2="5.869cm" svg:d="M16607 4732c0 853-132 285-132 1137" svg:viewBox="0 0 133 1138">
          <text:p text:style-name="P2"><text:span text:style-name="T22">`</text:span></text:p>
        </draw:connector>
        <draw:frame draw:style-name="gr63" draw:text-style-name="P39" draw:layer="layout" svg:width="1.303cm" svg:height="1.045cm" svg:x="10.426cm" svg:y="0.852cm">
          <draw:text-box>
            <text:p text:style-name="P2"><text:span text:style-name="T21">—</text:span></text:p>
          </draw:text-box>
        </draw:frame>
        <draw:path draw:style-name="gr75" draw:text-style-name="P61" draw:layer="layout" svg:width="2.031cm" svg:height="2.03cm" svg:x="5.303cm" svg:y="5.869cm" svg:viewBox="0 0 2032 2031" svg:d="M0 2031c0-677 0-1354 0-2031 677 0 1355 0 2032 0 0 677 0 1354 0 2031-677 0-1355 0-2032 0z">
          <text:p/>
        </draw:path>
        <draw:custom-shape draw:style-name="gr75" draw:text-style-name="P61" draw:layer="layout" svg:width="2.032cm" svg:height="2.031cm" svg:x="5.299cm" svg:y="10.949cm">
          <text:p/>
          <draw:enhanced-geometry svg:viewBox="0 0 21600 21600" draw:type="rectangle" draw:enhanced-path="M 0 0 L 21600 0 21600 21600 0 21600 0 0 Z N"/>
        </draw:custom-shape>
        <draw:path draw:style-name="gr76" draw:text-style-name="P62" draw:layer="layout" svg:width="2.031cm" svg:height="2.03cm" svg:x="15.459cm" svg:y="5.869cm" svg:viewBox="0 0 2032 2031" svg:d="M0 2031c0-677 0-1354 0-2031 677 0 1355 0 2032 0 0 677 0 1354 0 2031-677 0-1355 0-2032 0z">
          <text:p/>
        </draw:path>
        <draw:custom-shape draw:style-name="gr76" draw:text-style-name="P62" draw:layer="layout" svg:width="2.032cm" svg:height="2.031cm" svg:x="15.455cm" svg:y="10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51" draw:text-style-name="P38" draw:layer="layout" svg:width="2.032cm" svg:height="2.031cm" svg:x="5.299cm" svg:y="3.83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7.335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35cm" svg:y="5.8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3" draw:layer="layout" svg:width="2.032cm" svg:height="2.031cm" svg:x="5.299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35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35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5.303cm" svg:y="2.564cm">
          <draw:text-box>
            <text:p text:style-name="P2"><text:span text:style-name="T16">M</text:span><text:span text:style-name="T17">i</text:span><text:span text:style-name="T16">(0)=1</text:span></text:p>
          </draw:text-box>
        </draw:frame>
        <draw:frame draw:style-name="gr52" draw:text-style-name="P39" draw:layer="layout" svg:width="2.03cm" svg:height="2.732cm" svg:x="7.333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2.969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69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2.969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69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0.221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2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21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2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69cm" svg:y="0.851cm">
          <draw:text-box>
            <text:p text:style-name="P2"><text:span text:style-name="T18">E[ Y</text:span><text:span text:style-name="T19">i</text:span><text:span text:style-name="T18">(</text:span><text:span text:style-name="T18">1, 1</text:span><text:span text:style-name="T21">) </text:span><text:span text:style-name="T21">| . . . ]</text:span></text:p>
          </draw:text-box>
        </draw:frame>
        <draw:frame draw:style-name="gr10" draw:text-style-name="P7" draw:layer="layout" svg:width="9.906cm" svg:height="0.996cm" svg:x="0.013cm" svg:y="14.089cm">
          <draw:text-box>
            <text:p><text:span text:style-name="T5">esti</text:span><text:span text:style-name="T5">mato</text:span><text:span text:style-name="T5">r</text:span></text:p>
          </draw:text-box>
        </draw:frame>
        <draw:line draw:style-name="gr72" draw:text-style-name="P41" draw:layer="layout" svg:x1="6.363cm" svg:y1="4.945cm" svg:x2="6.363cm" svg:y2="10.025cm">
          <text:p/>
        </draw:line>
        <draw:connector draw:style-name="gr7" draw:text-style-name="P41" draw:layer="layout" draw:type="curve" svg:x1="8.424cm" svg:y1="4.845cm" svg:x2="8.424cm" svg:y2="6.876cm" svg:d="M8424 4845v2031" svg:viewBox="0 0 1 2032">
          <text:p/>
        </draw:connector>
        <draw:connector draw:style-name="gr7" draw:text-style-name="P41" draw:layer="layout" draw:type="curve" svg:x1="6.351cm" svg:y1="4.974cm" svg:x2="6.339cm" svg:y2="9.796cm" svg:d="M6351 4974c0 3616-12 1206-12 4822" svg:viewBox="0 0 13 4823">
          <text:p/>
        </draw:connector>
        <draw:connector draw:style-name="gr9" draw:text-style-name="P41" draw:layer="layout" draw:type="curve" svg:x1="6.451cm" svg:y1="4.732cm" svg:x2="6.319cm" svg:y2="5.869cm" svg:d="M6451 4732c0 853-132 285-132 1137" svg:viewBox="0 0 133 1138">
          <text:p text:style-name="P2"><text:span text:style-name="T22">`</text:span></text:p>
        </draw:connector>
        <draw:connector draw:style-name="gr7" draw:text-style-name="P41" draw:layer="layout" draw:type="curve" svg:x1="6.209cm" svg:y1="4.833cm" svg:x2="6.197cm" svg:y2="9.938cm" svg:d="M6209 4833c0 3829-12 1277-12 5105" svg:viewBox="0 0 13 5106">
          <text:p/>
        </draw:connector>
        <draw:custom-shape draw:style-name="gr77" draw:text-style-name="P64" draw:layer="layout" svg:width="2.032cm" svg:height="2.031cm" svg:x="15.455cm" svg:y="3.83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4" draw:layer="layout" svg:width="2.032cm" svg:height="2.031cm" svg:x="17.491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91cm" svg:y="5.86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5.455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91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91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15.459cm" svg:y="2.564cm">
          <draw:text-box>
            <text:p text:style-name="P2"><text:span text:style-name="T16">M</text:span><text:span text:style-name="T17">i</text:span><text:span text:style-name="T16">(0)=1</text:span></text:p>
          </draw:text-box>
        </draw:frame>
        <draw:frame draw:style-name="gr52" draw:text-style-name="P39" draw:layer="layout" svg:width="2.03cm" svg:height="2.732cm" svg:x="17.489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13.125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13.125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13.125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13.125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10.471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2.156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10.471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2.156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25cm" svg:y="0.851cm">
          <draw:text-box>
            <text:p text:style-name="P2"><text:span text:style-name="T18">E[ Y</text:span><text:span text:style-name="T19">i</text:span><text:span text:style-name="T18">(</text:span><text:span text:style-name="T18">0, 1</text:span><text:span text:style-name="T21">) | </text:span><text:span text:style-name="T21">. . . ]</text:span></text:p>
          </draw:text-box>
        </draw:frame>
        <draw:line draw:style-name="gr72" draw:text-style-name="P41" draw:layer="layout" svg:x1="16.519cm" svg:y1="4.945cm" svg:x2="16.519cm" svg:y2="10.025cm">
          <text:p/>
        </draw:line>
        <draw:connector draw:style-name="gr7" draw:text-style-name="P41" draw:layer="layout" draw:type="curve" svg:x1="18.58cm" svg:y1="4.845cm" svg:x2="18.58cm" svg:y2="6.876cm" svg:d="M18580 4845v2031" svg:viewBox="0 0 1 2032">
          <text:p/>
        </draw:connector>
        <draw:connector draw:style-name="gr7" draw:text-style-name="P41" draw:layer="layout" draw:type="curve" svg:x1="16.507cm" svg:y1="4.974cm" svg:x2="16.495cm" svg:y2="9.796cm" svg:d="M16507 4974c0 3616-12 1206-12 4822" svg:viewBox="0 0 13 4823">
          <text:p/>
        </draw:connector>
        <draw:connector draw:style-name="gr9" draw:text-style-name="P41" draw:layer="layout" draw:type="curve" svg:x1="16.607cm" svg:y1="4.732cm" svg:x2="16.475cm" svg:y2="5.869cm" svg:d="M16607 4732c0 853-132 285-132 1137" svg:viewBox="0 0 133 1138">
          <text:p text:style-name="P2"><text:span text:style-name="T22">`</text:span></text:p>
        </draw:connector>
        <draw:frame draw:style-name="gr63" draw:text-style-name="P39" draw:layer="layout" svg:width="1.303cm" svg:height="1.045cm" svg:x="10.426cm" svg:y="0.852cm">
          <draw:text-box>
            <text:p text:style-name="P2"><text:span text:style-name="T21">—</text:span></text:p>
          </draw:text-box>
        </draw:frame>
        <draw:path draw:style-name="gr78" draw:text-style-name="P65" draw:layer="layout" svg:width="2.031cm" svg:height="2.03cm" svg:x="5.303cm" svg:y="5.869cm" svg:viewBox="0 0 2032 2031" svg:d="M0 2031c0-677 0-1354 0-2031 677 0 1355 0 2032 0 0 677 0 1354 0 2031-677 0-1355 0-2032 0z">
          <text:p/>
        </draw:path>
        <draw:custom-shape draw:style-name="gr78" draw:text-style-name="P65" draw:layer="layout" svg:width="2.032cm" svg:height="2.031cm" svg:x="5.299cm" svg:y="10.949cm">
          <text:p/>
          <draw:enhanced-geometry svg:viewBox="0 0 21600 21600" draw:type="rectangle" draw:enhanced-path="M 0 0 L 21600 0 21600 21600 0 21600 0 0 Z N"/>
        </draw:custom-shape>
        <draw:path draw:style-name="gr79" draw:text-style-name="P66" draw:layer="layout" svg:width="2.031cm" svg:height="2.03cm" svg:x="15.459cm" svg:y="5.869cm" svg:viewBox="0 0 2032 2031" svg:d="M0 2031c0-677 0-1354 0-2031 677 0 1355 0 2032 0 0 677 0 1354 0 2031-677 0-1355 0-2032 0z">
          <text:p/>
        </draw:path>
        <draw:custom-shape draw:style-name="gr59" draw:text-style-name="P43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51" draw:text-style-name="P38" draw:layer="layout" svg:width="2.032cm" svg:height="2.031cm" svg:x="5.299cm" svg:y="3.83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2.032cm" svg:height="2.031cm" svg:x="7.335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35cm" svg:y="5.8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3" draw:layer="layout" svg:width="2.032cm" svg:height="2.031cm" svg:x="5.299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35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7.335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5.303cm" svg:y="2.564cm">
          <draw:text-box>
            <text:p text:style-name="P2"><text:span text:style-name="T16">M</text:span><text:span text:style-name="T17">i</text:span><text:span text:style-name="T16">(0)=1</text:span></text:p>
          </draw:text-box>
        </draw:frame>
        <draw:frame draw:style-name="gr52" draw:text-style-name="P39" draw:layer="layout" svg:width="2.03cm" svg:height="2.732cm" svg:x="7.333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2.969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69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2.969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2.969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0.221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2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0.221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2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3.269cm" svg:y="0.851cm">
          <draw:text-box>
            <text:p text:style-name="P2"><text:span text:style-name="T18">E[ Y</text:span><text:span text:style-name="T19">i</text:span><text:span text:style-name="T18">(</text:span><text:span text:style-name="T18">1, 1</text:span><text:span text:style-name="T21">) </text:span><text:span text:style-name="T21">| . . . ]</text:span></text:p>
          </draw:text-box>
        </draw:frame>
        <draw:frame draw:style-name="gr10" draw:text-style-name="P7" draw:layer="layout" svg:width="9.906cm" svg:height="0.996cm" svg:x="0.013cm" svg:y="14.089cm">
          <draw:text-box>
            <text:p><text:span text:style-name="T5">esti</text:span><text:span text:style-name="T5">mato</text:span><text:span text:style-name="T5">r</text:span></text:p>
          </draw:text-box>
        </draw:frame>
        <draw:line draw:style-name="gr72" draw:text-style-name="P41" draw:layer="layout" svg:x1="6.363cm" svg:y1="4.945cm" svg:x2="6.363cm" svg:y2="10.025cm">
          <text:p/>
        </draw:line>
        <draw:connector draw:style-name="gr7" draw:text-style-name="P41" draw:layer="layout" draw:type="curve" svg:x1="8.424cm" svg:y1="4.845cm" svg:x2="8.424cm" svg:y2="6.876cm" svg:d="M8424 4845v2031" svg:viewBox="0 0 1 2032">
          <text:p/>
        </draw:connector>
        <draw:connector draw:style-name="gr7" draw:text-style-name="P41" draw:layer="layout" draw:type="curve" svg:x1="6.351cm" svg:y1="4.974cm" svg:x2="6.339cm" svg:y2="9.796cm" svg:d="M6351 4974c0 3616-12 1206-12 4822" svg:viewBox="0 0 13 4823">
          <text:p/>
        </draw:connector>
        <draw:connector draw:style-name="gr9" draw:text-style-name="P41" draw:layer="layout" draw:type="curve" svg:x1="6.451cm" svg:y1="4.732cm" svg:x2="6.319cm" svg:y2="5.869cm" svg:d="M6451 4732c0 853-132 285-132 1137" svg:viewBox="0 0 133 1138">
          <text:p text:style-name="P2"><text:span text:style-name="T22">`</text:span></text:p>
        </draw:connector>
        <draw:connector draw:style-name="gr7" draw:text-style-name="P41" draw:layer="layout" draw:type="curve" svg:x1="6.209cm" svg:y1="4.833cm" svg:x2="6.197cm" svg:y2="9.938cm" svg:d="M6209 4833c0 3829-12 1277-12 5105" svg:viewBox="0 0 13 5106">
          <text:p/>
        </draw:connector>
        <draw:custom-shape draw:style-name="gr77" draw:text-style-name="P64" draw:layer="layout" svg:width="2.032cm" svg:height="2.031cm" svg:x="15.455cm" svg:y="3.83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4" draw:layer="layout" svg:width="2.032cm" svg:height="2.031cm" svg:x="17.491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91cm" svg:y="5.86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2.032cm" svg:height="2.031cm" svg:x="15.455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91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2.032cm" svg:height="2.031cm" svg:x="17.491cm" svg:y="10.949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2.03cm" svg:height="2.732cm" svg:x="15.459cm" svg:y="2.564cm">
          <draw:text-box>
            <text:p text:style-name="P2"><text:span text:style-name="T16">M</text:span><text:span text:style-name="T17">i</text:span><text:span text:style-name="T16">(0)=1</text:span></text:p>
          </draw:text-box>
        </draw:frame>
        <draw:frame draw:style-name="gr52" draw:text-style-name="P39" draw:layer="layout" svg:width="2.03cm" svg:height="2.732cm" svg:x="17.489cm" svg:y="2.564cm">
          <draw:text-box>
            <text:p text:style-name="P2"><text:span text:style-name="T16">M</text:span><text:span text:style-name="T17">i</text:span><text:span text:style-name="T16">(0)=0</text:span></text:p>
          </draw:text-box>
        </draw:frame>
        <draw:frame draw:style-name="gr52" draw:text-style-name="P40" draw:layer="layout" svg:width="2.03cm" svg:height="2.732cm" svg:x="13.125cm" svg:y="4.488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13.125cm" svg:y="6.558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2" draw:text-style-name="P40" draw:layer="layout" svg:width="2.03cm" svg:height="2.732cm" svg:x="13.125cm" svg:y="9.579cm">
          <draw:text-box>
            <text:p text:style-name="P4"><text:span text:style-name="T16">M</text:span><text:span text:style-name="T17">i</text:span><text:span text:style-name="T16">(1)=1</text:span></text:p>
          </draw:text-box>
        </draw:frame>
        <draw:frame draw:style-name="gr52" draw:text-style-name="P40" draw:layer="layout" svg:width="2.03cm" svg:height="2.732cm" svg:x="13.125cm" svg:y="11.611cm">
          <draw:text-box>
            <text:p text:style-name="P4"><text:span text:style-name="T16">M</text:span><text:span text:style-name="T17">i</text:span><text:span text:style-name="T16">(1)=0</text:span></text:p>
          </draw:text-box>
        </draw:frame>
        <draw:frame draw:style-name="gr53" draw:text-style-name="P39" draw:layer="layout" svg:width="2.03cm" svg:height="1.898cm" svg:x="10.471cm" svg:y="5.504cm">
          <draw:text-box>
            <text:p text:style-name="P2"><text:span text:style-name="T16">D</text:span><text:span text:style-name="T17">i</text:span><text:span text:style-name="T16">=1</text:span></text:p>
          </draw:text-box>
        </draw:frame>
        <draw:custom-shape draw:style-name="gr54" draw:text-style-name="P41" draw:layer="layout" svg:width="0.511cm" svg:height="4.062cm" svg:x="12.156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39" draw:layer="layout" svg:width="2.03cm" svg:height="1.898cm" svg:x="10.471cm" svg:y="10.584cm">
          <draw:text-box>
            <text:p text:style-name="P2"><text:span text:style-name="T16">D</text:span><text:span text:style-name="T17">i</text:span><text:span text:style-name="T16">=0</text:span></text:p>
          </draw:text-box>
        </draw:frame>
        <draw:custom-shape draw:style-name="gr54" draw:text-style-name="P41" draw:layer="layout" svg:width="0.511cm" svg:height="4.062cm" svg:x="12.156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5.843cm" svg:height="1.977cm" svg:x="13.425cm" svg:y="0.851cm">
          <draw:text-box>
            <text:p text:style-name="P2"><text:span text:style-name="T18">E[ Y</text:span><text:span text:style-name="T19">i</text:span><text:span text:style-name="T18">(</text:span><text:span text:style-name="T18">0, 1</text:span><text:span text:style-name="T21">) | </text:span><text:span text:style-name="T21">. . . ]</text:span></text:p>
          </draw:text-box>
        </draw:frame>
        <draw:line draw:style-name="gr72" draw:text-style-name="P41" draw:layer="layout" svg:x1="16.519cm" svg:y1="4.945cm" svg:x2="16.519cm" svg:y2="10.025cm">
          <text:p/>
        </draw:line>
        <draw:connector draw:style-name="gr7" draw:text-style-name="P41" draw:layer="layout" draw:type="curve" svg:x1="18.58cm" svg:y1="4.845cm" svg:x2="18.58cm" svg:y2="6.876cm" svg:d="M18580 4845v2031" svg:viewBox="0 0 1 2032">
          <text:p/>
        </draw:connector>
        <draw:connector draw:style-name="gr7" draw:text-style-name="P41" draw:layer="layout" draw:type="curve" svg:x1="16.507cm" svg:y1="4.974cm" svg:x2="16.495cm" svg:y2="9.796cm" svg:d="M16507 4974c0 3616-12 1206-12 4822" svg:viewBox="0 0 13 4823">
          <text:p/>
        </draw:connector>
        <draw:connector draw:style-name="gr9" draw:text-style-name="P41" draw:layer="layout" draw:type="curve" svg:x1="16.607cm" svg:y1="4.732cm" svg:x2="16.475cm" svg:y2="5.869cm" svg:d="M16607 4732c0 853-132 285-132 1137" svg:viewBox="0 0 133 1138">
          <text:p text:style-name="P2"><text:span text:style-name="T22">`</text:span></text:p>
        </draw:connector>
        <draw:frame draw:style-name="gr63" draw:text-style-name="P39" draw:layer="layout" svg:width="1.303cm" svg:height="1.045cm" svg:x="10.426cm" svg:y="0.852cm">
          <draw:text-box>
            <text:p text:style-name="P2"><text:span text:style-name="T21">—</text:span></text:p>
          </draw:text-box>
        </draw:frame>
        <draw:path draw:style-name="gr78" draw:text-style-name="P65" draw:layer="layout" svg:width="2.031cm" svg:height="2.03cm" svg:x="5.303cm" svg:y="5.869cm" svg:viewBox="0 0 2032 2031" svg:d="M0 2031c0-677 0-1354 0-2031 677 0 1355 0 2032 0 0 677 0 1354 0 2031-677 0-1355 0-2032 0z">
          <text:p/>
        </draw:path>
        <draw:custom-shape draw:style-name="gr78" draw:text-style-name="P65" draw:layer="layout" svg:width="2.032cm" svg:height="2.031cm" svg:x="5.299cm" svg:y="10.949cm">
          <text:p/>
          <draw:enhanced-geometry svg:viewBox="0 0 21600 21600" draw:type="rectangle" draw:enhanced-path="M 0 0 L 21600 0 21600 21600 0 21600 0 0 Z N"/>
        </draw:custom-shape>
        <draw:path draw:style-name="gr79" draw:text-style-name="P66" draw:layer="layout" svg:width="2.031cm" svg:height="2.03cm" svg:x="15.459cm" svg:y="5.869cm" svg:viewBox="0 0 2032 2031" svg:d="M0 2031c0-677 0-1354 0-2031 677 0 1355 0 2032 0 0 677 0 1354 0 2031-677 0-1355 0-2032 0z">
          <text:p/>
        </draw:path>
        <draw:custom-shape draw:style-name="gr76" draw:text-style-name="P62" draw:layer="layout" svg:width="2.032cm" svg:height="2.031cm" svg:x="15.455cm" svg:y="10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20" presentation:class="page"/>
          <draw:frame presentation:style-name="pr2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Hatching_20_1" draw:display-name="Hatching 1" draw:style="double" draw:color="#b2b2b2" draw:distance="0.203cm" draw:rotation="450"/>
    <draw:hatch draw:name="Hatching_20_2" draw:display-name="Hatching 2" draw:style="double" draw:color="#b2b2b2" draw:distance="0.61cm" draw:rotation="450"/>
    <draw:hatch draw:name="Hatching_20_3" draw:display-name="Hatching 3" draw:style="double" draw:color="#b2b2b2" draw:distance="0.406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a31f34" draw:marker-start-width="0.203cm" draw:marker-start-center="false" draw:marker-end-width="0.203cm" draw:marker-end-center="false" draw:fill="solid" draw:fill-color="#a31f3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aleway" fo:font-family="Raleway" style:font-style-name="Regular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aleway" fo:font-family="Raleway" style:font-style-name="Regular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2cm" fo:margin-bottom="0cm" fo:text-indent="0cm"/>
      <style:text-properties fo:font-size="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5cm" fo:margin-bottom="0cm" fo:text-indent="0cm"/>
      <style:text-properties fo:font-size="23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9cm" fo:margin-bottom="0cm" fo:text-indent="0cm"/>
      <style:text-properties fo:font-size="19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8.288cm" svg:height="2.544cm" svg:x="1.016cm" svg:y="0.608cm" presentation:class="title" presentation:placeholder="true">
        <draw:text-box/>
      </draw:frame>
      <draw:frame presentation:style-name="Default-outline1" draw:layer="backgroundobjects" svg:width="18.288cm" svg:height="8.838cm" svg:x="1.016cm" svg:y="3.562cm" presentation:class="outline" presentation:placeholder="true">
        <draw:text-box/>
      </draw:frame>
      <draw:frame presentation:style-name="Mpr1" draw:text-style-name="MP2" draw:layer="backgroundobjects" svg:width="4.734cm" svg:height="1.05cm" svg:x="1.016cm" svg:y="13.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4cm" svg:height="1.05cm" svg:x="6.944cm" svg:y="13.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34cm" svg:height="1.05cm" svg:x="14.564cm" svg:y="13.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an Knox</meta:initial-creator>
    <meta:creation-date>2018-12-15T02:48:50.789621092</meta:creation-date>
    <dc:date>2018-12-19T17:50:04.393615733</dc:date>
    <dc:creator>Dean Knox</dc:creator>
    <meta:editing-duration>PT3H28M25S</meta:editing-duration>
    <meta:editing-cycles>24</meta:editing-cycles>
    <meta:generator>LibreOffice/6.0.6.2$Linux_X86_64 LibreOffice_project/00m0$Build-2</meta:generator>
    <meta:document-statistic meta:object-count="1176"/>
  </office:meta>
</office:document-meta>
</file>